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/>
    <style:style style:name="T1_2" style:family="text"/>
    <style:style style:name="P2" style:family="paragraph" style:parent-style-name="Standard">
      <style:paragraph-properties fo:break-before="auto" fo:line-height="100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P3" style:family="paragraph" style:parent-style-name="Standard">
      <style:paragraph-properties fo:break-before="auto" fo:line-height="100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P4" style:family="paragraph" style:parent-style-name="Standard">
      <style:paragraph-properties fo:break-before="auto" fo:line-height="100%" style:writing-mode="lr-tb"/>
    </style:style>
    <style:style style:name="Table1" style:family="table">
      <style:table-properties table:align="left" style:width="17.59cm" fo:margin-left="0.097cm"/>
    </style:style>
    <style:style style:name="Column1" style:family="table-column">
      <style:table-column-properties style:column-width="5.863cm"/>
    </style:style>
    <style:style style:name="Column2" style:family="table-column">
      <style:table-column-properties style:column-width="5.863cm"/>
    </style:style>
    <style:style style:name="Column3" style:family="table-column">
      <style:table-column-properties style:column-width="5.863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2" style:family="table-row"/>
    <style:style style:name="Cell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3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9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6" style:family="table-row"/>
    <style:style style:name="Cell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7" style:family="table-row"/>
    <style:style style:name="Cell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8" style:family="table-row"/>
    <style:style style:name="Cell2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" style:family="table-row"/>
    <style:style style:name="Cell2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" style:family="table-row"/>
    <style:style style:name="Cell2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1" style:family="table-row"/>
    <style:style style:name="Cell3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2" style:family="table-row"/>
    <style:style style:name="Cell3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3" style:family="table-row"/>
    <style:style style:name="Cell3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4" style:family="table-row"/>
    <style:style style:name="Cell4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5" style:family="table-row"/>
    <style:style style:name="Cell4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6" style:family="table-row"/>
    <style:style style:name="Cell4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7" style:family="table-row"/>
    <style:style style:name="Cell4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8" style:family="table-row"/>
    <style:style style:name="Cell5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9" style:family="table-row"/>
    <style:style style:name="Cell5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0" style:family="table-row"/>
    <style:style style:name="Cell5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1" style:family="table-row"/>
    <style:style style:name="Cell6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2" style:family="table-row"/>
    <style:style style:name="Cell6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3" style:family="table-row"/>
    <style:style style:name="Cell6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4" style:family="table-row"/>
    <style:style style:name="Cell7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5" style:family="table-row"/>
    <style:style style:name="Cell7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6" style:family="table-row"/>
    <style:style style:name="Cell7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7" style:family="table-row"/>
    <style:style style:name="Cell7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8" style:family="table-row"/>
    <style:style style:name="Cell8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9" style:family="table-row"/>
    <style:style style:name="Cell8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0" style:family="table-row"/>
    <style:style style:name="Cell8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9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1" style:family="table-row"/>
    <style:style style:name="Cell9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9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9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2" style:family="table-row"/>
    <style:style style:name="Cell9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9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9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3" style:family="table-row"/>
    <style:style style:name="Cell9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9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9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4" style:family="table-row"/>
    <style:style style:name="Cell10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0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0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5" style:family="table-row"/>
    <style:style style:name="Cell10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0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0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6" style:family="table-row"/>
    <style:style style:name="Cell10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0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0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7" style:family="table-row"/>
    <style:style style:name="Cell10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8" style:family="table-row"/>
    <style:style style:name="Cell1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9" style:family="table-row"/>
    <style:style style:name="Cell1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0" style:family="table-row"/>
    <style:style style:name="Cell1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1" style:family="table-row"/>
    <style:style style:name="Cell12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2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2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2" style:family="table-row"/>
    <style:style style:name="Cell1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2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2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3" style:family="table-row"/>
    <style:style style:name="Cell12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2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2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4" style:family="table-row"/>
    <style:style style:name="Cell13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3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3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5" style:family="table-row"/>
    <style:style style:name="Cell13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3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3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6" style:family="table-row"/>
    <style:style style:name="Cell13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3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3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3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3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3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7" style:family="table-row"/>
    <style:style style:name="Cell13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7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7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4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4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8" style:family="table-row"/>
    <style:style style:name="Cell14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1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1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4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4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9" style:family="table-row"/>
    <style:style style:name="Cell14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5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5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5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4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4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0" style:family="table-row"/>
    <style:style style:name="Cell14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9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9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9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9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4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5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1" style:family="table-row"/>
    <style:style style:name="Cell15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3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3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3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5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5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2" style:family="table-row"/>
    <style:style style:name="Cell15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7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7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5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5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3" style:family="table-row"/>
    <style:style style:name="Cell15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1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1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5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5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4" style:family="table-row"/>
    <style:style style:name="Cell16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5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5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5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6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6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5" style:family="table-row"/>
    <style:style style:name="Cell16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9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9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9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9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6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6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6" style:family="table-row"/>
    <style:style style:name="Cell16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3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3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3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6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6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7" style:family="table-row"/>
    <style:style style:name="Cell16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7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7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7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7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8" style:family="table-row"/>
    <style:style style:name="Cell17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1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1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7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7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9" style:family="table-row"/>
    <style:style style:name="Cell17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5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5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5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7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7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60" style:family="table-row"/>
    <style:style style:name="Cell17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9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9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9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9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7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8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61" style:family="table-row"/>
    <style:style style:name="Cell18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3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3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3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8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8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62" style:family="table-row"/>
    <style:style style:name="Cell18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7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7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8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8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63" style:family="table-row"/>
    <style:style style:name="Cell18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1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1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8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8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64" style:family="table-row"/>
    <style:style style:name="Cell19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5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5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5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9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9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65" style:family="table-row"/>
    <style:style style:name="Cell19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9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9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9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9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9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9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66" style:family="table-row"/>
    <style:style style:name="Cell19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2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3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3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3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9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5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5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5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9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67" style:family="table-row"/>
    <style:style style:name="Cell19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2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7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7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0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0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68" style:family="table-row"/>
    <style:style style:name="Cell20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1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0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2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2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2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2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2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2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0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69" style:family="table-row"/>
    <style:style style:name="Cell20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4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4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4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4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4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0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0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70" style:family="table-row"/>
    <style:style style:name="Cell20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7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7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7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7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7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0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71" style:family="table-row"/>
    <style:style style:name="Cell2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0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0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0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0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0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0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0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72" style:family="table-row"/>
    <style:style style:name="Cell2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3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3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3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3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3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3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3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3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4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4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4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4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4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4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4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73" style:family="table-row"/>
    <style:style style:name="Cell2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6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6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6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6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6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6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6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6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74" style:family="table-row"/>
    <style:style style:name="Cell2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9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9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9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9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9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9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9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9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9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2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2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75" style:family="table-row"/>
    <style:style style:name="Cell22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2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2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2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2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2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2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2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2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2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76" style:family="table-row"/>
    <style:style style:name="Cell22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5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5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5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5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5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5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2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6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2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77" style:family="table-row"/>
    <style:style style:name="Cell22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8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8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8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8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8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8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8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3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3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78" style:family="table-row"/>
    <style:style style:name="Cell23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1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1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1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1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1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3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3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79" style:family="table-row"/>
    <style:style style:name="Cell23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4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4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4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4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4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3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3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80" style:family="table-row"/>
    <style:style style:name="Cell23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7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7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7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7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7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3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4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81" style:family="table-row"/>
    <style:style style:name="Cell24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0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0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0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0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0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0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0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4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4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82" style:family="table-row"/>
    <style:style style:name="Cell24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3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3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3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3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3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3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4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4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83" style:family="table-row"/>
    <style:style style:name="Cell24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6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6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6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6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6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6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4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4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84" style:family="table-row"/>
    <style:style style:name="Cell25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9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9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9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9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9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9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9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5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5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85" style:family="table-row"/>
    <style:style style:name="Cell25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8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8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82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8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82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82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82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82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8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2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8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5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5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86" style:family="table-row"/>
    <style:style style:name="Cell25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8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8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8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85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85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85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85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85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8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5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8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5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5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87" style:family="table-row"/>
    <style:style style:name="Cell25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8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8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88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88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88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88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88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88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8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8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8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6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6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88" style:family="table-row"/>
    <style:style style:name="Cell26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1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1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1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1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1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6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6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89" style:family="table-row"/>
    <style:style style:name="Cell26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4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4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4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4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4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6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6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0" style:family="table-row"/>
    <style:style style:name="Cell26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7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7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7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7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7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6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7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1" style:family="table-row"/>
    <style:style style:name="Cell27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0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0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0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0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0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0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0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7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7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2" style:family="table-row"/>
    <style:style style:name="Cell27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3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3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3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3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3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3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7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7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3" style:family="table-row"/>
    <style:style style:name="Cell27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6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6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6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6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6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6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7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7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4" style:family="table-row"/>
    <style:style style:name="Cell28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9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9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9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9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9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9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9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8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8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5" style:family="table-row"/>
    <style:style style:name="Cell28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2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2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2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2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2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2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8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8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6" style:family="table-row"/>
    <style:style style:name="Cell28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5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5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5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5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5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5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8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8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7" style:family="table-row"/>
    <style:style style:name="Cell28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8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8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8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8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8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8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8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9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9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8" style:family="table-row"/>
    <style:style style:name="Cell29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2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2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2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2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21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21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21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21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2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1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2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9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9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9" style:family="table-row"/>
    <style:style style:name="Cell29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2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2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2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2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24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24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24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24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2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4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2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9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9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0" style:family="table-row"/>
    <style:style style:name="Cell29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2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2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2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2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27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27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27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27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2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7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2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9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0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1" style:family="table-row"/>
    <style:style style:name="Cell30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0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0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0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0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0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0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0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0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0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2" style:family="table-row"/>
    <style:style style:name="Cell30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3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3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3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3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3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3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3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0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0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3" style:family="table-row"/>
    <style:style style:name="Cell30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6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6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6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6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6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6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6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0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0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4" style:family="table-row"/>
    <style:style style:name="Cell3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9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9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9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9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9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9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9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9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5" style:family="table-row"/>
    <style:style style:name="Cell3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4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4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42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4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42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42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42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42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42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42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4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6" style:family="table-row"/>
    <style:style style:name="Cell3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4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4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4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45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45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45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45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45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45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45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4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7" style:family="table-row"/>
    <style:style style:name="Cell3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4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4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48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48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48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48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48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48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48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48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4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8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8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2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8" style:family="table-row"/>
    <style:style style:name="Cell32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1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1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1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1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1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1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2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9" style:family="table-row"/>
    <style:style style:name="Cell32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4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4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4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4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4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4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4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4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2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2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10" style:family="table-row"/>
    <style:style style:name="Cell32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7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7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7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7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7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7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2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3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11" style:family="table-row"/>
    <style:style style:name="Cell33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0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0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0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0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0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0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0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0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0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3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1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1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1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3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12" style:family="table-row"/>
    <style:style style:name="Cell33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3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3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3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3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3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3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3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3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3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13" style:family="table-row"/>
    <style:style style:name="Cell33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6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6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6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6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6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6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6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3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3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14" style:family="table-row"/>
    <style:style style:name="Cell34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9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9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9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9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9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9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9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9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4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4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15" style:family="table-row"/>
    <style:style style:name="Cell34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7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7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72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7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72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72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72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72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72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72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7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4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4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16" style:family="table-row"/>
    <style:style style:name="Cell34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7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7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7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75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75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75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75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75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75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75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7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4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4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17" style:family="table-row"/>
    <style:style style:name="Cell34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7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7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78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78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78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78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78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78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78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78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7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8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8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5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5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18" style:family="table-row"/>
    <style:style style:name="Cell35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8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8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8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8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8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5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5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19" style:family="table-row"/>
    <style:style style:name="Cell35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8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8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8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8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8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5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6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6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6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7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7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7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7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7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7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7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7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7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7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8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8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8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8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8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8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8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8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8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8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9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9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9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9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9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9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9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9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9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9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10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10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10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10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10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10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10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10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10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10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1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1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1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1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1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1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1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1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1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5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20" style:family="table-row"/>
    <style:style style:name="Cell35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8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8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8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8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8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5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8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6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21" style:family="table-row"/>
    <style:style style:name="Cell36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9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9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90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90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9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6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6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6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6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7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7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7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7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7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7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7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7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7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7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8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8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8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8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8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8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8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8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8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8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9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9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9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9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9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9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9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9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9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9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0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0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0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0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0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0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0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0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0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0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6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22" style:family="table-row"/>
    <style:style style:name="Cell36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9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9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9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93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9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6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6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23" style:family="table-row"/>
    <style:style style:name="Cell36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9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9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96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9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96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96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9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6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6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6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6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7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7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7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7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7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7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7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7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7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7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8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8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8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8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8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8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8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8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8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8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9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9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9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9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9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9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9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9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9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9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10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10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10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10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10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10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10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10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10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10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1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1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1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1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1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1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1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1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1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1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1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1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1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1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1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1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1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1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1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1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1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1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1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1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1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1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1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6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24" style:family="table-row"/>
    <style:style style:name="Cell37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9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9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99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99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99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99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9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7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7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25" style:family="table-row"/>
    <style:style style:name="Cell37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0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0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02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0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02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02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0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7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6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6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6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7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7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7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7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7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7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7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7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7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7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8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8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8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8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8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8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8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8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8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8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9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9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9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9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9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9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9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9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9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9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10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10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10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10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10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10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10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10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10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10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1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1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1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1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1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1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1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7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26" style:family="table-row"/>
    <style:style style:name="Cell37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0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0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0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05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05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05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0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7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7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27" style:family="table-row"/>
    <style:style style:name="Cell37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0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0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08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08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08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08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0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8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6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6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6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7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7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7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7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7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7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7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7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7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7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8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8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8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8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8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8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8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8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8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8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9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9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9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9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9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9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9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9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9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9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10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10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10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10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10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10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10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10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10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10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1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1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1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1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1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1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1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8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28" style:family="table-row"/>
    <style:style style:name="Cell38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1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1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1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1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11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11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1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8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2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2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2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2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2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2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2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8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29" style:family="table-row"/>
    <style:style style:name="Cell38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1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1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1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1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14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14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1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8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8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30" style:family="table-row"/>
    <style:style style:name="Cell38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1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1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1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1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17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17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1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8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9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31" style:family="table-row"/>
    <style:style style:name="Cell39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0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0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0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0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9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9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32" style:family="table-row"/>
    <style:style style:name="Cell39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3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3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3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9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9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33" style:family="table-row"/>
    <style:style style:name="Cell39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6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6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6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9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9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34" style:family="table-row"/>
    <style:style style:name="Cell40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9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9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9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9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0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0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35" style:family="table-row"/>
    <style:style style:name="Cell40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2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2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2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0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0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36" style:family="table-row"/>
    <style:style style:name="Cell40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5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5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5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0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0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37" style:family="table-row"/>
    <style:style style:name="Cell40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8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8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8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8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38" style:family="table-row"/>
    <style:style style:name="Cell4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1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1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39" style:family="table-row"/>
    <style:style style:name="Cell4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4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4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40" style:family="table-row"/>
    <style:style style:name="Cell4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7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7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41" style:family="table-row"/>
    <style:style style:name="Cell42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0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0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0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0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2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2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42" style:family="table-row"/>
    <style:style style:name="Cell4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3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3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3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2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2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43" style:family="table-row"/>
    <style:style style:name="Cell42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6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6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6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2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2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44" style:family="table-row"/>
    <style:style style:name="Cell43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9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9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9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9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3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3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45" style:family="table-row"/>
    <style:style style:name="Cell43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2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2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2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3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3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46" style:family="table-row"/>
    <style:style style:name="Cell43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5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5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5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3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3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47" style:family="table-row"/>
    <style:style style:name="Cell43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8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8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8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8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4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4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48" style:family="table-row"/>
    <style:style style:name="Cell44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1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1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4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4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49" style:family="table-row"/>
    <style:style style:name="Cell44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4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4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4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4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50" style:family="table-row"/>
    <style:style style:name="Cell44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7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7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4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5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51" style:family="table-row"/>
    <style:style style:name="Cell45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0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0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0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0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5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5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52" style:family="table-row"/>
    <style:style style:name="Cell45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3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3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3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5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5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53" style:family="table-row"/>
    <style:style style:name="Cell45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6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6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6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5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5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54" style:family="table-row"/>
    <style:style style:name="Cell46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9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9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9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9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6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0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0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0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0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6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55" style:family="table-row"/>
    <style:style style:name="Cell46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2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2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2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6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6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56" style:family="table-row"/>
    <style:style style:name="Cell46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5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6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6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57" style:family="table-row"/>
    <style:style style:name="Cell46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8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8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7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6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6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6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7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7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7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7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7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7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7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7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7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7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8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8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8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8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8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8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8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8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8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8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9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9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9_9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7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58" style:family="table-row"/>
    <style:style style:name="Cell47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0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0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0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0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0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7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7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59" style:family="table-row"/>
    <style:style style:name="Cell47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0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0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0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0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0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7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7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60" style:family="table-row"/>
    <style:style style:name="Cell47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0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0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0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0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0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7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8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8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8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8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8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8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8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8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8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8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61" style:family="table-row"/>
    <style:style style:name="Cell48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0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0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8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1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1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1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1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1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8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62" style:family="table-row"/>
    <style:style style:name="Cell48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3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8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4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4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4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4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4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4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4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4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4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4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4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4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4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4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4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4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4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4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8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63" style:family="table-row"/>
    <style:style style:name="Cell48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6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8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7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7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7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7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7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7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7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7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7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7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7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7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8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64" style:family="table-row"/>
    <style:style style:name="Cell49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9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9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9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0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0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0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0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0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0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0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0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0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0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0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0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0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0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0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0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9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65" style:family="table-row"/>
    <style:style style:name="Cell49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2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9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3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3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3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3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3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3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3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3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3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3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3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3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3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3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3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3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3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3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3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3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9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66" style:family="table-row"/>
    <style:style style:name="Cell49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5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9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6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6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6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6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6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6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6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9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67" style:family="table-row"/>
    <style:style style:name="Cell49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8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8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0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9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9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9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9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9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9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9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9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9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9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9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29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0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68" style:family="table-row"/>
    <style:style style:name="Cell50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3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3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3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3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3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0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3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3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32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3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32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32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32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32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32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32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32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0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69" style:family="table-row"/>
    <style:style style:name="Cell50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3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3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3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3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3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0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3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3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3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35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35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35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35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35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35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35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35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0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70" style:family="table-row"/>
    <style:style style:name="Cell50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3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3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3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3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3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0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3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3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38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38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38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38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38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38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38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38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38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38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38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38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38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38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38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38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71" style:family="table-row"/>
    <style:style style:name="Cell5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0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0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1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1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1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1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1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1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1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1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1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1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1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1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1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1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72" style:family="table-row"/>
    <style:style style:name="Cell5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3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4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4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4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4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4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4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4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4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4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4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4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73" style:family="table-row"/>
    <style:style style:name="Cell5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6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7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7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7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7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7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7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7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7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7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7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7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7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7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74" style:family="table-row"/>
    <style:style style:name="Cell5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9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9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4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2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5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5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5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50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50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50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50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50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2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75" style:family="table-row"/>
    <style:style style:name="Cell52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5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5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5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52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5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5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5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5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5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5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53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53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53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53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53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53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53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53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2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76" style:family="table-row"/>
    <style:style style:name="Cell52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5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5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5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5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55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5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2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5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5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5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56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5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56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2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77" style:family="table-row"/>
    <style:style style:name="Cell52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5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5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5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58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58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5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3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5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5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5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59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59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59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59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59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59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59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3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78" style:family="table-row"/>
    <style:style style:name="Cell53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3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2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2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2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2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2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2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2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2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2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2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2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2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2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2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2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2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2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2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2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2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3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79" style:family="table-row"/>
    <style:style style:name="Cell53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3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5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5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5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5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5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5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5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5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5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5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5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5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3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80" style:family="table-row"/>
    <style:style style:name="Cell53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3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4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81" style:family="table-row"/>
    <style:style style:name="Cell5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0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0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0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82" style:family="table-row"/>
    <style:style style:name="Cell5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3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3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83" style:family="table-row"/>
    <style:style style:name="Cell5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6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6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7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7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84" style:family="table-row"/>
    <style:style style:name="Cell5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9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9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9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8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8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80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80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80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80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80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80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80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80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80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80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80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80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80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80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80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85" style:family="table-row"/>
    <style:style style:name="Cell5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8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8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82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8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82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8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8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8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86" style:family="table-row"/>
    <style:style style:name="Cell5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8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8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8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85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85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8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8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87" style:family="table-row"/>
    <style:style style:name="Cell5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8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8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88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88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88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88" style:family="table-row"/>
    <style:style style:name="Cell56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9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9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6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2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2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2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2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2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2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2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2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2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2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2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2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2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2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2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2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2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2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2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2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2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2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2_3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92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2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6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89" style:family="table-row"/>
    <style:style style:name="Cell56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9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9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6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5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9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5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9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5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5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5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5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5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5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5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5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5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5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5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6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97" style:family="paragraph" style:parent-style-name="Standard">
      <style:paragraph-properties fo:break-before="auto" fo:line-height="100%" style:writing-mode="lr-tb"/>
    </style:style>
    <style:style style:name="P598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99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00" style:family="paragraph" style:parent-style-name="Standard">
      <style:paragraph-properties fo:break-before="auto" fo:line-height="100%" style:writing-mode="lr-tb"/>
    </style:style>
  </office:automatic-styles>
  <office:body>
    <office:text>
      <text:p text:style-name="P1"><text:span text:style-name="T1_1">Instructions</text:span><text:span text:style-name="T1_2">:</text:span></text:p>
      <text:p text:style-name="P2"><text:span text:style-name="T2_1">Please</text:span><text:span text:style-name="T2_2"><text:s/></text:span><text:span text:style-name="T2_3">translate</text:span><text:span text:style-name="T2_4"><text:s/></text:span><text:span text:style-name="T2_5">the</text:span><text:span text:style-name="T2_6"><text:s/></text:span><text:span text:style-name="T2_7">phrases</text:span><text:span text:style-name="T2_8"><text:s/></text:span><text:span text:style-name="T2_9">from</text:span><text:span text:style-name="T2_10"><text:s/></text:span><text:span text:style-name="T2_11">the</text:span><text:span text:style-name="T2_12"><text:s/></text:span><text:span text:style-name="T2_13">column</text:span><text:span text:style-name="T2_14"><text:s/></text:span><text:span text:style-name="T2_15">marked</text:span><text:span text:style-name="T2_16"><text:s/>“</text:span><text:span text:style-name="T2_17">English</text:span><text:span text:style-name="T2_18">”<text:s/></text:span><text:span text:style-name="T2_19">into</text:span><text:span text:style-name="T2_20"><text:s/></text:span><text:span text:style-name="T2_21">the</text:span><text:span text:style-name="T2_22"><text:s/></text:span><text:span text:style-name="T2_23">column</text:span><text:span text:style-name="T2_24"><text:s/></text:span><text:span text:style-name="T2_25">marked</text:span><text:span text:style-name="T2_26"><text:s/>“</text:span><text:span text:style-name="T2_27">Translation</text:span><text:span text:style-name="T2_28">”.<text:s/></text:span><text:span text:style-name="T2_29">The</text:span><text:span text:style-name="T2_30"><text:s/></text:span><text:span text:style-name="T2_31">Reference</text:span><text:span text:style-name="T2_32"><text:s/></text:span><text:span text:style-name="T2_33">is</text:span><text:span text:style-name="T2_34"><text:s/></text:span><text:span text:style-name="T2_35">used</text:span><text:span text:style-name="T2_36"><text:s/></text:span><text:span text:style-name="T2_37">to</text:span><text:span text:style-name="T2_38"><text:s/></text:span><text:span text:style-name="T2_39">attach</text:span><text:span text:style-name="T2_40"><text:s/></text:span><text:span text:style-name="T2_41">the</text:span><text:span text:style-name="T2_42"><text:s/></text:span><text:span text:style-name="T2_43">text</text:span><text:span text:style-name="T2_44"><text:s/></text:span><text:span text:style-name="T2_45">within</text:span><text:span text:style-name="T2_46"><text:s/></text:span><text:span text:style-name="T2_47">the</text:span><text:span text:style-name="T2_48"><text:s/></text:span><text:span text:style-name="T2_49">game</text:span><text:span text:style-name="T2_50">.</text:span></text:p>
      <text:p text:style-name="P3"><text:span text:style-name="T3_1"><text:line-break/></text:span><text:span text:style-name="T3_2">When</text:span><text:span text:style-name="T3_3"><text:s/></text:span><text:span text:style-name="T3_4">you</text:span><text:span text:style-name="T3_5"><text:s/></text:span><text:span text:style-name="T3_6">are</text:span><text:span text:style-name="T3_7"><text:s/></text:span><text:span text:style-name="T3_8">finished</text:span><text:span text:style-name="T3_9">,<text:s/></text:span><text:span text:style-name="T3_10">please</text:span><text:span text:style-name="T3_11"><text:s/></text:span><text:span text:style-name="T3_12">e</text:span><text:span text:style-name="T3_13">-</text:span><text:span text:style-name="T3_14">mail</text:span><text:span text:style-name="T3_15"><text:s/></text:span><text:span text:style-name="T3_16">this</text:span><text:span text:style-name="T3_17"><text:s/></text:span><text:span text:style-name="T3_18">document</text:span><text:span text:style-name="T3_19"><text:s/></text:span><text:span text:style-name="T3_20">to</text:span><text:span text:style-name="T3_21"><text:s/></text:span><text:span text:style-name="T3_22">phylo</text:span><text:span text:style-name="T3_23">-</text:span><text:span text:style-name="T3_24">submit</text:span><text:span text:style-name="T3_25">@</text:span><text:span text:style-name="T3_26">cs</text:span><text:span text:style-name="T3_27">.</text:span><text:span text:style-name="T3_28">mcgill</text:span><text:span text:style-name="T3_29">.</text:span><text:span text:style-name="T3_30">ca</text:span></text:p>
      <text:p text:style-name="P4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5"><text:span text:style-name="T5_1">Reference</text:span></text:p>
          </table:table-cell>
          <table:table-cell table:style-name="Cell2">
            <text:p text:style-name="P6"><text:span text:style-name="T6_1">English</text:span></text:p>
          </table:table-cell>
          <table:table-cell table:style-name="Cell3">
            <text:p text:style-name="P7"><text:span text:style-name="T7_1">Translation</text:span></text:p>
          </table:table-cell>
        </table:table-row>
        <table:table-row table:style-name="Row2">
          <table:table-cell table:style-name="Cell4">
            <text:p text:style-name="P8"><text:span text:style-name="T8_1">lang</text:span></text:p>
          </table:table-cell>
          <table:table-cell table:style-name="Cell5">
            <text:p text:style-name="P9"><text:span text:style-name="T9_1">{</text:span><text:span text:style-name="T9_2">Language</text:span><text:span text:style-name="T9_3"><text:s/></text:span><text:span text:style-name="T9_4">of</text:span><text:span text:style-name="T9_5"><text:s/></text:span><text:span text:style-name="T9_6">Translation</text:span><text:span text:style-name="T9_7">'</text:span><text:span text:style-name="T9_8">s</text:span><text:span text:style-name="T9_9"><text:s/></text:span><text:span text:style-name="T9_10">name</text:span><text:span text:style-name="T9_11"><text:s/></text:span><text:span text:style-name="T9_12">in</text:span><text:span text:style-name="T9_13"><text:s/></text:span><text:span text:style-name="T9_14">the</text:span><text:span text:style-name="T9_15"><text:s/></text:span><text:span text:style-name="T9_16">language</text:span><text:span text:style-name="T9_17"><text:line-break/></text:span><text:span text:style-name="T9_18">E</text:span><text:span text:style-name="T9_19">.</text:span><text:span text:style-name="T9_20">g</text:span><text:span text:style-name="T9_21">.<text:s/></text:span><text:span text:style-name="T9_22">For</text:span><text:span text:style-name="T9_23"><text:s/></text:span><text:span text:style-name="T9_24">French</text:span><text:span text:style-name="T9_25"><text:s/></text:span><text:span text:style-name="T9_26">you</text:span><text:span text:style-name="T9_27"><text:s/></text:span><text:span text:style-name="T9_28">would</text:span><text:span text:style-name="T9_29"><text:s/></text:span><text:span text:style-name="T9_30">put</text:span><text:span text:style-name="T9_31"><text:s/>“</text:span><text:span text:style-name="T9_32">Fran</text:span><text:span text:style-name="T9_33">ç</text:span><text:span text:style-name="T9_34">ais</text:span><text:span text:style-name="T9_35">”}</text:span></text:p>
          </table:table-cell>
          <table:table-cell table:style-name="Cell6">
            <text:p text:style-name="P10"/>
            <text:p text:style-name="P11"/>
            <text:p text:style-name="P12"/>
          </table:table-cell>
        </table:table-row>
        <table:table-row table:style-name="Row3">
          <table:table-cell table:style-name="Cell7">
            <text:p text:style-name="P13"><text:span text:style-name="T13_1">author</text:span></text:p>
          </table:table-cell>
          <table:table-cell table:style-name="Cell8">
            <text:p text:style-name="P14"><text:span text:style-name="T14_1">{</text:span><text:span text:style-name="T14_2">Your</text:span><text:span text:style-name="T14_3"><text:s/></text:span><text:span text:style-name="T14_4">Name</text:span><text:span text:style-name="T14_5">}</text:span></text:p>
            <text:p text:style-name="P15"><text:span text:style-name="T15_1">e</text:span><text:span text:style-name="T15_2">.</text:span><text:span text:style-name="T15_3">g</text:span><text:span text:style-name="T15_4">.<text:s/></text:span><text:span text:style-name="T15_5">Jerome</text:span><text:span text:style-name="T15_6"><text:s/></text:span><text:span text:style-name="T15_7">Waldispuhl</text:span></text:p>
          </table:table-cell>
          <table:table-cell table:style-name="Cell9">
            <text:p text:style-name="P16"/>
          </table:table-cell>
        </table:table-row>
        <table:table-row table:style-name="Row4">
          <table:table-cell table:style-name="Cell10">
            <text:p text:style-name="P17"><text:span text:style-name="T17_1">date</text:span></text:p>
          </table:table-cell>
          <table:table-cell table:style-name="Cell11">
            <text:p text:style-name="P18"><text:span text:style-name="T18_1">{</text:span><text:span text:style-name="T18_2">Indicate</text:span><text:span text:style-name="T18_3"><text:s/></text:span><text:span text:style-name="T18_4">here</text:span><text:span text:style-name="T18_5"><text:s/></text:span><text:span text:style-name="T18_6">the</text:span><text:span text:style-name="T18_7"><text:s/></text:span><text:span text:style-name="T18_8">date</text:span><text:span text:style-name="T18_9"><text:s/></text:span><text:span text:style-name="T18_10">of</text:span><text:span text:style-name="T18_11"><text:s/></text:span><text:span text:style-name="T18_12">the</text:span><text:span text:style-name="T18_13"><text:s/></text:span><text:span text:style-name="T18_14">translation</text:span><text:span text:style-name="T18_15">}</text:span></text:p>
          </table:table-cell>
          <table:table-cell table:style-name="Cell12">
            <text:p text:style-name="P19"/>
          </table:table-cell>
        </table:table-row>
        <table:table-row table:style-name="Row5">
          <table:table-cell table:style-name="Cell13">
            <text:p text:style-name="P20"><text:span text:style-name="T20_1">header</text:span><text:span text:style-name="T20_2"><text:s/></text:span><text:span text:style-name="T20_3">field</text:span><text:span text:style-name="T20_4"><text:s/>1</text:span></text:p>
          </table:table-cell>
          <table:table-cell table:style-name="Cell14">
            <text:p text:style-name="P21"><text:span text:style-name="T21_1">play</text:span></text:p>
          </table:table-cell>
          <table:table-cell table:style-name="Cell15">
            <text:p text:style-name="P22"/>
          </table:table-cell>
        </table:table-row>
        <table:table-row table:style-name="Row6">
          <table:table-cell table:style-name="Cell16">
            <text:p text:style-name="P23"><text:span text:style-name="T23_1">header</text:span><text:span text:style-name="T23_2"><text:s/></text:span><text:span text:style-name="T23_3">field</text:span><text:span text:style-name="T23_4"><text:s/>2</text:span></text:p>
          </table:table-cell>
          <table:table-cell table:style-name="Cell17">
            <text:p text:style-name="P24"><text:span text:style-name="T24_1">Tutorial</text:span></text:p>
          </table:table-cell>
          <table:table-cell table:style-name="Cell18">
            <text:p text:style-name="P25"/>
          </table:table-cell>
        </table:table-row>
        <table:table-row table:style-name="Row7">
          <table:table-cell table:style-name="Cell19">
            <text:p text:style-name="P26"><text:span text:style-name="T26_1">header</text:span><text:span text:style-name="T26_2"><text:s/></text:span><text:span text:style-name="T26_3">field</text:span><text:span text:style-name="T26_4"><text:s/>3</text:span></text:p>
          </table:table-cell>
          <table:table-cell table:style-name="Cell20">
            <text:p text:style-name="P27"><text:span text:style-name="T27_1">About</text:span></text:p>
          </table:table-cell>
          <table:table-cell table:style-name="Cell21">
            <text:p text:style-name="P28"/>
          </table:table-cell>
        </table:table-row>
        <table:table-row table:style-name="Row8">
          <table:table-cell table:style-name="Cell22">
            <text:p text:style-name="P29"><text:span text:style-name="T29_1">header</text:span><text:span text:style-name="T29_2"><text:s/></text:span><text:span text:style-name="T29_3">field</text:span><text:span text:style-name="T29_4"><text:s/>4</text:span></text:p>
          </table:table-cell>
          <table:table-cell table:style-name="Cell23">
            <text:p text:style-name="P30"><text:span text:style-name="T30_1">Credits</text:span></text:p>
          </table:table-cell>
          <table:table-cell table:style-name="Cell24">
            <text:p text:style-name="P31"/>
          </table:table-cell>
        </table:table-row>
        <table:table-row table:style-name="Row9">
          <table:table-cell table:style-name="Cell25">
            <text:p text:style-name="P32"><text:span text:style-name="T32_1">header</text:span><text:span text:style-name="T32_2"><text:s/></text:span><text:span text:style-name="T32_3">field</text:span><text:span text:style-name="T32_4"><text:s/>5</text:span></text:p>
          </table:table-cell>
          <table:table-cell table:style-name="Cell26">
            <text:p text:style-name="P33"><text:span text:style-name="T33_1">Ranking</text:span></text:p>
          </table:table-cell>
          <table:table-cell table:style-name="Cell27">
            <text:p text:style-name="P34"/>
          </table:table-cell>
        </table:table-row>
        <table:table-row table:style-name="Row10">
          <table:table-cell table:style-name="Cell28">
            <text:p text:style-name="P35"><text:span text:style-name="T35_1">header</text:span><text:span text:style-name="T35_2"><text:s/></text:span><text:span text:style-name="T35_3">field</text:span><text:span text:style-name="T35_4"><text:s/>6</text:span></text:p>
          </table:table-cell>
          <table:table-cell table:style-name="Cell29">
            <text:p text:style-name="P36"><text:span text:style-name="T36_1">Live</text:span><text:span text:style-name="T36_2"><text:s/></text:span><text:span text:style-name="T36_3">Ranking</text:span></text:p>
          </table:table-cell>
          <table:table-cell table:style-name="Cell30">
            <text:p text:style-name="P37"/>
          </table:table-cell>
        </table:table-row>
        <table:table-row table:style-name="Row11">
          <table:table-cell table:style-name="Cell31">
            <text:p text:style-name="P38"><text:span text:style-name="T38_1">header</text:span><text:span text:style-name="T38_2"><text:s/></text:span><text:span text:style-name="T38_3">field</text:span><text:span text:style-name="T38_4"><text:s/>7</text:span></text:p>
          </table:table-cell>
          <table:table-cell table:style-name="Cell32">
            <text:p text:style-name="P39"><text:span text:style-name="T39_1">Highscores</text:span></text:p>
          </table:table-cell>
          <table:table-cell table:style-name="Cell33">
            <text:p text:style-name="P40"/>
          </table:table-cell>
        </table:table-row>
        <table:table-row table:style-name="Row12">
          <table:table-cell table:style-name="Cell34">
            <text:p text:style-name="P41"><text:span text:style-name="T41_1">header</text:span><text:span text:style-name="T41_2"><text:s/></text:span><text:span text:style-name="T41_3">field</text:span><text:span text:style-name="T41_4"><text:s/>8</text:span></text:p>
          </table:table-cell>
          <table:table-cell table:style-name="Cell35">
            <text:p text:style-name="P42"><text:span text:style-name="T42_1">Results</text:span></text:p>
          </table:table-cell>
          <table:table-cell table:style-name="Cell36">
            <text:p text:style-name="P43"/>
          </table:table-cell>
        </table:table-row>
        <table:table-row table:style-name="Row13">
          <table:table-cell table:style-name="Cell37">
            <text:p text:style-name="P44"><text:span text:style-name="T44_1">header</text:span><text:span text:style-name="T44_2"><text:s/></text:span><text:span text:style-name="T44_3">field</text:span><text:span text:style-name="T44_4"><text:s/>9</text:span></text:p>
          </table:table-cell>
          <table:table-cell table:style-name="Cell38">
            <text:p text:style-name="P45"><text:span text:style-name="T45_1">Back</text:span></text:p>
          </table:table-cell>
          <table:table-cell table:style-name="Cell39">
            <text:p text:style-name="P46"/>
          </table:table-cell>
        </table:table-row>
        <table:table-row table:style-name="Row14">
          <table:table-cell table:style-name="Cell40">
            <text:p text:style-name="P47"><text:span text:style-name="T47_1">header</text:span><text:span text:style-name="T47_2"><text:s/></text:span><text:span text:style-name="T47_3">field</text:span><text:span text:style-name="T47_4"><text:s/>10</text:span></text:p>
          </table:table-cell>
          <table:table-cell table:style-name="Cell41">
            <text:p text:style-name="P48"><text:span text:style-name="T48_1">A</text:span><text:span text:style-name="T48_2"><text:s/></text:span><text:span text:style-name="T48_3">human</text:span><text:span text:style-name="T48_4"><text:s/></text:span><text:span text:style-name="T48_5">computing</text:span><text:span text:style-name="T48_6"><text:s/></text:span><text:span text:style-name="T48_7">framework</text:span><text:span text:style-name="T48_8"><text:s/></text:span><text:span text:style-name="T48_9">for</text:span><text:span text:style-name="T48_10"><text:s/></text:span><text:span text:style-name="T48_11">comparative</text:span><text:span text:style-name="T48_12"><text:s/></text:span><text:span text:style-name="T48_13">genomics</text:span></text:p>
          </table:table-cell>
          <table:table-cell table:style-name="Cell42">
            <text:p text:style-name="P49"/>
          </table:table-cell>
        </table:table-row>
        <table:table-row table:style-name="Row15">
          <table:table-cell table:style-name="Cell43">
            <text:p text:style-name="P50"><text:span text:style-name="T50_1">header</text:span><text:span text:style-name="T50_2"><text:s/></text:span><text:span text:style-name="T50_3">field</text:span><text:span text:style-name="T50_4"><text:s/>11</text:span></text:p>
          </table:table-cell>
          <table:table-cell table:style-name="Cell44">
            <text:p text:style-name="P51"><text:span text:style-name="T51_1">Mobile</text:span></text:p>
          </table:table-cell>
          <table:table-cell table:style-name="Cell45">
            <text:p text:style-name="P52"/>
          </table:table-cell>
        </table:table-row>
        <table:table-row table:style-name="Row16">
          <table:table-cell table:style-name="Cell46">
            <text:p text:style-name="P53"><text:span text:style-name="T53_1">header</text:span><text:span text:style-name="T53_2"><text:s/></text:span><text:span text:style-name="T53_3">field</text:span><text:span text:style-name="T53_4"><text:s/>12</text:span></text:p>
          </table:table-cell>
          <table:table-cell table:style-name="Cell47">
            <text:p text:style-name="P54"><text:span text:style-name="T54_1">Classic</text:span></text:p>
          </table:table-cell>
          <table:table-cell table:style-name="Cell48">
            <text:p text:style-name="P55"/>
          </table:table-cell>
        </table:table-row>
        <table:table-row table:style-name="Row17">
          <table:table-cell table:style-name="Cell49">
            <text:p text:style-name="P56"><text:span text:style-name="T56_1">header</text:span><text:span text:style-name="T56_2"><text:s/></text:span><text:span text:style-name="T56_3">field</text:span><text:span text:style-name="T56_4"><text:s/>13</text:span></text:p>
          </table:table-cell>
          <table:table-cell table:style-name="Cell50">
            <text:p text:style-name="P57"><text:span text:style-name="T57_1">Contribute</text:span></text:p>
          </table:table-cell>
          <table:table-cell table:style-name="Cell51">
            <text:p text:style-name="P58"/>
          </table:table-cell>
        </table:table-row>
        <table:table-row table:style-name="Row18">
          <table:table-cell table:style-name="Cell52">
            <text:p text:style-name="P59"><text:span text:style-name="T59_1">header</text:span><text:span text:style-name="T59_2"><text:s/></text:span><text:span text:style-name="T59_3">field</text:span><text:span text:style-name="T59_4"><text:s/>14</text:span></text:p>
          </table:table-cell>
          <table:table-cell table:style-name="Cell53">
            <text:p text:style-name="P60"><text:span text:style-name="T60_1">Go</text:span><text:span text:style-name="T60_2"><text:s/></text:span><text:span text:style-name="T60_3">Back</text:span><text:span text:style-name="T60_4"><text:s/></text:span><text:span text:style-name="T60_5">to</text:span><text:span text:style-name="T60_6"><text:s/></text:span><text:span text:style-name="T60_7">Classic</text:span><text:span text:style-name="T60_8"><text:s/></text:span><text:span text:style-name="T60_9">Edition</text:span></text:p>
          </table:table-cell>
          <table:table-cell table:style-name="Cell54">
            <text:p text:style-name="P61"/>
          </table:table-cell>
        </table:table-row>
        <table:table-row table:style-name="Row19">
          <table:table-cell table:style-name="Cell55">
            <text:p text:style-name="P62"><text:span text:style-name="T62_1">header</text:span><text:span text:style-name="T62_2"><text:s/></text:span><text:span text:style-name="T62_3">field</text:span><text:span text:style-name="T62_4"><text:s/>15</text:span></text:p>
          </table:table-cell>
          <table:table-cell table:style-name="Cell56">
            <text:p text:style-name="P63"><text:span text:style-name="T63_1">History</text:span></text:p>
          </table:table-cell>
          <table:table-cell table:style-name="Cell57">
            <text:p text:style-name="P64"/>
          </table:table-cell>
        </table:table-row>
        <table:table-row table:style-name="Row20">
          <table:table-cell table:style-name="Cell58">
            <text:p text:style-name="P65"><text:span text:style-name="T65_1">header</text:span><text:span text:style-name="T65_2"><text:s/></text:span><text:span text:style-name="T65_3">field</text:span><text:span text:style-name="T65_4"><text:s/>16</text:span></text:p>
          </table:table-cell>
          <table:table-cell table:style-name="Cell59">
            <text:p text:style-name="P66"><text:span text:style-name="T66_1">Expert</text:span></text:p>
          </table:table-cell>
          <table:table-cell table:style-name="Cell60">
            <text:p text:style-name="P67"/>
          </table:table-cell>
        </table:table-row>
        <table:table-row table:style-name="Row21">
          <table:table-cell table:style-name="Cell61">
            <text:p text:style-name="P68"><text:span text:style-name="T68_1">header</text:span><text:span text:style-name="T68_2"><text:s/></text:span><text:span text:style-name="T68_3">field</text:span><text:span text:style-name="T68_4"><text:s/>17</text:span></text:p>
          </table:table-cell>
          <table:table-cell table:style-name="Cell62">
            <text:p text:style-name="P69"><text:span text:style-name="T69_1">Settings</text:span></text:p>
          </table:table-cell>
          <table:table-cell table:style-name="Cell63">
            <text:p text:style-name="P70"/>
          </table:table-cell>
        </table:table-row>
        <table:table-row table:style-name="Row22">
          <table:table-cell table:style-name="Cell64">
            <text:p text:style-name="P71"><text:span text:style-name="T71_1">body</text:span><text:span text:style-name="T71_2"><text:s/></text:span><text:span text:style-name="T71_3">misc</text:span><text:span text:style-name="T71_4"><text:s/></text:span><text:span text:style-name="T71_5">field</text:span><text:span text:style-name="T71_6"><text:s/>1</text:span></text:p>
          </table:table-cell>
          <table:table-cell table:style-name="Cell65">
            <text:p text:style-name="P72"><text:span text:style-name="T72_1">Contribute</text:span></text:p>
          </table:table-cell>
          <table:table-cell table:style-name="Cell66">
            <text:p text:style-name="P73"/>
          </table:table-cell>
        </table:table-row>
        <table:table-row table:style-name="Row23">
          <table:table-cell table:style-name="Cell67">
            <text:p text:style-name="P74"><text:span text:style-name="T74_1">body</text:span><text:span text:style-name="T74_2"><text:s/></text:span><text:span text:style-name="T74_3">misc</text:span><text:span text:style-name="T74_4"><text:s/></text:span><text:span text:style-name="T74_5">field</text:span><text:span text:style-name="T74_6"><text:s/>2</text:span></text:p>
          </table:table-cell>
          <table:table-cell table:style-name="Cell68">
            <text:p text:style-name="P75"><text:span text:style-name="T75_1">Setting</text:span><text:span text:style-name="T75_2"><text:s/></text:span><text:span text:style-name="T75_3">up</text:span><text:span text:style-name="T75_4">!<text:s/></text:span><text:span text:style-name="T75_5">One</text:span><text:span text:style-name="T75_6"><text:s/></text:span><text:span text:style-name="T75_7">moment</text:span><text:span text:style-name="T75_8"><text:s/></text:span><text:span text:style-name="T75_9">please</text:span></text:p>
          </table:table-cell>
          <table:table-cell table:style-name="Cell69">
            <text:p text:style-name="P76"/>
          </table:table-cell>
        </table:table-row>
        <table:table-row table:style-name="Row24">
          <table:table-cell table:style-name="Cell70">
            <text:p text:style-name="P77"><text:span text:style-name="T77_1">body</text:span><text:span text:style-name="T77_2"><text:s/></text:span><text:span text:style-name="T77_3">misc</text:span><text:span text:style-name="T77_4"><text:s/></text:span><text:span text:style-name="T77_5">field</text:span><text:span text:style-name="T77_6"><text:s/>3</text:span></text:p>
          </table:table-cell>
          <table:table-cell table:style-name="Cell71">
            <text:p text:style-name="P78"><text:span text:style-name="T78_1">Leave</text:span><text:span text:style-name="T78_2"><text:s/></text:span><text:span text:style-name="T78_3">a</text:span><text:span text:style-name="T78_4"><text:s/></text:span><text:span text:style-name="T78_5">Feedback</text:span></text:p>
          </table:table-cell>
          <table:table-cell table:style-name="Cell72">
            <text:p text:style-name="P79"/>
          </table:table-cell>
        </table:table-row>
        <table:table-row table:style-name="Row25">
          <table:table-cell table:style-name="Cell73">
            <text:p text:style-name="P80"><text:span text:style-name="T80_1">body</text:span><text:span text:style-name="T80_2"><text:s/></text:span><text:span text:style-name="T80_3">misc</text:span><text:span text:style-name="T80_4"><text:s/></text:span><text:span text:style-name="T80_5">field</text:span><text:span text:style-name="T80_6"><text:s/>4</text:span></text:p>
          </table:table-cell>
          <table:table-cell table:style-name="Cell74">
            <text:p text:style-name="P81"><text:span text:style-name="T81_1">View</text:span><text:span text:style-name="T81_2"><text:s/></text:span><text:span text:style-name="T81_3">on</text:span></text:p>
          </table:table-cell>
          <table:table-cell table:style-name="Cell75">
            <text:p text:style-name="P82"/>
          </table:table-cell>
        </table:table-row>
        <table:table-row table:style-name="Row26">
          <table:table-cell table:style-name="Cell76">
            <text:p text:style-name="P83"><text:span text:style-name="T83_1">body</text:span><text:span text:style-name="T83_2"><text:s/></text:span><text:span text:style-name="T83_3">misc</text:span><text:span text:style-name="T83_4"><text:s/></text:span><text:span text:style-name="T83_5">field</text:span><text:span text:style-name="T83_6"><text:s/>5</text:span></text:p>
          </table:table-cell>
          <table:table-cell table:style-name="Cell77">
            <text:p text:style-name="P84"><text:span text:style-name="T84_1">Email</text:span></text:p>
          </table:table-cell>
          <table:table-cell table:style-name="Cell78">
            <text:p text:style-name="P85"/>
          </table:table-cell>
        </table:table-row>
        <table:table-row table:style-name="Row27">
          <table:table-cell table:style-name="Cell79">
            <text:p text:style-name="P86"><text:span text:style-name="T86_1">body</text:span><text:span text:style-name="T86_2"><text:s/></text:span><text:span text:style-name="T86_3">misc</text:span><text:span text:style-name="T86_4"><text:s/></text:span><text:span text:style-name="T86_5">field</text:span><text:span text:style-name="T86_6"><text:s/>6</text:span></text:p>
          </table:table-cell>
          <table:table-cell table:style-name="Cell80">
            <text:p text:style-name="P87"><text:span text:style-name="T87_1">Register</text:span></text:p>
          </table:table-cell>
          <table:table-cell table:style-name="Cell81">
            <text:p text:style-name="P88"/>
          </table:table-cell>
        </table:table-row>
        <table:table-row table:style-name="Row28">
          <table:table-cell table:style-name="Cell82">
            <text:p text:style-name="P89"><text:span text:style-name="T89_1">body</text:span><text:span text:style-name="T89_2"><text:s/></text:span><text:span text:style-name="T89_3">misc</text:span><text:span text:style-name="T89_4"><text:s/></text:span><text:span text:style-name="T89_5">field</text:span><text:span text:style-name="T89_6"><text:s/>7</text:span></text:p>
          </table:table-cell>
          <table:table-cell table:style-name="Cell83">
            <text:p text:style-name="P90"><text:span text:style-name="T90_1">Cancel</text:span></text:p>
          </table:table-cell>
          <table:table-cell table:style-name="Cell84">
            <text:p text:style-name="P91"/>
          </table:table-cell>
        </table:table-row>
        <table:table-row table:style-name="Row29">
          <table:table-cell table:style-name="Cell85">
            <text:p text:style-name="P92"><text:span text:style-name="T92_1">body</text:span><text:span text:style-name="T92_2"><text:s/></text:span><text:span text:style-name="T92_3">misc</text:span><text:span text:style-name="T92_4"><text:s/></text:span><text:span text:style-name="T92_5">field</text:span><text:span text:style-name="T92_6"><text:s/>8</text:span></text:p>
          </table:table-cell>
          <table:table-cell table:style-name="Cell86">
            <text:p text:style-name="P93"><text:span text:style-name="T93_1">Forgot</text:span><text:span text:style-name="T93_2"><text:s/></text:span><text:span text:style-name="T93_3">Password</text:span></text:p>
          </table:table-cell>
          <table:table-cell table:style-name="Cell87">
            <text:p text:style-name="P94"/>
          </table:table-cell>
        </table:table-row>
        <table:table-row table:style-name="Row30">
          <table:table-cell table:style-name="Cell88">
            <text:p text:style-name="P95"><text:span text:style-name="T95_1">body</text:span><text:span text:style-name="T95_2"><text:s/></text:span><text:span text:style-name="T95_3">misc</text:span><text:span text:style-name="T95_4"><text:s/></text:span><text:span text:style-name="T95_5">field</text:span><text:span text:style-name="T95_6"><text:s/>9</text:span></text:p>
          </table:table-cell>
          <table:table-cell table:style-name="Cell89">
            <text:p text:style-name="P96"><text:span text:style-name="T96_1">Beta</text:span></text:p>
          </table:table-cell>
          <table:table-cell table:style-name="Cell90">
            <text:p text:style-name="P97"/>
          </table:table-cell>
        </table:table-row>
        <table:table-row table:style-name="Row31">
          <table:table-cell table:style-name="Cell91">
            <text:p text:style-name="P98"><text:span text:style-name="T98_1">body</text:span><text:span text:style-name="T98_2"><text:s/></text:span><text:span text:style-name="T98_3">misc</text:span><text:span text:style-name="T98_4"><text:s/></text:span><text:span text:style-name="T98_5">field</text:span><text:span text:style-name="T98_6"><text:s/>10</text:span></text:p>
          </table:table-cell>
          <table:table-cell table:style-name="Cell92">
            <text:p text:style-name="P99"><text:span text:style-name="T99_1">Customize</text:span></text:p>
          </table:table-cell>
          <table:table-cell table:style-name="Cell93">
            <text:p text:style-name="P100"/>
          </table:table-cell>
        </table:table-row>
        <table:table-row table:style-name="Row32">
          <table:table-cell table:style-name="Cell94">
            <text:p text:style-name="P101"><text:span text:style-name="T101_1">body</text:span><text:span text:style-name="T101_2"><text:s/></text:span><text:span text:style-name="T101_3">misc</text:span><text:span text:style-name="T101_4"><text:s/></text:span><text:span text:style-name="T101_5">field</text:span><text:span text:style-name="T101_6"><text:s/>11</text:span></text:p>
          </table:table-cell>
          <table:table-cell table:style-name="Cell95">
            <text:p text:style-name="P102"><text:span text:style-name="T102_1">Theme</text:span></text:p>
          </table:table-cell>
          <table:table-cell table:style-name="Cell96">
            <text:p text:style-name="P103"/>
          </table:table-cell>
        </table:table-row>
        <table:table-row table:style-name="Row33">
          <table:table-cell table:style-name="Cell97">
            <text:p text:style-name="P104"><text:span text:style-name="T104_1">body</text:span><text:span text:style-name="T104_2"><text:s/></text:span><text:span text:style-name="T104_3">misc</text:span><text:span text:style-name="T104_4"><text:s/></text:span><text:span text:style-name="T104_5">field</text:span><text:span text:style-name="T104_6"><text:s/>12</text:span></text:p>
          </table:table-cell>
          <table:table-cell table:style-name="Cell98">
            <text:p text:style-name="P105"><text:span text:style-name="T105_1">Board</text:span><text:span text:style-name="T105_2"><text:s/></text:span><text:span text:style-name="T105_3">Color</text:span></text:p>
          </table:table-cell>
          <table:table-cell table:style-name="Cell99">
            <text:p text:style-name="P106"/>
          </table:table-cell>
        </table:table-row>
        <table:table-row table:style-name="Row34">
          <table:table-cell table:style-name="Cell100">
            <text:p text:style-name="P107"><text:span text:style-name="T107_1">body</text:span><text:span text:style-name="T107_2"><text:s/></text:span><text:span text:style-name="T107_3">misc</text:span><text:span text:style-name="T107_4"><text:s/></text:span><text:span text:style-name="T107_5">field</text:span><text:span text:style-name="T107_6"><text:s/>13</text:span></text:p>
          </table:table-cell>
          <table:table-cell table:style-name="Cell101">
            <text:p text:style-name="P108"><text:span text:style-name="T108_1">Brick</text:span><text:span text:style-name="T108_2"><text:s/></text:span><text:span text:style-name="T108_3">Color</text:span></text:p>
          </table:table-cell>
          <table:table-cell table:style-name="Cell102">
            <text:p text:style-name="P109"/>
          </table:table-cell>
        </table:table-row>
        <table:table-row table:style-name="Row35">
          <table:table-cell table:style-name="Cell103">
            <text:p text:style-name="P110"><text:span text:style-name="T110_1">body</text:span><text:span text:style-name="T110_2"><text:s/></text:span><text:span text:style-name="T110_3">misc</text:span><text:span text:style-name="T110_4"><text:s/></text:span><text:span text:style-name="T110_5">field</text:span><text:span text:style-name="T110_6"><text:s/>14</text:span></text:p>
          </table:table-cell>
          <table:table-cell table:style-name="Cell104">
            <text:p text:style-name="P111"><text:span text:style-name="T111_1">Restore</text:span><text:span text:style-name="T111_2"><text:s/></text:span><text:span text:style-name="T111_3">Default</text:span></text:p>
          </table:table-cell>
          <table:table-cell table:style-name="Cell105">
            <text:p text:style-name="P112"/>
          </table:table-cell>
        </table:table-row>
        <table:table-row table:style-name="Row36">
          <table:table-cell table:style-name="Cell106">
            <text:p text:style-name="P113"><text:span text:style-name="T113_1">body</text:span><text:span text:style-name="T113_2"><text:s/></text:span><text:span text:style-name="T113_3">misc</text:span><text:span text:style-name="T113_4"><text:s/></text:span><text:span text:style-name="T113_5">field</text:span><text:span text:style-name="T113_6"><text:s/>15</text:span></text:p>
          </table:table-cell>
          <table:table-cell table:style-name="Cell107">
            <text:p text:style-name="P114"><text:span text:style-name="T114_1">Save</text:span></text:p>
          </table:table-cell>
          <table:table-cell table:style-name="Cell108">
            <text:p text:style-name="P115"/>
          </table:table-cell>
        </table:table-row>
        <table:table-row table:style-name="Row37">
          <table:table-cell table:style-name="Cell109">
            <text:p text:style-name="P116"><text:span text:style-name="T116_1">body</text:span><text:span text:style-name="T116_2"><text:s/></text:span><text:span text:style-name="T116_3">misc</text:span><text:span text:style-name="T116_4"><text:s/></text:span><text:span text:style-name="T116_5">field</text:span><text:span text:style-name="T116_6"><text:s/>16</text:span></text:p>
          </table:table-cell>
          <table:table-cell table:style-name="Cell110">
            <text:p text:style-name="P117"><text:span text:style-name="T117_1">Cancel</text:span></text:p>
          </table:table-cell>
          <table:table-cell table:style-name="Cell111">
            <text:p text:style-name="P118"/>
          </table:table-cell>
        </table:table-row>
        <table:table-row table:style-name="Row38">
          <table:table-cell table:style-name="Cell112">
            <text:p text:style-name="P119"><text:span text:style-name="T119_1">body</text:span><text:span text:style-name="T119_2"><text:s/></text:span><text:span text:style-name="T119_3">misc</text:span><text:span text:style-name="T119_4"><text:s/></text:span><text:span text:style-name="T119_5">field</text:span><text:span text:style-name="T119_6"><text:s/>17</text:span></text:p>
          </table:table-cell>
          <table:table-cell table:style-name="Cell113">
            <text:p text:style-name="P120"><text:span text:style-name="T120_1">Back</text:span></text:p>
          </table:table-cell>
          <table:table-cell table:style-name="Cell114">
            <text:p text:style-name="P121"/>
          </table:table-cell>
        </table:table-row>
        <table:table-row table:style-name="Row39">
          <table:table-cell table:style-name="Cell115">
            <text:p text:style-name="P122"><text:span text:style-name="T122_1">body</text:span><text:span text:style-name="T122_2"><text:s/></text:span><text:span text:style-name="T122_3">misc</text:span><text:span text:style-name="T122_4"><text:s/></text:span><text:span text:style-name="T122_5">field</text:span><text:span text:style-name="T122_6"><text:s/>18</text:span></text:p>
          </table:table-cell>
          <table:table-cell table:style-name="Cell116">
            <text:p text:style-name="P123"><text:span text:style-name="T123_1">Ok</text:span></text:p>
          </table:table-cell>
          <table:table-cell table:style-name="Cell117">
            <text:p text:style-name="P124"/>
          </table:table-cell>
        </table:table-row>
        <table:table-row table:style-name="Row40">
          <table:table-cell table:style-name="Cell118">
            <text:p text:style-name="P125"><text:span text:style-name="T125_1">body</text:span><text:span text:style-name="T125_2"><text:s/></text:span><text:span text:style-name="T125_3">misc</text:span><text:span text:style-name="T125_4"><text:s/></text:span><text:span text:style-name="T125_5">field</text:span><text:span text:style-name="T125_6"><text:s/>19</text:span></text:p>
          </table:table-cell>
          <table:table-cell table:style-name="Cell119">
            <text:p text:style-name="P126"><text:span text:style-name="T126_1">Are</text:span><text:span text:style-name="T126_2"><text:s/></text:span><text:span text:style-name="T126_3">you</text:span><text:span text:style-name="T126_4"><text:s/></text:span><text:span text:style-name="T126_5">sure</text:span><text:span text:style-name="T126_6"><text:s/></text:span><text:span text:style-name="T126_7">you</text:span><text:span text:style-name="T126_8"><text:s/></text:span><text:span text:style-name="T126_9">want</text:span><text:span text:style-name="T126_10"><text:s/></text:span><text:span text:style-name="T126_11">to</text:span><text:span text:style-name="T126_12"><text:s/></text:span><text:span text:style-name="T126_13">quit</text:span><text:span text:style-name="T126_14">?</text:span></text:p>
          </table:table-cell>
          <table:table-cell table:style-name="Cell120">
            <text:p text:style-name="P127"/>
          </table:table-cell>
        </table:table-row>
        <table:table-row table:style-name="Row41">
          <table:table-cell table:style-name="Cell121">
            <text:p text:style-name="P128"><text:span text:style-name="T128_1">body</text:span><text:span text:style-name="T128_2"><text:s/></text:span><text:span text:style-name="T128_3">misc</text:span><text:span text:style-name="T128_4"><text:s/></text:span><text:span text:style-name="T128_5">field</text:span><text:span text:style-name="T128_6"><text:s/>20</text:span></text:p>
          </table:table-cell>
          <table:table-cell table:style-name="Cell122">
            <text:p text:style-name="P129"><text:span text:style-name="T129_1">New</text:span><text:span text:style-name="T129_2"><text:s/></text:span><text:span text:style-name="T129_3">Game</text:span></text:p>
          </table:table-cell>
          <table:table-cell table:style-name="Cell123">
            <text:p text:style-name="P130"/>
          </table:table-cell>
        </table:table-row>
        <table:table-row table:style-name="Row42">
          <table:table-cell table:style-name="Cell124">
            <text:p text:style-name="P131"><text:span text:style-name="T131_1">body</text:span><text:span text:style-name="T131_2"><text:s/></text:span><text:span text:style-name="T131_3">misc</text:span><text:span text:style-name="T131_4"><text:s/></text:span><text:span text:style-name="T131_5">field</text:span><text:span text:style-name="T131_6"><text:s/>21</text:span></text:p>
          </table:table-cell>
          <table:table-cell table:style-name="Cell125">
            <text:p text:style-name="P132"><text:span text:style-name="T132_1">Replay</text:span><text:span text:style-name="T132_2"><text:s/></text:span><text:span text:style-name="T132_3">Game</text:span></text:p>
          </table:table-cell>
          <table:table-cell table:style-name="Cell126">
            <text:p text:style-name="P133"/>
          </table:table-cell>
        </table:table-row>
        <table:table-row table:style-name="Row43">
          <table:table-cell table:style-name="Cell127">
            <text:p text:style-name="P134"><text:span text:style-name="T134_1">body</text:span><text:span text:style-name="T134_2"><text:s/></text:span><text:span text:style-name="T134_3">misc</text:span><text:span text:style-name="T134_4"><text:s/></text:span><text:span text:style-name="T134_5">field</text:span><text:span text:style-name="T134_6"><text:s/>22</text:span></text:p>
          </table:table-cell>
          <table:table-cell table:style-name="Cell128">
            <text:p text:style-name="P135"><text:span text:style-name="T135_1">Share</text:span><text:span text:style-name="T135_2"><text:s/></text:span><text:span text:style-name="T135_3">with</text:span><text:span text:style-name="T135_4"><text:s/></text:span><text:span text:style-name="T135_5">your</text:span><text:span text:style-name="T135_6"><text:s/></text:span><text:span text:style-name="T135_7">friends</text:span></text:p>
          </table:table-cell>
          <table:table-cell table:style-name="Cell129">
            <text:p text:style-name="P136"/>
          </table:table-cell>
        </table:table-row>
        <table:table-row table:style-name="Row44">
          <table:table-cell table:style-name="Cell130">
            <text:p text:style-name="P137"><text:span text:style-name="T137_1">body</text:span><text:span text:style-name="T137_2"><text:s/></text:span><text:span text:style-name="T137_3">misc</text:span><text:span text:style-name="T137_4"><text:s/></text:span><text:span text:style-name="T137_5">field</text:span><text:span text:style-name="T137_6"><text:s/>23</text:span></text:p>
          </table:table-cell>
          <table:table-cell table:style-name="Cell131">
            <text:p text:style-name="P138"><text:span text:style-name="T138_1">DNA</text:span><text:span text:style-name="T138_2"><text:s/></text:span><text:span text:style-name="T138_3">Puzzles</text:span></text:p>
          </table:table-cell>
          <table:table-cell table:style-name="Cell132">
            <text:p text:style-name="P139"/>
          </table:table-cell>
        </table:table-row>
        <table:table-row table:style-name="Row45">
          <table:table-cell table:style-name="Cell133">
            <text:p text:style-name="P140"><text:span text:style-name="T140_1">body</text:span><text:span text:style-name="T140_2"><text:s/></text:span><text:span text:style-name="T140_3">misc</text:span><text:span text:style-name="T140_4"><text:s/></text:span><text:span text:style-name="T140_5">field</text:span><text:span text:style-name="T140_6"><text:s/>24</text:span></text:p>
          </table:table-cell>
          <table:table-cell table:style-name="Cell134">
            <text:p text:style-name="P141"><text:span text:style-name="T141_1">Learn</text:span><text:span text:style-name="T141_2"><text:s/></text:span><text:span text:style-name="T141_3">More</text:span></text:p>
          </table:table-cell>
          <table:table-cell table:style-name="Cell135">
            <text:p text:style-name="P142"/>
          </table:table-cell>
        </table:table-row>
        <table:table-row table:style-name="Row46">
          <table:table-cell table:style-name="Cell136">
            <text:p text:style-name="P143"><text:span text:style-name="T143_1">body</text:span><text:span text:style-name="T143_2"><text:s/></text:span><text:span text:style-name="T143_3">play</text:span><text:span text:style-name="T143_4"><text:s/></text:span><text:span text:style-name="T143_5">gameselect</text:span><text:span text:style-name="T143_6"><text:s/></text:span><text:span text:style-name="T143_7">login</text:span></text:p>
            <text:p text:style-name="P144"><text:span text:style-name="T144_1">field</text:span><text:span text:style-name="T144_2"><text:s/>1</text:span></text:p>
          </table:table-cell>
          <table:table-cell table:style-name="Cell137">
            <text:p text:style-name="P145"><text:span text:style-name="T145_1">Guest</text:span><text:span text:style-name="T145_2"><text:s/></text:span><text:span text:style-name="T145_3">Login</text:span></text:p>
          </table:table-cell>
          <table:table-cell table:style-name="Cell138">
            <text:p text:style-name="P146"/>
          </table:table-cell>
        </table:table-row>
        <table:table-row table:style-name="Row47">
          <table:table-cell table:style-name="Cell139">
            <text:p text:style-name="P147"><text:span text:style-name="T147_1">body</text:span><text:span text:style-name="T147_2"><text:s/></text:span><text:span text:style-name="T147_3">play</text:span><text:span text:style-name="T147_4"><text:s/></text:span><text:span text:style-name="T147_5">gameselect</text:span><text:span text:style-name="T147_6"><text:s/></text:span><text:span text:style-name="T147_7">login</text:span></text:p>
            <text:p text:style-name="P148"><text:span text:style-name="T148_1">field</text:span><text:span text:style-name="T148_2"><text:s/>2</text:span></text:p>
          </table:table-cell>
          <table:table-cell table:style-name="Cell140">
            <text:p text:style-name="P149"><text:span text:style-name="T149_1">Login</text:span></text:p>
          </table:table-cell>
          <table:table-cell table:style-name="Cell141">
            <text:p text:style-name="P150"/>
          </table:table-cell>
        </table:table-row>
        <table:table-row table:style-name="Row48">
          <table:table-cell table:style-name="Cell142">
            <text:p text:style-name="P151"><text:span text:style-name="T151_1">body</text:span><text:span text:style-name="T151_2"><text:s/></text:span><text:span text:style-name="T151_3">play</text:span><text:span text:style-name="T151_4"><text:s/></text:span><text:span text:style-name="T151_5">gameselect</text:span><text:span text:style-name="T151_6"><text:s/></text:span><text:span text:style-name="T151_7">login</text:span></text:p>
            <text:p text:style-name="P152"><text:span text:style-name="T152_1">field</text:span><text:span text:style-name="T152_2"><text:s/>3</text:span></text:p>
          </table:table-cell>
          <table:table-cell table:style-name="Cell143">
            <text:p text:style-name="P153"><text:span text:style-name="T153_1">Register</text:span></text:p>
          </table:table-cell>
          <table:table-cell table:style-name="Cell144">
            <text:p text:style-name="P154"/>
          </table:table-cell>
        </table:table-row>
        <table:table-row table:style-name="Row49">
          <table:table-cell table:style-name="Cell145">
            <text:p text:style-name="P155"><text:span text:style-name="T155_1">body</text:span><text:span text:style-name="T155_2"><text:s/></text:span><text:span text:style-name="T155_3">play</text:span><text:span text:style-name="T155_4"><text:s/></text:span><text:span text:style-name="T155_5">gameselect</text:span><text:span text:style-name="T155_6"><text:s/></text:span><text:span text:style-name="T155_7">login</text:span></text:p>
            <text:p text:style-name="P156"><text:span text:style-name="T156_1">field</text:span><text:span text:style-name="T156_2"><text:s/>4</text:span></text:p>
          </table:table-cell>
          <table:table-cell table:style-name="Cell146">
            <text:p text:style-name="P157"><text:span text:style-name="T157_1">or</text:span><text:span text:style-name="T157_2"><text:s/></text:span><text:span text:style-name="T157_3">just</text:span><text:span text:style-name="T157_4"><text:s/></text:span><text:span text:style-name="T157_5">sign</text:span><text:span text:style-name="T157_6"><text:s/></text:span><text:span text:style-name="T157_7">in</text:span><text:span text:style-name="T157_8"><text:s/></text:span><text:span text:style-name="T157_9">instantly</text:span><text:span text:style-name="T157_10"><text:s/></text:span><text:span text:style-name="T157_11">with</text:span></text:p>
          </table:table-cell>
          <table:table-cell table:style-name="Cell147">
            <text:p text:style-name="P158"/>
          </table:table-cell>
        </table:table-row>
        <table:table-row table:style-name="Row50">
          <table:table-cell table:style-name="Cell148">
            <text:p text:style-name="P159"><text:span text:style-name="T159_1">body</text:span><text:span text:style-name="T159_2"><text:s/></text:span><text:span text:style-name="T159_3">play</text:span><text:span text:style-name="T159_4"><text:s/></text:span><text:span text:style-name="T159_5">gameselect</text:span><text:span text:style-name="T159_6"><text:s/></text:span><text:span text:style-name="T159_7">login</text:span></text:p>
            <text:p text:style-name="P160"><text:span text:style-name="T160_1">field</text:span><text:span text:style-name="T160_2"><text:s/>5</text:span></text:p>
          </table:table-cell>
          <table:table-cell table:style-name="Cell149">
            <text:p text:style-name="P161"><text:span text:style-name="T161_1">logout</text:span></text:p>
          </table:table-cell>
          <table:table-cell table:style-name="Cell150">
            <text:p text:style-name="P162"/>
          </table:table-cell>
        </table:table-row>
        <table:table-row table:style-name="Row51">
          <table:table-cell table:style-name="Cell151">
            <text:p text:style-name="P163"><text:span text:style-name="T163_1">body</text:span><text:span text:style-name="T163_2"><text:s/></text:span><text:span text:style-name="T163_3">play</text:span><text:span text:style-name="T163_4"><text:s/></text:span><text:span text:style-name="T163_5">gameselect</text:span><text:span text:style-name="T163_6"><text:s/></text:span><text:span text:style-name="T163_7">login</text:span></text:p>
            <text:p text:style-name="P164"><text:span text:style-name="T164_1">field</text:span><text:span text:style-name="T164_2"><text:s/>6</text:span></text:p>
          </table:table-cell>
          <table:table-cell table:style-name="Cell152">
            <text:p text:style-name="P165"><text:span text:style-name="T165_1">Please</text:span><text:span text:style-name="T165_2"><text:s/></text:span><text:span text:style-name="T165_3">login</text:span><text:span text:style-name="T165_4"><text:s/></text:span><text:span text:style-name="T165_5">or</text:span><text:span text:style-name="T165_6"><text:s/></text:span><text:span text:style-name="T165_7">register</text:span><text:span text:style-name="T165_8"><text:s/></text:span><text:span text:style-name="T165_9">so</text:span><text:span text:style-name="T165_10"><text:s/></text:span><text:span text:style-name="T165_11">you</text:span><text:span text:style-name="T165_12"><text:s/></text:span><text:span text:style-name="T165_13">can</text:span><text:span text:style-name="T165_14"><text:s/></text:span><text:span text:style-name="T165_15">keep</text:span><text:span text:style-name="T165_16"><text:s/></text:span><text:span text:style-name="T165_17">track</text:span><text:span text:style-name="T165_18"><text:s/></text:span><text:span text:style-name="T165_19">of</text:span><text:span text:style-name="T165_20"><text:s/></text:span><text:span text:style-name="T165_21">your</text:span><text:span text:style-name="T165_22"><text:s/></text:span><text:span text:style-name="T165_23">contribution</text:span><text:span text:style-name="T165_24"><text:s/></text:span><text:span text:style-name="T165_25">to</text:span><text:span text:style-name="T165_26"><text:s/></text:span><text:span text:style-name="T165_27">science</text:span></text:p>
          </table:table-cell>
          <table:table-cell table:style-name="Cell153">
            <text:p text:style-name="P166"/>
          </table:table-cell>
        </table:table-row>
        <table:table-row table:style-name="Row52">
          <table:table-cell table:style-name="Cell154">
            <text:p text:style-name="P167"><text:span text:style-name="T167_1">body</text:span><text:span text:style-name="T167_2"><text:s/></text:span><text:span text:style-name="T167_3">play</text:span><text:span text:style-name="T167_4"><text:s/></text:span><text:span text:style-name="T167_5">gameselect</text:span><text:span text:style-name="T167_6"><text:s/></text:span><text:span text:style-name="T167_7">login</text:span></text:p>
            <text:p text:style-name="P168"><text:span text:style-name="T168_1">field</text:span><text:span text:style-name="T168_2"><text:s/>7</text:span></text:p>
          </table:table-cell>
          <table:table-cell table:style-name="Cell155">
            <text:p text:style-name="P169"><text:span text:style-name="T169_1">Username</text:span></text:p>
          </table:table-cell>
          <table:table-cell table:style-name="Cell156">
            <text:p text:style-name="P170"/>
          </table:table-cell>
        </table:table-row>
        <table:table-row table:style-name="Row53">
          <table:table-cell table:style-name="Cell157">
            <text:p text:style-name="P171"><text:span text:style-name="T171_1">body</text:span><text:span text:style-name="T171_2"><text:s/></text:span><text:span text:style-name="T171_3">play</text:span><text:span text:style-name="T171_4"><text:s/></text:span><text:span text:style-name="T171_5">gameselect</text:span><text:span text:style-name="T171_6"><text:s/></text:span><text:span text:style-name="T171_7">login</text:span></text:p>
            <text:p text:style-name="P172"><text:span text:style-name="T172_1">field</text:span><text:span text:style-name="T172_2"><text:s/>8</text:span></text:p>
          </table:table-cell>
          <table:table-cell table:style-name="Cell158">
            <text:p text:style-name="P173"><text:span text:style-name="T173_1">Password</text:span></text:p>
          </table:table-cell>
          <table:table-cell table:style-name="Cell159">
            <text:p text:style-name="P174"/>
          </table:table-cell>
        </table:table-row>
        <table:table-row table:style-name="Row54">
          <table:table-cell table:style-name="Cell160">
            <text:p text:style-name="P175"><text:span text:style-name="T175_1">body</text:span><text:span text:style-name="T175_2"><text:s/></text:span><text:span text:style-name="T175_3">play</text:span><text:span text:style-name="T175_4"><text:s/></text:span><text:span text:style-name="T175_5">gameselect</text:span><text:span text:style-name="T175_6"><text:s/></text:span><text:span text:style-name="T175_7">login</text:span></text:p>
            <text:p text:style-name="P176"><text:span text:style-name="T176_1">field</text:span><text:span text:style-name="T176_2"><text:s/>9</text:span></text:p>
          </table:table-cell>
          <table:table-cell table:style-name="Cell161">
            <text:p text:style-name="P177"><text:span text:style-name="T177_1">E</text:span><text:span text:style-name="T177_2">-</text:span><text:span text:style-name="T177_3">mail</text:span><text:span text:style-name="T177_4"><text:s/></text:span><text:span text:style-name="T177_5">address</text:span><text:span text:style-name="T177_6"><text:s/>(</text:span><text:span text:style-name="T177_7">optional</text:span><text:span text:style-name="T177_8">)</text:span></text:p>
          </table:table-cell>
          <table:table-cell table:style-name="Cell162">
            <text:p text:style-name="P178"/>
          </table:table-cell>
        </table:table-row>
        <table:table-row table:style-name="Row55">
          <table:table-cell table:style-name="Cell163">
            <text:p text:style-name="P179"><text:span text:style-name="T179_1">body</text:span><text:span text:style-name="T179_2"><text:s/></text:span><text:span text:style-name="T179_3">play</text:span><text:span text:style-name="T179_4"><text:s/></text:span><text:span text:style-name="T179_5">gameselect</text:span><text:span text:style-name="T179_6"><text:s/></text:span><text:span text:style-name="T179_7">login</text:span></text:p>
            <text:p text:style-name="P180"><text:span text:style-name="T180_1">field</text:span><text:span text:style-name="T180_2"><text:s/>10</text:span></text:p>
          </table:table-cell>
          <table:table-cell table:style-name="Cell164">
            <text:p text:style-name="P181"><text:span text:style-name="T181_1">Confirm</text:span></text:p>
          </table:table-cell>
          <table:table-cell table:style-name="Cell165">
            <text:p text:style-name="P182"/>
          </table:table-cell>
        </table:table-row>
        <table:table-row table:style-name="Row56">
          <table:table-cell table:style-name="Cell166">
            <text:p text:style-name="P183"><text:span text:style-name="T183_1">body</text:span><text:span text:style-name="T183_2"><text:s/></text:span><text:span text:style-name="T183_3">play</text:span><text:span text:style-name="T183_4"><text:s/></text:span><text:span text:style-name="T183_5">gameselect</text:span><text:span text:style-name="T183_6"><text:s/></text:span><text:span text:style-name="T183_7">login</text:span></text:p>
            <text:p text:style-name="P184"><text:span text:style-name="T184_1">field</text:span><text:span text:style-name="T184_2"><text:s/>11</text:span></text:p>
          </table:table-cell>
          <table:table-cell table:style-name="Cell167">
            <text:p text:style-name="P185"><text:span text:style-name="T185_1">Challenge</text:span><text:span text:style-name="T185_2"><text:s/></text:span><text:span text:style-name="T185_3">your</text:span><text:span text:style-name="T185_4"><text:s/></text:span><text:span text:style-name="T185_5">friends</text:span><text:span text:style-name="T185_6">,<text:s/></text:span><text:span text:style-name="T185_7">share</text:span><text:span text:style-name="T185_8"><text:s/></text:span><text:span text:style-name="T185_9">alignments</text:span><text:span text:style-name="T185_10">,<text:s/></text:span><text:span text:style-name="T185_11">and</text:span><text:span text:style-name="T185_12"><text:s/></text:span><text:span text:style-name="T185_13">more</text:span><text:span text:style-name="T185_14">!</text:span></text:p>
          </table:table-cell>
          <table:table-cell table:style-name="Cell168">
            <text:p text:style-name="P186"/>
          </table:table-cell>
        </table:table-row>
        <table:table-row table:style-name="Row57">
          <table:table-cell table:style-name="Cell169">
            <text:p text:style-name="P187"><text:span text:style-name="T187_1">body</text:span><text:span text:style-name="T187_2"><text:s/></text:span><text:span text:style-name="T187_3">play</text:span><text:span text:style-name="T187_4"><text:s/></text:span><text:span text:style-name="T187_5">gameselect</text:span><text:span text:style-name="T187_6"><text:s/></text:span><text:span text:style-name="T187_7">login</text:span></text:p>
            <text:p text:style-name="P188"><text:span text:style-name="T188_1">field</text:span><text:span text:style-name="T188_2"><text:s/>12</text:span></text:p>
          </table:table-cell>
          <table:table-cell table:style-name="Cell170">
            <text:p text:style-name="P189"><text:span text:style-name="T189_1">Connect</text:span><text:span text:style-name="T189_2"><text:s/></text:span><text:span text:style-name="T189_3">to</text:span><text:span text:style-name="T189_4"><text:s/></text:span><text:span text:style-name="T189_5">Phylo</text:span><text:span text:style-name="T189_6"><text:s/></text:span><text:span text:style-name="T189_7">with</text:span><text:span text:style-name="T189_8"><text:s/>***<text:line-break/><text:line-break/><text:s/>{</text:span><text:span text:style-name="T189_9">please</text:span><text:span text:style-name="T189_10"><text:s/></text:span><text:span text:style-name="T189_11">leave</text:span><text:span text:style-name="T189_12"><text:s/></text:span><text:span text:style-name="T189_13">the</text:span><text:span text:style-name="T189_14"><text:s/></text:span><text:span text:style-name="T189_15">stars</text:span><text:span text:style-name="T189_16"><text:s/></text:span><text:span text:style-name="T189_17">in</text:span><text:span text:style-name="T189_18"><text:s/></text:span><text:span text:style-name="T189_19">your</text:span><text:span text:style-name="T189_20"><text:s/></text:span><text:span text:style-name="T189_21">translation</text:span><text:span text:style-name="T189_22">}</text:span></text:p>
          </table:table-cell>
          <table:table-cell table:style-name="Cell171">
            <text:p text:style-name="P190"/>
          </table:table-cell>
        </table:table-row>
        <table:table-row table:style-name="Row58">
          <table:table-cell table:style-name="Cell172">
            <text:p text:style-name="P191"><text:span text:style-name="T191_1">body</text:span><text:span text:style-name="T191_2"><text:s/></text:span><text:span text:style-name="T191_3">play</text:span><text:span text:style-name="T191_4"><text:s/></text:span><text:span text:style-name="T191_5">gameselect</text:span><text:span text:style-name="T191_6"><text:s/></text:span><text:span text:style-name="T191_7">login</text:span></text:p>
            <text:p text:style-name="P192"><text:span text:style-name="T192_1">field</text:span><text:span text:style-name="T192_2"><text:s/>13</text:span></text:p>
          </table:table-cell>
          <table:table-cell table:style-name="Cell173">
            <text:p text:style-name="P193"><text:span text:style-name="T193_1">Not</text:span><text:span text:style-name="T193_2"><text:s/></text:span><text:span text:style-name="T193_3">Logged</text:span><text:span text:style-name="T193_4"><text:s/></text:span><text:span text:style-name="T193_5">in</text:span><text:span text:style-name="T193_6">.<text:s/></text:span><text:span text:style-name="T193_7">Playing</text:span><text:span text:style-name="T193_8"><text:s/></text:span><text:span text:style-name="T193_9">as</text:span><text:span text:style-name="T193_10"><text:s/></text:span><text:span text:style-name="T193_11">a</text:span><text:span text:style-name="T193_12"><text:s/></text:span><text:span text:style-name="T193_13">guest</text:span><text:span text:style-name="T193_14">.</text:span></text:p>
          </table:table-cell>
          <table:table-cell table:style-name="Cell174">
            <text:p text:style-name="P194"/>
          </table:table-cell>
        </table:table-row>
        <table:table-row table:style-name="Row59">
          <table:table-cell table:style-name="Cell175">
            <text:p text:style-name="P195"><text:span text:style-name="T195_1">body</text:span><text:span text:style-name="T195_2"><text:s/></text:span><text:span text:style-name="T195_3">play</text:span><text:span text:style-name="T195_4"><text:s/></text:span><text:span text:style-name="T195_5">gameselect</text:span><text:span text:style-name="T195_6"><text:s/></text:span><text:span text:style-name="T195_7">login</text:span></text:p>
            <text:p text:style-name="P196"><text:span text:style-name="T196_1">field</text:span><text:span text:style-name="T196_2"><text:s/>14</text:span></text:p>
          </table:table-cell>
          <table:table-cell table:style-name="Cell176">
            <text:p text:style-name="P197"><text:span text:style-name="T197_1">Welcome</text:span><text:span text:style-name="T197_2"><text:s/>***</text:span></text:p>
          </table:table-cell>
          <table:table-cell table:style-name="Cell177">
            <text:p text:style-name="P198"/>
          </table:table-cell>
        </table:table-row>
        <table:table-row table:style-name="Row60">
          <table:table-cell table:style-name="Cell178">
            <text:p text:style-name="P199"><text:span text:style-name="T199_1">body</text:span><text:span text:style-name="T199_2"><text:s/></text:span><text:span text:style-name="T199_3">play</text:span><text:span text:style-name="T199_4"><text:s/></text:span><text:span text:style-name="T199_5">gameselect</text:span><text:span text:style-name="T199_6"><text:s/></text:span><text:span text:style-name="T199_7">login</text:span></text:p>
            <text:p text:style-name="P200"><text:span text:style-name="T200_1">field</text:span><text:span text:style-name="T200_2"><text:s/>15</text:span></text:p>
          </table:table-cell>
          <table:table-cell table:style-name="Cell179">
            <text:p text:style-name="P201"><text:span text:style-name="T201_1">You</text:span><text:span text:style-name="T201_2"><text:s/></text:span><text:span text:style-name="T201_3">are</text:span><text:span text:style-name="T201_4"><text:s/></text:span><text:span text:style-name="T201_5">now</text:span><text:span text:style-name="T201_6"><text:s/></text:span><text:span text:style-name="T201_7">logged</text:span><text:span text:style-name="T201_8"><text:s/></text:span><text:span text:style-name="T201_9">out</text:span></text:p>
          </table:table-cell>
          <table:table-cell table:style-name="Cell180">
            <text:p text:style-name="P202"/>
          </table:table-cell>
        </table:table-row>
        <table:table-row table:style-name="Row61">
          <table:table-cell table:style-name="Cell181">
            <text:p text:style-name="P203"><text:span text:style-name="T203_1">body</text:span><text:span text:style-name="T203_2"><text:s/></text:span><text:span text:style-name="T203_3">play</text:span><text:span text:style-name="T203_4"><text:s/></text:span><text:span text:style-name="T203_5">gameselect</text:span><text:span text:style-name="T203_6"><text:s/></text:span><text:span text:style-name="T203_7">login</text:span></text:p>
            <text:p text:style-name="P204"><text:span text:style-name="T204_1">field</text:span><text:span text:style-name="T204_2"><text:s/>16</text:span></text:p>
          </table:table-cell>
          <table:table-cell table:style-name="Cell182">
            <text:p text:style-name="P205"><text:span text:style-name="T205_1">Could</text:span><text:span text:style-name="T205_2"><text:s/></text:span><text:span text:style-name="T205_3">not</text:span><text:span text:style-name="T205_4"><text:s/></text:span><text:span text:style-name="T205_5">login</text:span><text:span text:style-name="T205_6">:<text:s/></text:span><text:span text:style-name="T205_7">Wrong</text:span><text:span text:style-name="T205_8"><text:s/></text:span><text:span text:style-name="T205_9">username</text:span><text:span text:style-name="T205_10">/</text:span><text:span text:style-name="T205_11">password</text:span></text:p>
          </table:table-cell>
          <table:table-cell table:style-name="Cell183">
            <text:p text:style-name="P206"/>
          </table:table-cell>
        </table:table-row>
        <table:table-row table:style-name="Row62">
          <table:table-cell table:style-name="Cell184">
            <text:p text:style-name="P207"><text:span text:style-name="T207_1">body</text:span><text:span text:style-name="T207_2"><text:s/></text:span><text:span text:style-name="T207_3">play</text:span><text:span text:style-name="T207_4"><text:s/></text:span><text:span text:style-name="T207_5">gameselect</text:span><text:span text:style-name="T207_6"><text:s/></text:span><text:span text:style-name="T207_7">login</text:span></text:p>
            <text:p text:style-name="P208"><text:span text:style-name="T208_1">field</text:span><text:span text:style-name="T208_2"><text:s/>17</text:span></text:p>
          </table:table-cell>
          <table:table-cell table:style-name="Cell185">
            <text:p text:style-name="P209"><text:span text:style-name="T209_1">Logout</text:span></text:p>
          </table:table-cell>
          <table:table-cell table:style-name="Cell186">
            <text:p text:style-name="P210"/>
          </table:table-cell>
        </table:table-row>
        <table:table-row table:style-name="Row63">
          <table:table-cell table:style-name="Cell187">
            <text:p text:style-name="P211"><text:span text:style-name="T211_1">body</text:span><text:span text:style-name="T211_2"><text:s/></text:span><text:span text:style-name="T211_3">play</text:span><text:span text:style-name="T211_4"><text:s/></text:span><text:span text:style-name="T211_5">gameselect</text:span><text:span text:style-name="T211_6"><text:s/></text:span><text:span text:style-name="T211_7">login</text:span></text:p>
            <text:p text:style-name="P212"><text:span text:style-name="T212_1">field</text:span><text:span text:style-name="T212_2"><text:s/>18</text:span></text:p>
          </table:table-cell>
          <table:table-cell table:style-name="Cell188">
            <text:p text:style-name="P213"><text:span text:style-name="T213_1">Registration</text:span></text:p>
          </table:table-cell>
          <table:table-cell table:style-name="Cell189">
            <text:p text:style-name="P214"/>
          </table:table-cell>
        </table:table-row>
        <table:table-row table:style-name="Row64">
          <table:table-cell table:style-name="Cell190">
            <text:p text:style-name="P215"><text:span text:style-name="T215_1">body</text:span><text:span text:style-name="T215_2"><text:s/></text:span><text:span text:style-name="T215_3">play</text:span><text:span text:style-name="T215_4"><text:s/></text:span><text:span text:style-name="T215_5">gameselect</text:span><text:span text:style-name="T215_6"><text:s/></text:span><text:span text:style-name="T215_7">login</text:span></text:p>
            <text:p text:style-name="P216"><text:span text:style-name="T216_1">field</text:span><text:span text:style-name="T216_2"><text:s/>19</text:span></text:p>
          </table:table-cell>
          <table:table-cell table:style-name="Cell191">
            <text:p text:style-name="P217"><text:span text:style-name="T217_1">Welcome</text:span><text:span text:style-name="T217_2"><text:s/></text:span><text:span text:style-name="T217_3">back</text:span><text:span text:style-name="T217_4">!</text:span></text:p>
          </table:table-cell>
          <table:table-cell table:style-name="Cell192">
            <text:p text:style-name="P218"/>
          </table:table-cell>
        </table:table-row>
        <table:table-row table:style-name="Row65">
          <table:table-cell table:style-name="Cell193">
            <text:p text:style-name="P219"><text:span text:style-name="T219_1">body</text:span><text:span text:style-name="T219_2"><text:s/></text:span><text:span text:style-name="T219_3">play</text:span><text:span text:style-name="T219_4"><text:s/></text:span><text:span text:style-name="T219_5">gameselect</text:span><text:span text:style-name="T219_6"><text:s/></text:span><text:span text:style-name="T219_7">login</text:span></text:p>
            <text:p text:style-name="P220"><text:span text:style-name="T220_1">field</text:span><text:span text:style-name="T220_2"><text:s/>20</text:span></text:p>
          </table:table-cell>
          <table:table-cell table:style-name="Cell194">
            <text:p text:style-name="P221"><text:span text:style-name="T221_1">Username</text:span><text:span text:style-name="T221_2"><text:s/></text:span><text:span text:style-name="T221_3">or</text:span><text:span text:style-name="T221_4"><text:s/></text:span><text:span text:style-name="T221_5">Password</text:span><text:span text:style-name="T221_6"><text:s/></text:span><text:span text:style-name="T221_7">is</text:span><text:span text:style-name="T221_8"><text:s/></text:span><text:span text:style-name="T221_9">missing</text:span></text:p>
          </table:table-cell>
          <table:table-cell table:style-name="Cell195">
            <text:p text:style-name="P222"/>
          </table:table-cell>
        </table:table-row>
        <table:table-row table:style-name="Row66">
          <table:table-cell table:style-name="Cell196">
            <text:p text:style-name="P223"><text:span text:style-name="T223_1">body</text:span><text:span text:style-name="T223_2"><text:s/></text:span><text:span text:style-name="T223_3">play</text:span><text:span text:style-name="T223_4"><text:s/></text:span><text:span text:style-name="T223_5">gameselect</text:span><text:span text:style-name="T223_6"><text:s/></text:span><text:span text:style-name="T223_7">login</text:span></text:p>
            <text:p text:style-name="P224"><text:span text:style-name="T224_1">field</text:span><text:span text:style-name="T224_2"><text:s/>21</text:span></text:p>
          </table:table-cell>
          <table:table-cell table:style-name="Cell197">
            <text:p text:style-name="P225"><text:span text:style-name="T225_1">Could</text:span><text:span text:style-name="T225_2"><text:s/></text:span><text:span text:style-name="T225_3">not</text:span><text:span text:style-name="T225_4"><text:s/></text:span><text:span text:style-name="T225_5">connect</text:span><text:span text:style-name="T225_6"><text:s/></text:span><text:span text:style-name="T225_7">to</text:span><text:span text:style-name="T225_8"><text:s/></text:span><text:span text:style-name="T225_9">the</text:span><text:span text:style-name="T225_10"><text:s/></text:span><text:span text:style-name="T225_11">server</text:span><text:span text:style-name="T225_12">.<text:s/></text:span><text:span text:style-name="T225_13">Please</text:span><text:span text:style-name="T225_14"><text:s/></text:span><text:span text:style-name="T225_15">try</text:span><text:span text:style-name="T225_16"><text:s/></text:span><text:span text:style-name="T225_17">again</text:span></text:p>
          </table:table-cell>
          <table:table-cell table:style-name="Cell198">
            <text:p text:style-name="P226"/>
          </table:table-cell>
        </table:table-row>
        <table:table-row table:style-name="Row67">
          <table:table-cell table:style-name="Cell199">
            <text:p text:style-name="P227"><text:span text:style-name="T227_1">body</text:span><text:span text:style-name="T227_2"><text:s/></text:span><text:span text:style-name="T227_3">play</text:span><text:span text:style-name="T227_4"><text:s/></text:span><text:span text:style-name="T227_5">gameselect</text:span><text:span text:style-name="T227_6"><text:s/></text:span><text:span text:style-name="T227_7">login</text:span></text:p>
            <text:p text:style-name="P228"><text:span text:style-name="T228_1">field</text:span><text:span text:style-name="T228_2"><text:s/>22</text:span></text:p>
          </table:table-cell>
          <table:table-cell table:style-name="Cell200">
            <text:p text:style-name="P229"><text:span text:style-name="T229_1">Username</text:span><text:span text:style-name="T229_2"><text:s/></text:span><text:span text:style-name="T229_3">already</text:span><text:span text:style-name="T229_4"><text:s/></text:span><text:span text:style-name="T229_5">exists</text:span></text:p>
          </table:table-cell>
          <table:table-cell table:style-name="Cell201">
            <text:p text:style-name="P230"/>
          </table:table-cell>
        </table:table-row>
        <table:table-row table:style-name="Row68">
          <table:table-cell table:style-name="Cell202">
            <text:p text:style-name="P231"><text:span text:style-name="T231_1">body</text:span><text:span text:style-name="T231_2"><text:s/></text:span><text:span text:style-name="T231_3">play</text:span><text:span text:style-name="T231_4"><text:s/></text:span><text:span text:style-name="T231_5">gameselect</text:span><text:span text:style-name="T231_6"><text:s/></text:span><text:span text:style-name="T231_7">l</text:span><text:span text:style-name="T231_8">evelselect</text:span><text:span text:style-name="T231_9"><text:s/></text:span><text:span text:style-name="T231_10">h</text:span><text:span text:style-name="T231_11">eader</text:span></text:p>
          </table:table-cell>
          <table:table-cell table:style-name="Cell203">
            <text:p text:style-name="P232"><text:span text:style-name="T232_1">Level</text:span><text:span text:style-name="T232_2"><text:s/></text:span><text:span text:style-name="T232_3">select</text:span><text:span text:style-name="T232_4">.<text:s/></text:span><text:span text:style-name="T232_5">Choose</text:span><text:span text:style-name="T232_6"><text:s/></text:span><text:span text:style-name="T232_7">a</text:span><text:span text:style-name="T232_8"><text:s/></text:span><text:span text:style-name="T232_9">level</text:span><text:span text:style-name="T232_10"><text:s/></text:span><text:span text:style-name="T232_11">by</text:span><text:span text:style-name="T232_12"><text:s/></text:span><text:span text:style-name="T232_13">difficulty</text:span><text:span text:style-name="T232_14">,<text:s/></text:span><text:span text:style-name="T232_15">ID</text:span><text:span text:style-name="T232_16"><text:s/></text:span><text:span text:style-name="T232_17">or</text:span><text:span text:style-name="T232_18"><text:s/></text:span><text:span text:style-name="T232_19">associated</text:span><text:span text:style-name="T232_20"><text:s/></text:span><text:span text:style-name="T232_21">disease</text:span></text:p>
          </table:table-cell>
          <table:table-cell table:style-name="Cell204">
            <text:p text:style-name="P233"/>
          </table:table-cell>
        </table:table-row>
        <table:table-row table:style-name="Row69">
          <table:table-cell table:style-name="Cell205">
            <text:p text:style-name="P234"><text:span text:style-name="T234_1">body</text:span><text:span text:style-name="T234_2"><text:s/></text:span><text:span text:style-name="T234_3">play</text:span><text:span text:style-name="T234_4"><text:s/></text:span><text:span text:style-name="T234_5">gameselect</text:span><text:span text:style-name="T234_6"><text:s/></text:span><text:span text:style-name="T234_7">levelselect</text:span><text:span text:style-name="T234_8"><text:s/></text:span><text:span text:style-name="T234_9">random</text:span><text:span text:style-name="T234_10"><text:s/></text:span><text:span text:style-name="T234_11">field</text:span><text:span text:style-name="T234_12"><text:s/>1</text:span></text:p>
          </table:table-cell>
          <table:table-cell table:style-name="Cell206">
            <text:p text:style-name="P235"><text:span text:style-name="T235_1">Select</text:span><text:span text:style-name="T235_2"><text:s/></text:span><text:span text:style-name="T235_3">the</text:span><text:span text:style-name="T235_4"><text:s/></text:span><text:span text:style-name="T235_5">number</text:span><text:span text:style-name="T235_6"><text:s/></text:span><text:span text:style-name="T235_7">of</text:span><text:span text:style-name="T235_8"><text:s/></text:span><text:span text:style-name="T235_9">sequences</text:span></text:p>
          </table:table-cell>
          <table:table-cell table:style-name="Cell207">
            <text:p text:style-name="P236"/>
          </table:table-cell>
        </table:table-row>
        <table:table-row table:style-name="Row70">
          <table:table-cell table:style-name="Cell208">
            <text:p text:style-name="P237"><text:span text:style-name="T237_1">body</text:span><text:span text:style-name="T237_2"><text:s/></text:span><text:span text:style-name="T237_3">play</text:span><text:span text:style-name="T237_4"><text:s/></text:span><text:span text:style-name="T237_5">gameselect</text:span><text:span text:style-name="T237_6"><text:s/></text:span><text:span text:style-name="T237_7">levelselect</text:span><text:span text:style-name="T237_8"><text:s/></text:span><text:span text:style-name="T237_9">random</text:span><text:span text:style-name="T237_10"><text:s/></text:span><text:span text:style-name="T237_11">field</text:span><text:span text:style-name="T237_12"><text:s/>2</text:span></text:p>
          </table:table-cell>
          <table:table-cell table:style-name="Cell209">
            <text:p text:style-name="P238"><text:span text:style-name="T238_1">Random</text:span></text:p>
          </table:table-cell>
          <table:table-cell table:style-name="Cell210">
            <text:p text:style-name="P239"/>
          </table:table-cell>
        </table:table-row>
        <table:table-row table:style-name="Row71">
          <table:table-cell table:style-name="Cell211">
            <text:p text:style-name="P240"><text:span text:style-name="T240_1">body</text:span><text:span text:style-name="T240_2"><text:s/></text:span><text:span text:style-name="T240_3">play</text:span><text:span text:style-name="T240_4"><text:s/></text:span><text:span text:style-name="T240_5">gameselect</text:span><text:span text:style-name="T240_6"><text:s/></text:span><text:span text:style-name="T240_7">levelselect</text:span><text:span text:style-name="T240_8"><text:s/></text:span><text:span text:style-name="T240_9">random</text:span><text:span text:style-name="T240_10"><text:s/></text:span><text:span text:style-name="T240_11">field</text:span><text:span text:style-name="T240_12"><text:s/>3</text:span></text:p>
          </table:table-cell>
          <table:table-cell table:style-name="Cell212">
            <text:p text:style-name="P241"><text:span text:style-name="T241_1">Easy</text:span><text:span text:style-name="T241_2"><text:s/>-<text:s/></text:span><text:span text:style-name="T241_3">Hard</text:span></text:p>
          </table:table-cell>
          <table:table-cell table:style-name="Cell213">
            <text:p text:style-name="P242"/>
          </table:table-cell>
        </table:table-row>
        <table:table-row table:style-name="Row72">
          <table:table-cell table:style-name="Cell214">
            <text:p text:style-name="P243"><text:span text:style-name="T243_1">body</text:span><text:span text:style-name="T243_2"><text:s/></text:span><text:span text:style-name="T243_3">play</text:span><text:span text:style-name="T243_4"><text:s/></text:span><text:span text:style-name="T243_5">gameselect</text:span><text:span text:style-name="T243_6"><text:s/></text:span><text:span text:style-name="T243_7">levelselect</text:span><text:span text:style-name="T243_8"><text:s/></text:span><text:span text:style-name="T243_9">level</text:span><text:span text:style-name="T243_10">_</text:span><text:span text:style-name="T243_11">id</text:span><text:span text:style-name="T243_12"><text:s/></text:span><text:span text:style-name="T243_13">field</text:span><text:span text:style-name="T243_14"><text:s/>1</text:span></text:p>
          </table:table-cell>
          <table:table-cell table:style-name="Cell215">
            <text:p text:style-name="P244"><text:span text:style-name="T244_1">Enter</text:span><text:span text:style-name="T244_2"><text:s/></text:span><text:span text:style-name="T244_3">the</text:span><text:span text:style-name="T244_4"><text:s/></text:span><text:span text:style-name="T244_5">ID</text:span><text:span text:style-name="T244_6"><text:s/></text:span><text:span text:style-name="T244_7">of</text:span><text:span text:style-name="T244_8"><text:s/></text:span><text:span text:style-name="T244_9">the</text:span><text:span text:style-name="T244_10"><text:s/></text:span><text:span text:style-name="T244_11">level</text:span><text:span text:style-name="T244_12"><text:s/></text:span><text:span text:style-name="T244_13">you</text:span><text:span text:style-name="T244_14"><text:s/></text:span><text:span text:style-name="T244_15">wish</text:span><text:span text:style-name="T244_16"><text:s/></text:span><text:span text:style-name="T244_17">to</text:span><text:span text:style-name="T244_18"><text:s/></text:span><text:span text:style-name="T244_19">play</text:span></text:p>
          </table:table-cell>
          <table:table-cell table:style-name="Cell216">
            <text:p text:style-name="P245"/>
          </table:table-cell>
        </table:table-row>
        <table:table-row table:style-name="Row73">
          <table:table-cell table:style-name="Cell217">
            <text:p text:style-name="P246"><text:span text:style-name="T246_1">body</text:span><text:span text:style-name="T246_2"><text:s/></text:span><text:span text:style-name="T246_3">play</text:span><text:span text:style-name="T246_4"><text:s/></text:span><text:span text:style-name="T246_5">gameselect</text:span><text:span text:style-name="T246_6"><text:s/></text:span><text:span text:style-name="T246_7">levelselect</text:span><text:span text:style-name="T246_8"><text:s/></text:span><text:span text:style-name="T246_9">level</text:span><text:span text:style-name="T246_10">_</text:span><text:span text:style-name="T246_11">id</text:span><text:span text:style-name="T246_12"><text:s/></text:span><text:span text:style-name="T246_13">field</text:span><text:span text:style-name="T246_14"><text:s/>2</text:span></text:p>
          </table:table-cell>
          <table:table-cell table:style-name="Cell218">
            <text:p text:style-name="P247"><text:span text:style-name="T247_1">Level</text:span><text:span text:style-name="T247_2"><text:s/></text:span><text:span text:style-name="T247_3">ID</text:span></text:p>
          </table:table-cell>
          <table:table-cell table:style-name="Cell219">
            <text:p text:style-name="P248"/>
          </table:table-cell>
        </table:table-row>
        <table:table-row table:style-name="Row74">
          <table:table-cell table:style-name="Cell220">
            <text:p text:style-name="P249"><text:span text:style-name="T249_1">body</text:span><text:span text:style-name="T249_2"><text:s/></text:span><text:span text:style-name="T249_3">play</text:span><text:span text:style-name="T249_4"><text:s/></text:span><text:span text:style-name="T249_5">gameselect</text:span><text:span text:style-name="T249_6"><text:s/></text:span><text:span text:style-name="T249_7">levelselect</text:span><text:span text:style-name="T249_8"><text:s/></text:span><text:span text:style-name="T249_9">level</text:span><text:span text:style-name="T249_10">_</text:span><text:span text:style-name="T249_11">id</text:span><text:span text:style-name="T249_12"><text:s/></text:span><text:span text:style-name="T249_13">field</text:span><text:span text:style-name="T249_14"><text:s/>3</text:span></text:p>
          </table:table-cell>
          <table:table-cell table:style-name="Cell221">
            <text:p text:style-name="P250"><text:span text:style-name="T250_1">Enter</text:span><text:span text:style-name="T250_2"><text:s/></text:span><text:span text:style-name="T250_3">Level</text:span><text:span text:style-name="T250_4"><text:s/></text:span><text:span text:style-name="T250_5">ID</text:span></text:p>
          </table:table-cell>
          <table:table-cell table:style-name="Cell222">
            <text:p text:style-name="P251"/>
          </table:table-cell>
        </table:table-row>
        <table:table-row table:style-name="Row75">
          <table:table-cell table:style-name="Cell223">
            <text:p text:style-name="P252"><text:span text:style-name="T252_1">body</text:span><text:span text:style-name="T252_2"><text:s/></text:span><text:span text:style-name="T252_3">play</text:span><text:span text:style-name="T252_4"><text:s/></text:span><text:span text:style-name="T252_5">gameselect</text:span><text:span text:style-name="T252_6"><text:s/></text:span><text:span text:style-name="T252_7">levelselect</text:span><text:span text:style-name="T252_8"><text:s/></text:span><text:span text:style-name="T252_9">level</text:span><text:span text:style-name="T252_10">_</text:span><text:span text:style-name="T252_11">id</text:span><text:span text:style-name="T252_12"><text:s/></text:span><text:span text:style-name="T252_13">field</text:span><text:span text:style-name="T252_14"><text:s/>4</text:span></text:p>
          </table:table-cell>
          <table:table-cell table:style-name="Cell224">
            <text:p text:style-name="P253"><text:span text:style-name="T253_1">Submit</text:span></text:p>
          </table:table-cell>
          <table:table-cell table:style-name="Cell225">
            <text:p text:style-name="P254"/>
          </table:table-cell>
        </table:table-row>
        <table:table-row table:style-name="Row76">
          <table:table-cell table:style-name="Cell226">
            <text:p text:style-name="P255"><text:span text:style-name="T255_1">body</text:span><text:span text:style-name="T255_2"><text:s/></text:span><text:span text:style-name="T255_3">play</text:span><text:span text:style-name="T255_4"><text:s/></text:span><text:span text:style-name="T255_5">gameselect</text:span><text:span text:style-name="T255_6"><text:s/></text:span><text:span text:style-name="T255_7">levelselect</text:span><text:span text:style-name="T255_8"><text:s/></text:span><text:span text:style-name="T255_9">disease</text:span><text:span text:style-name="T255_10"><text:s/></text:span><text:span text:style-name="T255_11">field</text:span><text:span text:style-name="T255_12"><text:s/>1</text:span></text:p>
          </table:table-cell>
          <table:table-cell table:style-name="Cell227">
            <text:p text:style-name="P256"><text:span text:style-name="T256_1">Select</text:span><text:span text:style-name="T256_2"><text:s/></text:span><text:span text:style-name="T256_3">a</text:span><text:span text:style-name="T256_4"><text:s/></text:span><text:span text:style-name="T256_5">disease</text:span><text:span text:style-name="T256_6"><text:s/></text:span><text:span text:style-name="T256_7">to</text:span><text:span text:style-name="T256_8"><text:s/></text:span><text:span text:style-name="T256_9">get</text:span><text:span text:style-name="T256_10"><text:s/></text:span><text:span text:style-name="T256_11">an</text:span><text:span text:style-name="T256_12"><text:s/></text:span><text:span text:style-name="T256_13">associated</text:span><text:span text:style-name="T256_14"><text:s/></text:span><text:span text:style-name="T256_15">level</text:span></text:p>
          </table:table-cell>
          <table:table-cell table:style-name="Cell228">
            <text:p text:style-name="P257"/>
          </table:table-cell>
        </table:table-row>
        <table:table-row table:style-name="Row77">
          <table:table-cell table:style-name="Cell229">
            <text:p text:style-name="P258"><text:span text:style-name="T258_1">body</text:span><text:span text:style-name="T258_2"><text:s/></text:span><text:span text:style-name="T258_3">play</text:span><text:span text:style-name="T258_4"><text:s/></text:span><text:span text:style-name="T258_5">gameselect</text:span><text:span text:style-name="T258_6"><text:s/></text:span><text:span text:style-name="T258_7">levelselect</text:span><text:span text:style-name="T258_8"><text:s/></text:span><text:span text:style-name="T258_9">disease</text:span><text:span text:style-name="T258_10"><text:s/></text:span><text:span text:style-name="T258_11">field</text:span><text:span text:style-name="T258_12"><text:s/>2</text:span></text:p>
          </table:table-cell>
          <table:table-cell table:style-name="Cell230">
            <text:p text:style-name="P259"><text:span text:style-name="T259_1">Disease</text:span></text:p>
          </table:table-cell>
          <table:table-cell table:style-name="Cell231">
            <text:p text:style-name="P260"/>
          </table:table-cell>
        </table:table-row>
        <table:table-row table:style-name="Row78">
          <table:table-cell table:style-name="Cell232">
            <text:p text:style-name="P261"><text:span text:style-name="T261_1">body</text:span><text:span text:style-name="T261_2"><text:s/></text:span><text:span text:style-name="T261_3">play</text:span><text:span text:style-name="T261_4"><text:s/></text:span><text:span text:style-name="T261_5">gameselect</text:span><text:span text:style-name="T261_6"><text:s/></text:span><text:span text:style-name="T261_7">levelselect</text:span><text:span text:style-name="T261_8"><text:s/></text:span><text:span text:style-name="T261_9">disease</text:span><text:span text:style-name="T261_10"><text:s/></text:span><text:span text:style-name="T261_11">field</text:span><text:span text:style-name="T261_12"><text:s/>3</text:span></text:p>
          </table:table-cell>
          <table:table-cell table:style-name="Cell233">
            <text:p text:style-name="P262"><text:span text:style-name="T262_1">BLOOD</text:span><text:span text:style-name="T262_2"><text:s/></text:span><text:span text:style-name="T262_3">AND</text:span><text:span text:style-name="T262_4"><text:s/></text:span><text:span text:style-name="T262_5">IMMUNE</text:span><text:span text:style-name="T262_6"><text:s/></text:span><text:span text:style-name="T262_7">SYSTEM</text:span></text:p>
          </table:table-cell>
          <table:table-cell table:style-name="Cell234">
            <text:p text:style-name="P263"/>
          </table:table-cell>
        </table:table-row>
        <table:table-row table:style-name="Row79">
          <table:table-cell table:style-name="Cell235">
            <text:p text:style-name="P264"><text:span text:style-name="T264_1">body</text:span><text:span text:style-name="T264_2"><text:s/></text:span><text:span text:style-name="T264_3">play</text:span><text:span text:style-name="T264_4"><text:s/></text:span><text:span text:style-name="T264_5">gameselect</text:span><text:span text:style-name="T264_6"><text:s/></text:span><text:span text:style-name="T264_7">levelselect</text:span><text:span text:style-name="T264_8"><text:s/></text:span><text:span text:style-name="T264_9">disease</text:span><text:span text:style-name="T264_10"><text:s/></text:span><text:span text:style-name="T264_11">field</text:span><text:span text:style-name="T264_12"><text:s/>4</text:span></text:p>
          </table:table-cell>
          <table:table-cell table:style-name="Cell236">
            <text:p text:style-name="P265"><text:span text:style-name="T265_1">BONE</text:span><text:span text:style-name="T265_2"><text:s/></text:span><text:span text:style-name="T265_3">AND</text:span><text:span text:style-name="T265_4"><text:s/></text:span><text:span text:style-name="T265_5">SKIN</text:span></text:p>
          </table:table-cell>
          <table:table-cell table:style-name="Cell237">
            <text:p text:style-name="P266"/>
          </table:table-cell>
        </table:table-row>
        <table:table-row table:style-name="Row80">
          <table:table-cell table:style-name="Cell238">
            <text:p text:style-name="P267"><text:span text:style-name="T267_1">body</text:span><text:span text:style-name="T267_2"><text:s/></text:span><text:span text:style-name="T267_3">play</text:span><text:span text:style-name="T267_4"><text:s/></text:span><text:span text:style-name="T267_5">gameselect</text:span><text:span text:style-name="T267_6"><text:s/></text:span><text:span text:style-name="T267_7">levelselect</text:span><text:span text:style-name="T267_8"><text:s/></text:span><text:span text:style-name="T267_9">disease</text:span><text:span text:style-name="T267_10"><text:s/></text:span><text:span text:style-name="T267_11">field</text:span><text:span text:style-name="T267_12"><text:s/>5</text:span></text:p>
          </table:table-cell>
          <table:table-cell table:style-name="Cell239">
            <text:p text:style-name="P268"><text:span text:style-name="T268_1">BRAIN</text:span><text:span text:style-name="T268_2"><text:s/></text:span><text:span text:style-name="T268_3">AND</text:span><text:span text:style-name="T268_4"><text:s/></text:span><text:span text:style-name="T268_5">NERVOUS</text:span><text:span text:style-name="T268_6"><text:s/></text:span><text:span text:style-name="T268_7">SYSTEM</text:span></text:p>
          </table:table-cell>
          <table:table-cell table:style-name="Cell240">
            <text:p text:style-name="P269"/>
          </table:table-cell>
        </table:table-row>
        <table:table-row table:style-name="Row81">
          <table:table-cell table:style-name="Cell241">
            <text:p text:style-name="P270"><text:span text:style-name="T270_1">body</text:span><text:span text:style-name="T270_2"><text:s/></text:span><text:span text:style-name="T270_3">play</text:span><text:span text:style-name="T270_4"><text:s/></text:span><text:span text:style-name="T270_5">gameselect</text:span><text:span text:style-name="T270_6"><text:s/></text:span><text:span text:style-name="T270_7">levelselect</text:span><text:span text:style-name="T270_8"><text:s/></text:span><text:span text:style-name="T270_9">disease</text:span><text:span text:style-name="T270_10"><text:s/></text:span><text:span text:style-name="T270_11">field</text:span><text:span text:style-name="T270_12"><text:s/>6</text:span></text:p>
          </table:table-cell>
          <table:table-cell table:style-name="Cell242">
            <text:p text:style-name="P271"><text:span text:style-name="T271_1">CANCER</text:span></text:p>
          </table:table-cell>
          <table:table-cell table:style-name="Cell243">
            <text:p text:style-name="P272"/>
          </table:table-cell>
        </table:table-row>
        <table:table-row table:style-name="Row82">
          <table:table-cell table:style-name="Cell244">
            <text:p text:style-name="P273"><text:span text:style-name="T273_1">body</text:span><text:span text:style-name="T273_2"><text:s/></text:span><text:span text:style-name="T273_3">play</text:span><text:span text:style-name="T273_4"><text:s/></text:span><text:span text:style-name="T273_5">gameselect</text:span><text:span text:style-name="T273_6"><text:s/></text:span><text:span text:style-name="T273_7">levelselect</text:span><text:span text:style-name="T273_8"><text:s/></text:span><text:span text:style-name="T273_9">disease</text:span><text:span text:style-name="T273_10"><text:s/></text:span><text:span text:style-name="T273_11">field</text:span><text:span text:style-name="T273_12"><text:s/>7</text:span></text:p>
          </table:table-cell>
          <table:table-cell table:style-name="Cell245">
            <text:p text:style-name="P274"><text:span text:style-name="T274_1">DIGESTIVE</text:span><text:span text:style-name="T274_2"><text:s/></text:span><text:span text:style-name="T274_3">SYSTEM</text:span></text:p>
          </table:table-cell>
          <table:table-cell table:style-name="Cell246">
            <text:p text:style-name="P275"/>
          </table:table-cell>
        </table:table-row>
        <table:table-row table:style-name="Row83">
          <table:table-cell table:style-name="Cell247">
            <text:p text:style-name="P276"><text:span text:style-name="T276_1">body</text:span><text:span text:style-name="T276_2"><text:s/></text:span><text:span text:style-name="T276_3">play</text:span><text:span text:style-name="T276_4"><text:s/></text:span><text:span text:style-name="T276_5">gameselect</text:span><text:span text:style-name="T276_6"><text:s/></text:span><text:span text:style-name="T276_7">levelselect</text:span><text:span text:style-name="T276_8"><text:s/></text:span><text:span text:style-name="T276_9">disease</text:span><text:span text:style-name="T276_10"><text:s/></text:span><text:span text:style-name="T276_11">field</text:span><text:span text:style-name="T276_12"><text:s/>8</text:span></text:p>
          </table:table-cell>
          <table:table-cell table:style-name="Cell248">
            <text:p text:style-name="P277"><text:span text:style-name="T277_1">HEART</text:span><text:span text:style-name="T277_2"><text:s/></text:span><text:span text:style-name="T277_3">AND</text:span><text:span text:style-name="T277_4"><text:s/></text:span><text:span text:style-name="T277_5">CIRCULATORY</text:span><text:span text:style-name="T277_6"><text:s/></text:span><text:span text:style-name="T277_7">SYSTEM</text:span></text:p>
          </table:table-cell>
          <table:table-cell table:style-name="Cell249">
            <text:p text:style-name="P278"/>
          </table:table-cell>
        </table:table-row>
        <table:table-row table:style-name="Row84">
          <table:table-cell table:style-name="Cell250">
            <text:p text:style-name="P279"><text:span text:style-name="T279_1">body</text:span><text:span text:style-name="T279_2"><text:s/></text:span><text:span text:style-name="T279_3">play</text:span><text:span text:style-name="T279_4"><text:s/></text:span><text:span text:style-name="T279_5">gameselect</text:span><text:span text:style-name="T279_6"><text:s/></text:span><text:span text:style-name="T279_7">levelselect</text:span><text:span text:style-name="T279_8"><text:s/></text:span><text:span text:style-name="T279_9">disease</text:span><text:span text:style-name="T279_10"><text:s/></text:span><text:span text:style-name="T279_11">field</text:span><text:span text:style-name="T279_12"><text:s/>9</text:span></text:p>
          </table:table-cell>
          <table:table-cell table:style-name="Cell251">
            <text:p text:style-name="P280"><text:span text:style-name="T280_1">METABOLIC</text:span><text:span text:style-name="T280_2"><text:s/></text:span><text:span text:style-name="T280_3">DISORDERS</text:span></text:p>
          </table:table-cell>
          <table:table-cell table:style-name="Cell252">
            <text:p text:style-name="P281"/>
          </table:table-cell>
        </table:table-row>
        <table:table-row table:style-name="Row85">
          <table:table-cell table:style-name="Cell253">
            <text:p text:style-name="P282"><text:span text:style-name="T282_1">body</text:span><text:span text:style-name="T282_2"><text:s/></text:span><text:span text:style-name="T282_3">play</text:span><text:span text:style-name="T282_4"><text:s/></text:span><text:span text:style-name="T282_5">gameselect</text:span><text:span text:style-name="T282_6"><text:s/></text:span><text:span text:style-name="T282_7">levelselect</text:span><text:span text:style-name="T282_8"><text:s/></text:span><text:span text:style-name="T282_9">disease</text:span><text:span text:style-name="T282_10"><text:s/></text:span><text:span text:style-name="T282_11">field</text:span><text:span text:style-name="T282_12"><text:s/>10</text:span></text:p>
          </table:table-cell>
          <table:table-cell table:style-name="Cell254">
            <text:p text:style-name="P283"><text:span text:style-name="T283_1">MUSCLES</text:span></text:p>
          </table:table-cell>
          <table:table-cell table:style-name="Cell255">
            <text:p text:style-name="P284"/>
          </table:table-cell>
        </table:table-row>
        <table:table-row table:style-name="Row86">
          <table:table-cell table:style-name="Cell256">
            <text:p text:style-name="P285"><text:span text:style-name="T285_1">body</text:span><text:span text:style-name="T285_2"><text:s/></text:span><text:span text:style-name="T285_3">play</text:span><text:span text:style-name="T285_4"><text:s/></text:span><text:span text:style-name="T285_5">gameselect</text:span><text:span text:style-name="T285_6"><text:s/></text:span><text:span text:style-name="T285_7">levelselect</text:span><text:span text:style-name="T285_8"><text:s/></text:span><text:span text:style-name="T285_9">disease</text:span><text:span text:style-name="T285_10"><text:s/></text:span><text:span text:style-name="T285_11">field</text:span><text:span text:style-name="T285_12"><text:s/>11</text:span></text:p>
          </table:table-cell>
          <table:table-cell table:style-name="Cell257">
            <text:p text:style-name="P286"><text:span text:style-name="T286_1">REPRODUCTION</text:span><text:span text:style-name="T286_2"><text:s/></text:span><text:span text:style-name="T286_3">SYSTEM</text:span></text:p>
          </table:table-cell>
          <table:table-cell table:style-name="Cell258">
            <text:p text:style-name="P287"/>
          </table:table-cell>
        </table:table-row>
        <table:table-row table:style-name="Row87">
          <table:table-cell table:style-name="Cell259">
            <text:p text:style-name="P288"><text:span text:style-name="T288_1">body</text:span><text:span text:style-name="T288_2"><text:s/></text:span><text:span text:style-name="T288_3">play</text:span><text:span text:style-name="T288_4"><text:s/></text:span><text:span text:style-name="T288_5">gameselect</text:span><text:span text:style-name="T288_6"><text:s/></text:span><text:span text:style-name="T288_7">levelselect</text:span><text:span text:style-name="T288_8"><text:s/></text:span><text:span text:style-name="T288_9">disease</text:span><text:span text:style-name="T288_10"><text:s/></text:span><text:span text:style-name="T288_11">field</text:span><text:span text:style-name="T288_12"><text:s/>12</text:span></text:p>
          </table:table-cell>
          <table:table-cell table:style-name="Cell260">
            <text:p text:style-name="P289"><text:span text:style-name="T289_1">RESPIRATORY</text:span><text:span text:style-name="T289_2"><text:s/></text:span><text:span text:style-name="T289_3">SYSTEM</text:span></text:p>
          </table:table-cell>
          <table:table-cell table:style-name="Cell261">
            <text:p text:style-name="P290"/>
          </table:table-cell>
        </table:table-row>
        <table:table-row table:style-name="Row88">
          <table:table-cell table:style-name="Cell262">
            <text:p text:style-name="P291"><text:span text:style-name="T291_1">body</text:span><text:span text:style-name="T291_2"><text:s/></text:span><text:span text:style-name="T291_3">play</text:span><text:span text:style-name="T291_4"><text:s/></text:span><text:span text:style-name="T291_5">gameselect</text:span><text:span text:style-name="T291_6"><text:s/></text:span><text:span text:style-name="T291_7">levelselect</text:span><text:span text:style-name="T291_8"><text:s/></text:span><text:span text:style-name="T291_9">disease</text:span><text:span text:style-name="T291_10"><text:s/></text:span><text:span text:style-name="T291_11">field</text:span><text:span text:style-name="T291_12"><text:s/>13</text:span></text:p>
          </table:table-cell>
          <table:table-cell table:style-name="Cell263">
            <text:p text:style-name="P292"><text:span text:style-name="T292_1">SENSORY</text:span><text:span text:style-name="T292_2"><text:s/></text:span><text:span text:style-name="T292_3">SYSTEM</text:span></text:p>
          </table:table-cell>
          <table:table-cell table:style-name="Cell264">
            <text:p text:style-name="P293"/>
          </table:table-cell>
        </table:table-row>
        <table:table-row table:style-name="Row89">
          <table:table-cell table:style-name="Cell265">
            <text:p text:style-name="P294"><text:span text:style-name="T294_1">body</text:span><text:span text:style-name="T294_2"><text:s/></text:span><text:span text:style-name="T294_3">play</text:span><text:span text:style-name="T294_4"><text:s/></text:span><text:span text:style-name="T294_5">gameselect</text:span><text:span text:style-name="T294_6"><text:s/></text:span><text:span text:style-name="T294_7">game</text:span><text:span text:style-name="T294_8">_</text:span><text:span text:style-name="T294_9">board</text:span><text:span text:style-name="T294_10"><text:s/></text:span><text:span text:style-name="T294_11">field</text:span><text:span text:style-name="T294_12"><text:s/>1</text:span></text:p>
          </table:table-cell>
          <table:table-cell table:style-name="Cell266">
            <text:p text:style-name="P295"><text:span text:style-name="T295_1">Score</text:span></text:p>
          </table:table-cell>
          <table:table-cell table:style-name="Cell267">
            <text:p text:style-name="P296"/>
          </table:table-cell>
        </table:table-row>
        <table:table-row table:style-name="Row90">
          <table:table-cell table:style-name="Cell268">
            <text:p text:style-name="P297"><text:span text:style-name="T297_1">body</text:span><text:span text:style-name="T297_2"><text:s/></text:span><text:span text:style-name="T297_3">play</text:span><text:span text:style-name="T297_4"><text:s/></text:span><text:span text:style-name="T297_5">gameselect</text:span><text:span text:style-name="T297_6"><text:s/></text:span><text:span text:style-name="T297_7">game</text:span><text:span text:style-name="T297_8">_</text:span><text:span text:style-name="T297_9">board</text:span><text:span text:style-name="T297_10"><text:s/></text:span><text:span text:style-name="T297_11">field</text:span><text:span text:style-name="T297_12"><text:s/>2</text:span></text:p>
          </table:table-cell>
          <table:table-cell table:style-name="Cell269">
            <text:p text:style-name="P298"><text:span text:style-name="T298_1">Par</text:span></text:p>
          </table:table-cell>
          <table:table-cell table:style-name="Cell270">
            <text:p text:style-name="P299"/>
          </table:table-cell>
        </table:table-row>
        <table:table-row table:style-name="Row91">
          <table:table-cell table:style-name="Cell271">
            <text:p text:style-name="P300"><text:span text:style-name="T300_1">body</text:span><text:span text:style-name="T300_2"><text:s/></text:span><text:span text:style-name="T300_3">play</text:span><text:span text:style-name="T300_4"><text:s/></text:span><text:span text:style-name="T300_5">gameselect</text:span><text:span text:style-name="T300_6"><text:s/></text:span><text:span text:style-name="T300_7">game</text:span><text:span text:style-name="T300_8">_</text:span><text:span text:style-name="T300_9">board</text:span><text:span text:style-name="T300_10"><text:s/></text:span><text:span text:style-name="T300_11">field</text:span><text:span text:style-name="T300_12"><text:s/>3</text:span></text:p>
          </table:table-cell>
          <table:table-cell table:style-name="Cell272">
            <text:p text:style-name="P301"><text:span text:style-name="T301_1">Stage</text:span></text:p>
          </table:table-cell>
          <table:table-cell table:style-name="Cell273">
            <text:p text:style-name="P302"/>
          </table:table-cell>
        </table:table-row>
        <table:table-row table:style-name="Row92">
          <table:table-cell table:style-name="Cell274">
            <text:p text:style-name="P303"><text:span text:style-name="T303_1">body</text:span><text:span text:style-name="T303_2"><text:s/></text:span><text:span text:style-name="T303_3">play</text:span><text:span text:style-name="T303_4"><text:s/></text:span><text:span text:style-name="T303_5">gameselect</text:span><text:span text:style-name="T303_6"><text:s/></text:span><text:span text:style-name="T303_7">game</text:span><text:span text:style-name="T303_8">_</text:span><text:span text:style-name="T303_9">board</text:span><text:span text:style-name="T303_10"><text:s/></text:span><text:span text:style-name="T303_11">field</text:span><text:span text:style-name="T303_12"><text:s/>4</text:span></text:p>
          </table:table-cell>
          <table:table-cell table:style-name="Cell275">
            <text:p text:style-name="P304"><text:span text:style-name="T304_1">Best</text:span><text:span text:style-name="T304_2"><text:s/></text:span><text:span text:style-name="T304_3">Score</text:span></text:p>
          </table:table-cell>
          <table:table-cell table:style-name="Cell276">
            <text:p text:style-name="P305"/>
          </table:table-cell>
        </table:table-row>
        <table:table-row table:style-name="Row93">
          <table:table-cell table:style-name="Cell277">
            <text:p text:style-name="P306"><text:span text:style-name="T306_1">body</text:span><text:span text:style-name="T306_2"><text:s/></text:span><text:span text:style-name="T306_3">play</text:span><text:span text:style-name="T306_4"><text:s/></text:span><text:span text:style-name="T306_5">gameselect</text:span><text:span text:style-name="T306_6"><text:s/></text:span><text:span text:style-name="T306_7">game</text:span><text:span text:style-name="T306_8">_</text:span><text:span text:style-name="T306_9">board</text:span><text:span text:style-name="T306_10"><text:s/></text:span><text:span text:style-name="T306_11">field</text:span><text:span text:style-name="T306_12"><text:s/>5</text:span></text:p>
          </table:table-cell>
          <table:table-cell table:style-name="Cell278">
            <text:p text:style-name="P307"><text:span text:style-name="T307_1">Level</text:span></text:p>
          </table:table-cell>
          <table:table-cell table:style-name="Cell279">
            <text:p text:style-name="P308"/>
          </table:table-cell>
        </table:table-row>
        <table:table-row table:style-name="Row94">
          <table:table-cell table:style-name="Cell280">
            <text:p text:style-name="P309"><text:span text:style-name="T309_1">body</text:span><text:span text:style-name="T309_2"><text:s/></text:span><text:span text:style-name="T309_3">play</text:span><text:span text:style-name="T309_4"><text:s/></text:span><text:span text:style-name="T309_5">gameselect</text:span><text:span text:style-name="T309_6"><text:s/></text:span><text:span text:style-name="T309_7">game</text:span><text:span text:style-name="T309_8">_</text:span><text:span text:style-name="T309_9">board</text:span><text:span text:style-name="T309_10"><text:s/></text:span><text:span text:style-name="T309_11">field</text:span><text:span text:style-name="T309_12"><text:s/>6</text:span></text:p>
          </table:table-cell>
          <table:table-cell table:style-name="Cell281">
            <text:p text:style-name="P310"><text:span text:style-name="T310_1">Difficulty</text:span></text:p>
          </table:table-cell>
          <table:table-cell table:style-name="Cell282">
            <text:p text:style-name="P311"/>
          </table:table-cell>
        </table:table-row>
        <table:table-row table:style-name="Row95">
          <table:table-cell table:style-name="Cell283">
            <text:p text:style-name="P312"><text:span text:style-name="T312_1">body</text:span><text:span text:style-name="T312_2"><text:s/></text:span><text:span text:style-name="T312_3">play</text:span><text:span text:style-name="T312_4"><text:s/></text:span><text:span text:style-name="T312_5">gameselect</text:span><text:span text:style-name="T312_6"><text:s/></text:span><text:span text:style-name="T312_7">game</text:span><text:span text:style-name="T312_8">_</text:span><text:span text:style-name="T312_9">board</text:span><text:span text:style-name="T312_10"><text:s/></text:span><text:span text:style-name="T312_11">field</text:span><text:span text:style-name="T312_12"><text:s/>7</text:span></text:p>
          </table:table-cell>
          <table:table-cell table:style-name="Cell284">
            <text:p text:style-name="P313"><text:span text:style-name="T313_1">Music</text:span><text:span text:style-name="T313_2"><text:s/></text:span><text:span text:style-name="T313_3">on</text:span><text:span text:style-name="T313_4"><text:s/>–<text:s/></text:span><text:span text:style-name="T313_5">Music</text:span><text:span text:style-name="T313_6"><text:s/></text:span><text:span text:style-name="T313_7">off</text:span></text:p>
          </table:table-cell>
          <table:table-cell table:style-name="Cell285">
            <text:p text:style-name="P314"/>
          </table:table-cell>
        </table:table-row>
        <table:table-row table:style-name="Row96">
          <table:table-cell table:style-name="Cell286">
            <text:p text:style-name="P315"><text:span text:style-name="T315_1">body</text:span><text:span text:style-name="T315_2"><text:s/></text:span><text:span text:style-name="T315_3">play</text:span><text:span text:style-name="T315_4"><text:s/></text:span><text:span text:style-name="T315_5">gameselect</text:span><text:span text:style-name="T315_6"><text:s/></text:span><text:span text:style-name="T315_7">game</text:span><text:span text:style-name="T315_8">_</text:span><text:span text:style-name="T315_9">board</text:span><text:span text:style-name="T315_10"><text:s/></text:span><text:span text:style-name="T315_11">field</text:span><text:span text:style-name="T315_12"><text:s/>8</text:span></text:p>
          </table:table-cell>
          <table:table-cell table:style-name="Cell287">
            <text:p text:style-name="P316"><text:span text:style-name="T316_1">Stats</text:span></text:p>
          </table:table-cell>
          <table:table-cell table:style-name="Cell288">
            <text:p text:style-name="P317"/>
          </table:table-cell>
        </table:table-row>
        <table:table-row table:style-name="Row97">
          <table:table-cell table:style-name="Cell289">
            <text:p text:style-name="P318"><text:span text:style-name="T318_1">body</text:span><text:span text:style-name="T318_2"><text:s/></text:span><text:span text:style-name="T318_3">play</text:span><text:span text:style-name="T318_4"><text:s/></text:span><text:span text:style-name="T318_5">gameselect</text:span><text:span text:style-name="T318_6"><text:s/></text:span><text:span text:style-name="T318_7">game</text:span><text:span text:style-name="T318_8">_</text:span><text:span text:style-name="T318_9">board</text:span><text:span text:style-name="T318_10"><text:s/></text:span><text:span text:style-name="T318_11">field</text:span><text:span text:style-name="T318_12"><text:s/>9</text:span></text:p>
          </table:table-cell>
          <table:table-cell table:style-name="Cell290">
            <text:p text:style-name="P319"><text:span text:style-name="T319_1">Matches</text:span></text:p>
          </table:table-cell>
          <table:table-cell table:style-name="Cell291">
            <text:p text:style-name="P320"/>
          </table:table-cell>
        </table:table-row>
        <table:table-row table:style-name="Row98">
          <table:table-cell table:style-name="Cell292">
            <text:p text:style-name="P321"><text:span text:style-name="T321_1">body</text:span><text:span text:style-name="T321_2"><text:s/></text:span><text:span text:style-name="T321_3">play</text:span><text:span text:style-name="T321_4"><text:s/></text:span><text:span text:style-name="T321_5">gameselect</text:span><text:span text:style-name="T321_6"><text:s/></text:span><text:span text:style-name="T321_7">game</text:span><text:span text:style-name="T321_8">_</text:span><text:span text:style-name="T321_9">board</text:span><text:span text:style-name="T321_10"><text:s/></text:span><text:span text:style-name="T321_11">field</text:span><text:span text:style-name="T321_12"><text:s/>10</text:span></text:p>
          </table:table-cell>
          <table:table-cell table:style-name="Cell293">
            <text:p text:style-name="P322"><text:span text:style-name="T322_1">Mismatches</text:span></text:p>
          </table:table-cell>
          <table:table-cell table:style-name="Cell294">
            <text:p text:style-name="P323"/>
          </table:table-cell>
        </table:table-row>
        <table:table-row table:style-name="Row99">
          <table:table-cell table:style-name="Cell295">
            <text:p text:style-name="P324"><text:span text:style-name="T324_1">body</text:span><text:span text:style-name="T324_2"><text:s/></text:span><text:span text:style-name="T324_3">play</text:span><text:span text:style-name="T324_4"><text:s/></text:span><text:span text:style-name="T324_5">gameselect</text:span><text:span text:style-name="T324_6"><text:s/></text:span><text:span text:style-name="T324_7">game</text:span><text:span text:style-name="T324_8">_</text:span><text:span text:style-name="T324_9">board</text:span><text:span text:style-name="T324_10"><text:s/></text:span><text:span text:style-name="T324_11">field</text:span><text:span text:style-name="T324_12"><text:s/>11</text:span></text:p>
          </table:table-cell>
          <table:table-cell table:style-name="Cell296">
            <text:p text:style-name="P325"><text:span text:style-name="T325_1">Gaps</text:span></text:p>
          </table:table-cell>
          <table:table-cell table:style-name="Cell297">
            <text:p text:style-name="P326"/>
          </table:table-cell>
        </table:table-row>
        <table:table-row table:style-name="Row100">
          <table:table-cell table:style-name="Cell298">
            <text:p text:style-name="P327"><text:span text:style-name="T327_1">body</text:span><text:span text:style-name="T327_2"><text:s/></text:span><text:span text:style-name="T327_3">play</text:span><text:span text:style-name="T327_4"><text:s/></text:span><text:span text:style-name="T327_5">gameselect</text:span><text:span text:style-name="T327_6"><text:s/></text:span><text:span text:style-name="T327_7">game</text:span><text:span text:style-name="T327_8">_</text:span><text:span text:style-name="T327_9">board</text:span><text:span text:style-name="T327_10"><text:s/></text:span><text:span text:style-name="T327_11">field</text:span><text:span text:style-name="T327_12"><text:s/>12</text:span></text:p>
          </table:table-cell>
          <table:table-cell table:style-name="Cell299">
            <text:p text:style-name="P328"><text:span text:style-name="T328_1">Gap</text:span><text:span text:style-name="T328_2"><text:s/></text:span><text:span text:style-name="T328_3">extends</text:span></text:p>
          </table:table-cell>
          <table:table-cell table:style-name="Cell300">
            <text:p text:style-name="P329"/>
          </table:table-cell>
        </table:table-row>
        <table:table-row table:style-name="Row101">
          <table:table-cell table:style-name="Cell301">
            <text:p text:style-name="P330"><text:span text:style-name="T330_1">body</text:span><text:span text:style-name="T330_2"><text:s/></text:span><text:span text:style-name="T330_3">play</text:span><text:span text:style-name="T330_4"><text:s/></text:span><text:span text:style-name="T330_5">gameselect</text:span><text:span text:style-name="T330_6"><text:s/></text:span><text:span text:style-name="T330_7">game</text:span><text:span text:style-name="T330_8">_</text:span><text:span text:style-name="T330_9">board</text:span><text:span text:style-name="T330_10"><text:s/></text:span><text:span text:style-name="T330_11">field</text:span><text:span text:style-name="T330_12"><text:s/>13</text:span></text:p>
          </table:table-cell>
          <table:table-cell table:style-name="Cell302">
            <text:p text:style-name="P331"><text:span text:style-name="T331_1">Score</text:span><text:span text:style-name="T331_2"><text:s/></text:span><text:span text:style-name="T331_3">Now</text:span></text:p>
          </table:table-cell>
          <table:table-cell table:style-name="Cell303">
            <text:p text:style-name="P332"/>
          </table:table-cell>
        </table:table-row>
        <table:table-row table:style-name="Row102">
          <table:table-cell table:style-name="Cell304">
            <text:p text:style-name="P333"><text:span text:style-name="T333_1">body</text:span><text:span text:style-name="T333_2"><text:s/></text:span><text:span text:style-name="T333_3">play</text:span><text:span text:style-name="T333_4"><text:s/></text:span><text:span text:style-name="T333_5">gameselect</text:span><text:span text:style-name="T333_6"><text:s/></text:span><text:span text:style-name="T333_7">end</text:span><text:span text:style-name="T333_8">_</text:span><text:span text:style-name="T333_9">of</text:span><text:span text:style-name="T333_10">_</text:span><text:span text:style-name="T333_11">game</text:span><text:span text:style-name="T333_12"><text:s/></text:span><text:span text:style-name="T333_13">field</text:span><text:span text:style-name="T333_14"><text:s/>1</text:span></text:p>
          </table:table-cell>
          <table:table-cell table:style-name="Cell305">
            <text:p text:style-name="P334"><text:span text:style-name="T334_1">Thank</text:span><text:span text:style-name="T334_2"><text:s/></text:span><text:span text:style-name="T334_3">You</text:span></text:p>
          </table:table-cell>
          <table:table-cell table:style-name="Cell306">
            <text:p text:style-name="P335"/>
          </table:table-cell>
        </table:table-row>
        <table:table-row table:style-name="Row103">
          <table:table-cell table:style-name="Cell307">
            <text:p text:style-name="P336"><text:span text:style-name="T336_1">body</text:span><text:span text:style-name="T336_2"><text:s/></text:span><text:span text:style-name="T336_3">play</text:span><text:span text:style-name="T336_4"><text:s/></text:span><text:span text:style-name="T336_5">gameselect</text:span><text:span text:style-name="T336_6"><text:s/></text:span><text:span text:style-name="T336_7">end</text:span><text:span text:style-name="T336_8">_</text:span><text:span text:style-name="T336_9">of</text:span><text:span text:style-name="T336_10">_</text:span><text:span text:style-name="T336_11">game</text:span><text:span text:style-name="T336_12"><text:s/></text:span><text:span text:style-name="T336_13">field</text:span><text:span text:style-name="T336_14"><text:s/>2</text:span></text:p>
          </table:table-cell>
          <table:table-cell table:style-name="Cell308">
            <text:p text:style-name="P337"><text:span text:style-name="T337_1">We</text:span><text:span text:style-name="T337_2"><text:s/></text:span><text:span text:style-name="T337_3">appreciate</text:span><text:span text:style-name="T337_4"><text:s/></text:span><text:span text:style-name="T337_5">your</text:span><text:span text:style-name="T337_6"><text:s/></text:span><text:span text:style-name="T337_7">contribution</text:span><text:span text:style-name="T337_8"><text:s/></text:span><text:span text:style-name="T337_9">to</text:span><text:span text:style-name="T337_10"><text:s/></text:span><text:span text:style-name="T337_11">science</text:span><text:span text:style-name="T337_12">.<text:s/></text:span><text:span text:style-name="T337_13">Did</text:span><text:span text:style-name="T337_14"><text:s/></text:span><text:span text:style-name="T337_15">you</text:span><text:span text:style-name="T337_16"><text:s/></text:span><text:span text:style-name="T337_17">know</text:span></text:p>
          </table:table-cell>
          <table:table-cell table:style-name="Cell309">
            <text:p text:style-name="P338"/>
          </table:table-cell>
        </table:table-row>
        <table:table-row table:style-name="Row104">
          <table:table-cell table:style-name="Cell310">
            <text:p text:style-name="P339"><text:span text:style-name="T339_1">body</text:span><text:span text:style-name="T339_2"><text:s/></text:span><text:span text:style-name="T339_3">play</text:span><text:span text:style-name="T339_4"><text:s/></text:span><text:span text:style-name="T339_5">gameselect</text:span><text:span text:style-name="T339_6"><text:s/></text:span><text:span text:style-name="T339_7">end</text:span><text:span text:style-name="T339_8">_</text:span><text:span text:style-name="T339_9">of</text:span><text:span text:style-name="T339_10">_</text:span><text:span text:style-name="T339_11">game</text:span><text:span text:style-name="T339_12"><text:s/></text:span><text:span text:style-name="T339_13">field</text:span><text:span text:style-name="T339_14"><text:s/>3</text:span></text:p>
          </table:table-cell>
          <table:table-cell table:style-name="Cell311">
            <text:p text:style-name="P340"><text:span text:style-name="T340_1">Congratulations</text:span><text:span text:style-name="T340_2">!<text:s/></text:span><text:span text:style-name="T340_3">You</text:span><text:span text:style-name="T340_4">'</text:span><text:span text:style-name="T340_5">ve</text:span><text:span text:style-name="T340_6"><text:s/></text:span><text:span text:style-name="T340_7">completed</text:span><text:span text:style-name="T340_8"><text:s/></text:span><text:span text:style-name="T340_9">the</text:span><text:span text:style-name="T340_10"><text:s/></text:span><text:span text:style-name="T340_11">final</text:span><text:span text:style-name="T340_12"><text:s/></text:span><text:span text:style-name="T340_13">stage</text:span><text:span text:style-name="T340_14">,<text:s/></text:span><text:span text:style-name="T340_15">and</text:span><text:span text:style-name="T340_16"><text:s/></text:span><text:span text:style-name="T340_17">we</text:span><text:span text:style-name="T340_18"><text:s/></text:span><text:span text:style-name="T340_19">just</text:span><text:span text:style-name="T340_20"><text:s/></text:span><text:span text:style-name="T340_21">submitted</text:span><text:span text:style-name="T340_22"><text:s/></text:span><text:span text:style-name="T340_23">your</text:span><text:span text:style-name="T340_24"><text:s/></text:span><text:span text:style-name="T340_25">alignment</text:span><text:span text:style-name="T340_26"><text:s/></text:span><text:span text:style-name="T340_27">for</text:span><text:span text:style-name="T340_28"><text:s/></text:span><text:span text:style-name="T340_29">this</text:span><text:span text:style-name="T340_30"><text:s/></text:span><text:span text:style-name="T340_31">session</text:span></text:p>
          </table:table-cell>
          <table:table-cell table:style-name="Cell312">
            <text:p text:style-name="P341"/>
          </table:table-cell>
        </table:table-row>
        <table:table-row table:style-name="Row105">
          <table:table-cell table:style-name="Cell313">
            <text:p text:style-name="P342"><text:span text:style-name="T342_1">body</text:span><text:span text:style-name="T342_2"><text:s/></text:span><text:span text:style-name="T342_3">play</text:span><text:span text:style-name="T342_4"><text:s/></text:span><text:span text:style-name="T342_5">gameselect</text:span><text:span text:style-name="T342_6"><text:s/></text:span><text:span text:style-name="T342_7">end</text:span><text:span text:style-name="T342_8">_</text:span><text:span text:style-name="T342_9">of</text:span><text:span text:style-name="T342_10">_</text:span><text:span text:style-name="T342_11">game</text:span><text:span text:style-name="T342_12"><text:s/></text:span><text:span text:style-name="T342_13">field</text:span><text:span text:style-name="T342_14"><text:s/>4</text:span></text:p>
          </table:table-cell>
          <table:table-cell table:style-name="Cell314">
            <text:p text:style-name="P343"><text:span text:style-name="T343_1">Unfortunately</text:span><text:span text:style-name="T343_2">,<text:s/></text:span><text:span text:style-name="T343_3">you</text:span><text:span text:style-name="T343_4"><text:s/></text:span><text:span text:style-name="T343_5">did</text:span><text:span text:style-name="T343_6"><text:s/></text:span><text:span text:style-name="T343_7">not</text:span><text:span text:style-name="T343_8"><text:s/></text:span><text:span text:style-name="T343_9">reach</text:span><text:span text:style-name="T343_10"><text:s/></text:span><text:span text:style-name="T343_11">the</text:span><text:span text:style-name="T343_12"><text:s/></text:span><text:span text:style-name="T343_13">par</text:span><text:span text:style-name="T343_14">.<text:s/></text:span><text:span text:style-name="T343_15">Your</text:span><text:span text:style-name="T343_16"><text:s/></text:span><text:span text:style-name="T343_17">alignment</text:span><text:span text:style-name="T343_18"><text:s/></text:span><text:span text:style-name="T343_19">has</text:span><text:span text:style-name="T343_20"><text:s/></text:span><text:span text:style-name="T343_21">not</text:span><text:span text:style-name="T343_22"><text:s/></text:span><text:span text:style-name="T343_23">been</text:span><text:span text:style-name="T343_24"><text:s/></text:span><text:span text:style-name="T343_25">submitted</text:span></text:p>
          </table:table-cell>
          <table:table-cell table:style-name="Cell315">
            <text:p text:style-name="P344"/>
          </table:table-cell>
        </table:table-row>
        <table:table-row table:style-name="Row106">
          <table:table-cell table:style-name="Cell316">
            <text:p text:style-name="P345"><text:span text:style-name="T345_1">body</text:span><text:span text:style-name="T345_2"><text:s/></text:span><text:span text:style-name="T345_3">play</text:span><text:span text:style-name="T345_4"><text:s/></text:span><text:span text:style-name="T345_5">gameselect</text:span><text:span text:style-name="T345_6"><text:s/></text:span><text:span text:style-name="T345_7">end</text:span><text:span text:style-name="T345_8">_</text:span><text:span text:style-name="T345_9">of</text:span><text:span text:style-name="T345_10">_</text:span><text:span text:style-name="T345_11">game</text:span><text:span text:style-name="T345_12"><text:s/></text:span><text:span text:style-name="T345_13">field</text:span><text:span text:style-name="T345_14"><text:s/>5</text:span></text:p>
          </table:table-cell>
          <table:table-cell table:style-name="Cell317">
            <text:p text:style-name="P346"><text:span text:style-name="T346_1">You</text:span><text:span text:style-name="T346_2"><text:s/></text:span><text:span text:style-name="T346_3">played</text:span><text:span text:style-name="T346_4"><text:s/></text:span><text:span text:style-name="T346_5">level</text:span><text:span text:style-name="T346_6"><text:s/>***.<text:s/></text:span><text:span text:style-name="T346_7">Remember</text:span><text:span text:style-name="T346_8"><text:s/></text:span><text:span text:style-name="T346_9">this</text:span><text:span text:style-name="T346_10"><text:s/></text:span><text:span text:style-name="T346_11">ID</text:span><text:span text:style-name="T346_12"><text:s/></text:span><text:span text:style-name="T346_13">if</text:span><text:span text:style-name="T346_14"><text:s/></text:span><text:span text:style-name="T346_15">you</text:span><text:span text:style-name="T346_16"><text:s/></text:span><text:span text:style-name="T346_17">wish</text:span><text:span text:style-name="T346_18"><text:s/></text:span><text:span text:style-name="T346_19">to</text:span><text:span text:style-name="T346_20"><text:s/></text:span><text:span text:style-name="T346_21">play</text:span><text:span text:style-name="T346_22"><text:s/></text:span><text:span text:style-name="T346_23">this</text:span><text:span text:style-name="T346_24"><text:s/></text:span><text:span text:style-name="T346_25">level</text:span><text:span text:style-name="T346_26"><text:s/></text:span><text:span text:style-name="T346_27">again</text:span><text:span text:style-name="T346_28"><text:s/></text:span><text:span text:style-name="T346_29">later</text:span><text:span text:style-name="T346_30">!<text:s/></text:span><text:span text:style-name="T346_31">The</text:span><text:span text:style-name="T346_32"><text:s/></text:span><text:span text:style-name="T346_33">DNA</text:span><text:span text:style-name="T346_34"><text:s/></text:span><text:span text:style-name="T346_35">in</text:span><text:span text:style-name="T346_36"><text:s/></text:span><text:span text:style-name="T346_37">this</text:span><text:span text:style-name="T346_38"><text:s/></text:span><text:span text:style-name="T346_39">puzzle</text:span><text:span text:style-name="T346_40"><text:s/></text:span><text:span text:style-name="T346_41">has</text:span><text:span text:style-name="T346_42"><text:s/></text:span><text:span text:style-name="T346_43">been</text:span><text:span text:style-name="T346_44"><text:s/></text:span><text:span text:style-name="T346_45">linked</text:span><text:span text:style-name="T346_46"><text:s/></text:span><text:span text:style-name="T346_47">to</text:span><text:span text:style-name="T346_48">:</text:span></text:p>
          </table:table-cell>
          <table:table-cell table:style-name="Cell318">
            <text:p text:style-name="P347"/>
          </table:table-cell>
        </table:table-row>
        <table:table-row table:style-name="Row107">
          <table:table-cell table:style-name="Cell319">
            <text:p text:style-name="P348"><text:span text:style-name="T348_1">body</text:span><text:span text:style-name="T348_2"><text:s/></text:span><text:span text:style-name="T348_3">play</text:span><text:span text:style-name="T348_4"><text:s/></text:span><text:span text:style-name="T348_5">gameselect</text:span><text:span text:style-name="T348_6"><text:s/></text:span><text:span text:style-name="T348_7">end</text:span><text:span text:style-name="T348_8">_</text:span><text:span text:style-name="T348_9">of</text:span><text:span text:style-name="T348_10">_</text:span><text:span text:style-name="T348_11">game</text:span><text:span text:style-name="T348_12"><text:s/></text:span><text:span text:style-name="T348_13">field</text:span><text:span text:style-name="T348_14"><text:s/>6</text:span></text:p>
          </table:table-cell>
          <table:table-cell table:style-name="Cell320">
            <text:p text:style-name="P349"><text:span text:style-name="T349_1">This</text:span><text:span text:style-name="T349_2"><text:s/></text:span><text:span text:style-name="T349_3">level</text:span><text:span text:style-name="T349_4"><text:s/></text:span><text:span text:style-name="T349_5">has</text:span><text:span text:style-name="T349_6"><text:s/></text:span><text:span text:style-name="T349_7">been</text:span><text:span text:style-name="T349_8"><text:s/></text:span><text:span text:style-name="T349_9">completed</text:span><text:span text:style-name="T349_10"><text:s/>***<text:s/></text:span><text:span text:style-name="T349_11">times</text:span><text:span text:style-name="T349_12">.<text:s/></text:span><text:span text:style-name="T349_13">Users</text:span><text:span text:style-name="T349_14"><text:s/></text:span><text:span text:style-name="T349_15">have</text:span><text:span text:style-name="T349_16"><text:s/></text:span><text:span text:style-name="T349_17">failed</text:span><text:span text:style-name="T349_18"><text:s/></text:span><text:span text:style-name="T349_19">to</text:span><text:span text:style-name="T349_20"><text:s/></text:span><text:span text:style-name="T349_21">reach</text:span><text:span text:style-name="T349_22"><text:s/></text:span><text:span text:style-name="T349_23">this</text:span><text:span text:style-name="T349_24"><text:s/></text:span><text:span text:style-name="T349_25">level</text:span><text:span text:style-name="T349_26"><text:s/>***<text:s/></text:span><text:span text:style-name="T349_27">times</text:span><text:span text:style-name="T349_28">.</text:span></text:p>
          </table:table-cell>
          <table:table-cell table:style-name="Cell321">
            <text:p text:style-name="P350"/>
          </table:table-cell>
        </table:table-row>
        <table:table-row table:style-name="Row108">
          <table:table-cell table:style-name="Cell322">
            <text:p text:style-name="P351"><text:span text:style-name="T351_1">body</text:span><text:span text:style-name="T351_2"><text:s/></text:span><text:span text:style-name="T351_3">play</text:span><text:span text:style-name="T351_4"><text:s/></text:span><text:span text:style-name="T351_5">gameselect</text:span><text:span text:style-name="T351_6"><text:s/></text:span><text:span text:style-name="T351_7">end</text:span><text:span text:style-name="T351_8">_</text:span><text:span text:style-name="T351_9">of</text:span><text:span text:style-name="T351_10">_</text:span><text:span text:style-name="T351_11">game</text:span><text:span text:style-name="T351_12"><text:s/></text:span><text:span text:style-name="T351_13">field</text:span><text:span text:style-name="T351_14"><text:s/>7</text:span></text:p>
          </table:table-cell>
          <table:table-cell table:style-name="Cell323">
            <text:p text:style-name="P352"><text:span text:style-name="T352_1">The</text:span><text:span text:style-name="T352_2"><text:s/></text:span><text:span text:style-name="T352_3">high</text:span><text:span text:style-name="T352_4"><text:s/></text:span><text:span text:style-name="T352_5">score</text:span><text:span text:style-name="T352_6"><text:s/></text:span><text:span text:style-name="T352_7">for</text:span><text:span text:style-name="T352_8"><text:s/></text:span><text:span text:style-name="T352_9">this</text:span><text:span text:style-name="T352_10"><text:s/></text:span><text:span text:style-name="T352_11">level</text:span><text:span text:style-name="T352_12"><text:s/></text:span><text:span text:style-name="T352_13">is</text:span><text:span text:style-name="T352_14">:<text:s/>***</text:span></text:p>
          </table:table-cell>
          <table:table-cell table:style-name="Cell324">
            <text:p text:style-name="P353"/>
          </table:table-cell>
        </table:table-row>
        <table:table-row table:style-name="Row109">
          <table:table-cell table:style-name="Cell325">
            <text:p text:style-name="P354"><text:span text:style-name="T354_1">body</text:span><text:span text:style-name="T354_2"><text:s/></text:span><text:span text:style-name="T354_3">play</text:span><text:span text:style-name="T354_4"><text:s/></text:span><text:span text:style-name="T354_5">gameselect</text:span><text:span text:style-name="T354_6"><text:s/></text:span><text:span text:style-name="T354_7">end</text:span><text:span text:style-name="T354_8">_</text:span><text:span text:style-name="T354_9">of</text:span><text:span text:style-name="T354_10">_</text:span><text:span text:style-name="T354_11">game</text:span><text:span text:style-name="T354_12"><text:s/></text:span><text:span text:style-name="T354_13">field</text:span><text:span text:style-name="T354_14"><text:s/>8</text:span></text:p>
          </table:table-cell>
          <table:table-cell table:style-name="Cell326">
            <text:p text:style-name="P355"><text:span text:style-name="T355_1">The</text:span><text:span text:style-name="T355_2"><text:s/></text:span><text:span text:style-name="T355_3">average</text:span><text:span text:style-name="T355_4"><text:s/></text:span><text:span text:style-name="T355_5">score</text:span><text:span text:style-name="T355_6"><text:s/></text:span><text:span text:style-name="T355_7">for</text:span><text:span text:style-name="T355_8"><text:s/></text:span><text:span text:style-name="T355_9">this</text:span><text:span text:style-name="T355_10"><text:s/></text:span><text:span text:style-name="T355_11">level</text:span><text:span text:style-name="T355_12"><text:s/></text:span><text:span text:style-name="T355_13">is</text:span><text:span text:style-name="T355_14">:<text:s/>***</text:span></text:p>
          </table:table-cell>
          <table:table-cell table:style-name="Cell327">
            <text:p text:style-name="P356"/>
          </table:table-cell>
        </table:table-row>
        <table:table-row table:style-name="Row110">
          <table:table-cell table:style-name="Cell328">
            <text:p text:style-name="P357"><text:span text:style-name="T357_1">body</text:span><text:span text:style-name="T357_2"><text:s/></text:span><text:span text:style-name="T357_3">play</text:span><text:span text:style-name="T357_4"><text:s/></text:span><text:span text:style-name="T357_5">gameselect</text:span><text:span text:style-name="T357_6"><text:s/></text:span><text:span text:style-name="T357_7">end</text:span><text:span text:style-name="T357_8">_</text:span><text:span text:style-name="T357_9">of</text:span><text:span text:style-name="T357_10">_</text:span><text:span text:style-name="T357_11">game</text:span><text:span text:style-name="T357_12"><text:s/></text:span><text:span text:style-name="T357_13">field</text:span><text:span text:style-name="T357_14"><text:s/>9</text:span></text:p>
          </table:table-cell>
          <table:table-cell table:style-name="Cell329">
            <text:p text:style-name="P358"><text:span text:style-name="T358_1">***<text:s/></text:span><text:span text:style-name="T358_2">has</text:span><text:span text:style-name="T358_3"><text:s/></text:span><text:span text:style-name="T358_4">the</text:span><text:span text:style-name="T358_5"><text:s/></text:span><text:span text:style-name="T358_6">highest</text:span><text:span text:style-name="T358_7"><text:s/></text:span><text:span text:style-name="T358_8">score</text:span><text:span text:style-name="T358_9"><text:s/></text:span><text:span text:style-name="T358_10">for</text:span><text:span text:style-name="T358_11"><text:s/></text:span><text:span text:style-name="T358_12">this</text:span><text:span text:style-name="T358_13"><text:s/></text:span><text:span text:style-name="T358_14">level</text:span><text:span text:style-name="T358_15">.</text:span></text:p>
          </table:table-cell>
          <table:table-cell table:style-name="Cell330">
            <text:p text:style-name="P359"/>
          </table:table-cell>
        </table:table-row>
        <table:table-row table:style-name="Row111">
          <table:table-cell table:style-name="Cell331">
            <text:p text:style-name="P360"><text:span text:style-name="T360_1">body</text:span><text:span text:style-name="T360_2"><text:s/></text:span><text:span text:style-name="T360_3">play</text:span><text:span text:style-name="T360_4"><text:s/></text:span><text:span text:style-name="T360_5">gameselect</text:span><text:span text:style-name="T360_6"><text:s/></text:span><text:span text:style-name="T360_7">end</text:span><text:span text:style-name="T360_8">_</text:span><text:span text:style-name="T360_9">of</text:span><text:span text:style-name="T360_10">_</text:span><text:span text:style-name="T360_11">game</text:span><text:span text:style-name="T360_12"><text:s/></text:span><text:span text:style-name="T360_13">field</text:span><text:span text:style-name="T360_14"><text:s/>10</text:span></text:p>
          </table:table-cell>
          <table:table-cell table:style-name="Cell332">
            <text:p text:style-name="P361"><text:span text:style-name="T361_1">So</text:span><text:span text:style-name="T361_2"><text:s/></text:span><text:span text:style-name="T361_3">far</text:span><text:span text:style-name="T361_4"><text:s/>***<text:s/></text:span><text:span text:style-name="T361_5">users</text:span><text:span text:style-name="T361_6"><text:s/></text:span><text:span text:style-name="T361_7">have</text:span><text:span text:style-name="T361_8"><text:s/></text:span><text:span text:style-name="T361_9">submitted</text:span><text:span text:style-name="T361_10"><text:s/>***<text:s/></text:span><text:span text:style-name="T361_11">alignments</text:span><text:span text:style-name="T361_12"><text:s/></text:span><text:span text:style-name="T361_13">for</text:span><text:span text:style-name="T361_14"><text:s/>***<text:s/></text:span><text:span text:style-name="T361_15">different</text:span><text:span text:style-name="T361_16"><text:s/></text:span><text:span text:style-name="T361_17">levels</text:span><text:span text:style-name="T361_18">.</text:span></text:p>
          </table:table-cell>
          <table:table-cell table:style-name="Cell333">
            <text:p text:style-name="P362"/>
          </table:table-cell>
        </table:table-row>
        <table:table-row table:style-name="Row112">
          <table:table-cell table:style-name="Cell334">
            <text:p text:style-name="P363"><text:span text:style-name="T363_1">body</text:span><text:span text:style-name="T363_2"><text:s/></text:span><text:span text:style-name="T363_3">play</text:span><text:span text:style-name="T363_4"><text:s/></text:span><text:span text:style-name="T363_5">gameselect</text:span><text:span text:style-name="T363_6"><text:s/></text:span><text:span text:style-name="T363_7">end</text:span><text:span text:style-name="T363_8">_</text:span><text:span text:style-name="T363_9">of</text:span><text:span text:style-name="T363_10">_</text:span><text:span text:style-name="T363_11">game</text:span><text:span text:style-name="T363_12"><text:s/></text:span><text:span text:style-name="T363_13">field</text:span><text:span text:style-name="T363_14"><text:s/>11</text:span></text:p>
          </table:table-cell>
          <table:table-cell table:style-name="Cell335">
            <text:p text:style-name="P364"><text:span text:style-name="T364_1">New</text:span><text:span text:style-name="T364_2"><text:s/></text:span><text:span text:style-name="T364_3">Game</text:span></text:p>
          </table:table-cell>
          <table:table-cell table:style-name="Cell336">
            <text:p text:style-name="P365"/>
          </table:table-cell>
        </table:table-row>
        <table:table-row table:style-name="Row113">
          <table:table-cell table:style-name="Cell337">
            <text:p text:style-name="P366"><text:span text:style-name="T366_1">body</text:span><text:span text:style-name="T366_2"><text:s/></text:span><text:span text:style-name="T366_3">play</text:span><text:span text:style-name="T366_4"><text:s/></text:span><text:span text:style-name="T366_5">gameselect</text:span><text:span text:style-name="T366_6"><text:s/></text:span><text:span text:style-name="T366_7">end</text:span><text:span text:style-name="T366_8">_</text:span><text:span text:style-name="T366_9">of</text:span><text:span text:style-name="T366_10">_</text:span><text:span text:style-name="T366_11">game</text:span><text:span text:style-name="T366_12"><text:s/></text:span><text:span text:style-name="T366_13">field</text:span><text:span text:style-name="T366_14"><text:s/>12</text:span></text:p>
          </table:table-cell>
          <table:table-cell table:style-name="Cell338">
            <text:p text:style-name="P367"><text:span text:style-name="T367_1">Replay</text:span><text:span text:style-name="T367_2"><text:s/></text:span><text:span text:style-name="T367_3">Game</text:span></text:p>
          </table:table-cell>
          <table:table-cell table:style-name="Cell339">
            <text:p text:style-name="P368"/>
          </table:table-cell>
        </table:table-row>
        <table:table-row table:style-name="Row114">
          <table:table-cell table:style-name="Cell340">
            <text:p text:style-name="P369"><text:span text:style-name="T369_1">body</text:span><text:span text:style-name="T369_2"><text:s/></text:span><text:span text:style-name="T369_3">play</text:span><text:span text:style-name="T369_4"><text:s/></text:span><text:span text:style-name="T369_5">gameselect</text:span><text:span text:style-name="T369_6"><text:s/></text:span><text:span text:style-name="T369_7">end</text:span><text:span text:style-name="T369_8">_</text:span><text:span text:style-name="T369_9">of</text:span><text:span text:style-name="T369_10">_</text:span><text:span text:style-name="T369_11">game</text:span><text:span text:style-name="T369_12"><text:s/></text:span><text:span text:style-name="T369_13">field</text:span><text:span text:style-name="T369_14"><text:s/>13</text:span></text:p>
          </table:table-cell>
          <table:table-cell table:style-name="Cell341">
            <text:p text:style-name="P370"><text:span text:style-name="T370_1">Share</text:span></text:p>
          </table:table-cell>
          <table:table-cell table:style-name="Cell342">
            <text:p text:style-name="P371"/>
          </table:table-cell>
        </table:table-row>
        <table:table-row table:style-name="Row115">
          <table:table-cell table:style-name="Cell343">
            <text:p text:style-name="P372"><text:span text:style-name="T372_1">body</text:span><text:span text:style-name="T372_2"><text:s/></text:span><text:span text:style-name="T372_3">play</text:span><text:span text:style-name="T372_4"><text:s/></text:span><text:span text:style-name="T372_5">gameselect</text:span><text:span text:style-name="T372_6"><text:s/></text:span><text:span text:style-name="T372_7">end</text:span><text:span text:style-name="T372_8">_</text:span><text:span text:style-name="T372_9">of</text:span><text:span text:style-name="T372_10">_</text:span><text:span text:style-name="T372_11">game</text:span><text:span text:style-name="T372_12"><text:s/></text:span><text:span text:style-name="T372_13">field</text:span><text:span text:style-name="T372_14"><text:s/>14</text:span></text:p>
          </table:table-cell>
          <table:table-cell table:style-name="Cell344">
            <text:p text:style-name="P373"><text:span text:style-name="T373_1">Challenge</text:span><text:span text:style-name="T373_2"><text:s/></text:span><text:span text:style-name="T373_3">a</text:span><text:span text:style-name="T373_4"><text:s/></text:span><text:span text:style-name="T373_5">friend</text:span></text:p>
          </table:table-cell>
          <table:table-cell table:style-name="Cell345">
            <text:p text:style-name="P374"/>
          </table:table-cell>
        </table:table-row>
        <table:table-row table:style-name="Row116">
          <table:table-cell table:style-name="Cell346">
            <text:p text:style-name="P375"><text:span text:style-name="T375_1">body</text:span><text:span text:style-name="T375_2"><text:s/></text:span><text:span text:style-name="T375_3">play</text:span><text:span text:style-name="T375_4"><text:s/></text:span><text:span text:style-name="T375_5">gameselect</text:span><text:span text:style-name="T375_6"><text:s/></text:span><text:span text:style-name="T375_7">end</text:span><text:span text:style-name="T375_8">_</text:span><text:span text:style-name="T375_9">of</text:span><text:span text:style-name="T375_10">_</text:span><text:span text:style-name="T375_11">game</text:span><text:span text:style-name="T375_12"><text:s/></text:span><text:span text:style-name="T375_13">field</text:span><text:span text:style-name="T375_14"><text:s/>15</text:span></text:p>
          </table:table-cell>
          <table:table-cell table:style-name="Cell347">
            <text:p text:style-name="P376"><text:span text:style-name="T376_1">Menu</text:span></text:p>
          </table:table-cell>
          <table:table-cell table:style-name="Cell348">
            <text:p text:style-name="P377"/>
          </table:table-cell>
        </table:table-row>
        <table:table-row table:style-name="Row117">
          <table:table-cell table:style-name="Cell349">
            <text:p text:style-name="P378"><text:span text:style-name="T378_1">body</text:span><text:span text:style-name="T378_2"><text:s/></text:span><text:span text:style-name="T378_3">play</text:span><text:span text:style-name="T378_4"><text:s/></text:span><text:span text:style-name="T378_5">gameselect</text:span><text:span text:style-name="T378_6"><text:s/></text:span><text:span text:style-name="T378_7">end</text:span><text:span text:style-name="T378_8">_</text:span><text:span text:style-name="T378_9">of</text:span><text:span text:style-name="T378_10">_</text:span><text:span text:style-name="T378_11">game</text:span><text:span text:style-name="T378_12"><text:s/></text:span><text:span text:style-name="T378_13">field</text:span><text:span text:style-name="T378_14"><text:s/>16</text:span></text:p>
          </table:table-cell>
          <table:table-cell table:style-name="Cell350">
            <text:p text:style-name="P379"><text:span text:style-name="T379_1">Press</text:span><text:span text:style-name="T379_2"><text:s/></text:span><text:span text:style-name="T379_3">the</text:span><text:span text:style-name="T379_4"><text:s/></text:span><text:span text:style-name="T379_5">star</text:span><text:span text:style-name="T379_6"><text:s/></text:span><text:span text:style-name="T379_7">again</text:span><text:span text:style-name="T379_8"><text:s/></text:span><text:span text:style-name="T379_9">to</text:span><text:span text:style-name="T379_10"><text:s/></text:span><text:span text:style-name="T379_11">submit</text:span><text:span text:style-name="T379_12"><text:s/></text:span><text:span text:style-name="T379_13">your</text:span><text:span text:style-name="T379_14"><text:s/></text:span><text:span text:style-name="T379_15">score</text:span><text:span text:style-name="T379_16"><text:s/></text:span><text:span text:style-name="T379_17">now</text:span><text:span text:style-name="T379_18">,<text:s/></text:span><text:span text:style-name="T379_19">or</text:span><text:span text:style-name="T379_20"><text:s/></text:span><text:span text:style-name="T379_21">keep</text:span><text:span text:style-name="T379_22"><text:s/></text:span><text:span text:style-name="T379_23">playing</text:span><text:span text:style-name="T379_24"><text:s/></text:span><text:span text:style-name="T379_25">to</text:span><text:span text:style-name="T379_26"><text:s/></text:span><text:span text:style-name="T379_27">try</text:span><text:span text:style-name="T379_28"><text:s/></text:span><text:span text:style-name="T379_29">and</text:span><text:span text:style-name="T379_30"><text:s/></text:span><text:span text:style-name="T379_31">get</text:span><text:span text:style-name="T379_32"><text:s/></text:span><text:span text:style-name="T379_33">the</text:span><text:span text:style-name="T379_34"><text:s/></text:span><text:span text:style-name="T379_35">best</text:span><text:span text:style-name="T379_36"><text:s/></text:span><text:span text:style-name="T379_37">score</text:span><text:span text:style-name="T379_38"><text:s/></text:span><text:span text:style-name="T379_39">possible</text:span><text:span text:style-name="T379_40">!</text:span></text:p>
          </table:table-cell>
          <table:table-cell table:style-name="Cell351">
            <text:p text:style-name="P380"/>
          </table:table-cell>
        </table:table-row>
        <table:table-row table:style-name="Row118">
          <table:table-cell table:style-name="Cell352">
            <text:p text:style-name="P381"><text:span text:style-name="T381_1">body</text:span><text:span text:style-name="T381_2"><text:s/></text:span><text:span text:style-name="T381_3">play</text:span><text:span text:style-name="T381_4"><text:s/></text:span><text:span text:style-name="T381_5">about</text:span><text:span text:style-name="T381_6"><text:s/></text:span><text:span text:style-name="T381_7">field</text:span><text:span text:style-name="T381_8"><text:s/>1</text:span></text:p>
          </table:table-cell>
          <table:table-cell table:style-name="Cell353">
            <text:p text:style-name="P382"><text:span text:style-name="T382_1">What</text:span><text:span text:style-name="T382_2">'</text:span><text:span text:style-name="T382_3">s</text:span><text:span text:style-name="T382_4"><text:s/></text:span><text:span text:style-name="T382_5">Phylo</text:span><text:span text:style-name="T382_6"><text:s/></text:span><text:span text:style-name="T382_7">all</text:span><text:span text:style-name="T382_8"><text:s/></text:span><text:span text:style-name="T382_9">about</text:span><text:span text:style-name="T382_10">?</text:span></text:p>
          </table:table-cell>
          <table:table-cell table:style-name="Cell354">
            <text:p text:style-name="P383"/>
          </table:table-cell>
        </table:table-row>
        <table:table-row table:style-name="Row119">
          <table:table-cell table:style-name="Cell355">
            <text:p text:style-name="P384"><text:span text:style-name="T384_1">body</text:span><text:span text:style-name="T384_2"><text:s/></text:span><text:span text:style-name="T384_3">play</text:span><text:span text:style-name="T384_4"><text:s/></text:span><text:span text:style-name="T384_5">about</text:span><text:span text:style-name="T384_6"><text:s/></text:span><text:span text:style-name="T384_7">field</text:span><text:span text:style-name="T384_8"><text:s/>2</text:span></text:p>
          </table:table-cell>
          <table:table-cell table:style-name="Cell356">
            <text:p text:style-name="P385"><text:span text:style-name="T385_1">The</text:span><text:span text:style-name="T385_2"><text:s/></text:span><text:span text:style-name="T385_3">comparison</text:span><text:span text:style-name="T385_4"><text:s/></text:span><text:span text:style-name="T385_5">of</text:span><text:span text:style-name="T385_6"><text:s/></text:span><text:span text:style-name="T385_7">the</text:span><text:span text:style-name="T385_8"><text:s/></text:span><text:span text:style-name="T385_9">genomes</text:span><text:span text:style-name="T385_10"><text:s/></text:span><text:span text:style-name="T385_11">from</text:span><text:span text:style-name="T385_12"><text:s/></text:span><text:span text:style-name="T385_13">various</text:span><text:span text:style-name="T385_14"><text:s/></text:span><text:span text:style-name="T385_15">species</text:span><text:span text:style-name="T385_16"><text:s/></text:span><text:span text:style-name="T385_17">is</text:span><text:span text:style-name="T385_18"><text:s/></text:span><text:span text:style-name="T385_19">one</text:span><text:span text:style-name="T385_20"><text:s/></text:span><text:span text:style-name="T385_21">of</text:span><text:span text:style-name="T385_22"><text:s/></text:span><text:span text:style-name="T385_23">the</text:span><text:span text:style-name="T385_24"><text:s/></text:span><text:span text:style-name="T385_25">most</text:span><text:span text:style-name="T385_26"><text:s/></text:span><text:span text:style-name="T385_27">fundamental</text:span><text:span text:style-name="T385_28"><text:s/></text:span><text:span text:style-name="T385_29">and</text:span><text:span text:style-name="T385_30"><text:s/></text:span><text:span text:style-name="T385_31">powerful</text:span><text:span text:style-name="T385_32"><text:s/></text:span><text:span text:style-name="T385_33">technique</text:span><text:span text:style-name="T385_34"><text:s/></text:span><text:span text:style-name="T385_35">in</text:span><text:span text:style-name="T385_36"><text:s/></text:span><text:span text:style-name="T385_37">molecular</text:span><text:span text:style-name="T385_38"><text:s/></text:span><text:span text:style-name="T385_39">Biology</text:span><text:span text:style-name="T385_40">.<text:s/></text:span><text:span text:style-name="T385_41">It</text:span><text:span text:style-name="T385_42"><text:s/></text:span><text:span text:style-name="T385_43">helps</text:span><text:span text:style-name="T385_44"><text:s/></text:span><text:span text:style-name="T385_45">us</text:span><text:span text:style-name="T385_46"><text:s/></text:span><text:span text:style-name="T385_47">to</text:span><text:span text:style-name="T385_48"><text:s/></text:span><text:span text:style-name="T385_49">decipher</text:span><text:span text:style-name="T385_50"><text:s/></text:span><text:span text:style-name="T385_51">our</text:span><text:span text:style-name="T385_52"><text:s/></text:span><text:span text:style-name="T385_53">DNA</text:span><text:span text:style-name="T385_54"><text:s/></text:span><text:span text:style-name="T385_55">and</text:span><text:span text:style-name="T385_56"><text:s/></text:span><text:span text:style-name="T385_57">identify</text:span><text:span text:style-name="T385_58"><text:s/></text:span><text:span text:style-name="T385_59">new</text:span><text:span text:style-name="T385_60"><text:s/></text:span><text:span text:style-name="T385_61">genes</text:span><text:span text:style-name="T385_62">.<text:s/></text:span><text:span text:style-name="T385_63">Though</text:span><text:span text:style-name="T385_64"><text:s/></text:span><text:span text:style-name="T385_65">it</text:span><text:span text:style-name="T385_66"><text:s/></text:span><text:span text:style-name="T385_67">may</text:span><text:span text:style-name="T385_68"><text:s/></text:span><text:span text:style-name="T385_69">appear</text:span><text:span text:style-name="T385_70"><text:s/></text:span><text:span text:style-name="T385_71">to</text:span><text:span text:style-name="T385_72"><text:s/></text:span><text:span text:style-name="T385_73">be</text:span><text:span text:style-name="T385_74"><text:s/></text:span><text:span text:style-name="T385_75">just</text:span><text:span text:style-name="T385_76"><text:s/></text:span><text:span text:style-name="T385_77">a</text:span><text:span text:style-name="T385_78"><text:s/></text:span><text:span text:style-name="T385_79">game</text:span><text:span text:style-name="T385_80">,<text:s/></text:span><text:span text:style-name="T385_81">Phylo</text:span><text:span text:style-name="T385_82"><text:s/></text:span><text:span text:style-name="T385_83">is</text:span><text:span text:style-name="T385_84"><text:s/></text:span><text:span text:style-name="T385_85">actually</text:span><text:span text:style-name="T385_86"><text:s/></text:span><text:span text:style-name="T385_87">a</text:span><text:span text:style-name="T385_88"><text:s/></text:span><text:span text:style-name="T385_89">framework</text:span><text:span text:style-name="T385_90"><text:s/></text:span><text:span text:style-name="T385_91">for</text:span><text:span text:style-name="T385_92"><text:s/></text:span><text:span text:style-name="T385_93">harnessing</text:span><text:span text:style-name="T385_94"><text:s/></text:span><text:span text:style-name="T385_95">the</text:span><text:span text:style-name="T385_96"><text:s/></text:span><text:span text:style-name="T385_97">computing</text:span><text:span text:style-name="T385_98"><text:s/></text:span><text:span text:style-name="T385_99">power</text:span><text:span text:style-name="T385_100"><text:s/></text:span><text:span text:style-name="T385_101">of</text:span><text:span text:style-name="T385_102"><text:s/></text:span><text:span text:style-name="T385_103">mankind</text:span><text:span text:style-name="T385_104"><text:s/></text:span><text:span text:style-name="T385_105">to</text:span><text:span text:style-name="T385_106"><text:s/></text:span><text:span text:style-name="T385_107">solve</text:span><text:span text:style-name="T385_108"><text:s/></text:span><text:span text:style-name="T385_109">the</text:span><text:span text:style-name="T385_110"><text:s/></text:span><text:span text:style-name="T385_111">Multiple</text:span><text:span text:style-name="T385_112"><text:s/></text:span><text:span text:style-name="T385_113">Sequence</text:span><text:span text:style-name="T385_114"><text:s/></text:span><text:span text:style-name="T385_115">Alignment</text:span><text:span text:style-name="T385_116"><text:s/></text:span><text:span text:style-name="T385_117">problem</text:span><text:span text:style-name="T385_118">.</text:span></text:p>
          </table:table-cell>
          <table:table-cell table:style-name="Cell357">
            <text:p text:style-name="P386"/>
          </table:table-cell>
        </table:table-row>
        <table:table-row table:style-name="Row120">
          <table:table-cell table:style-name="Cell358">
            <text:p text:style-name="P387"><text:span text:style-name="T387_1">body</text:span><text:span text:style-name="T387_2"><text:s/></text:span><text:span text:style-name="T387_3">play</text:span><text:span text:style-name="T387_4"><text:s/></text:span><text:span text:style-name="T387_5">about</text:span><text:span text:style-name="T387_6"><text:s/></text:span><text:span text:style-name="T387_7">field</text:span><text:span text:style-name="T387_8"><text:s/>3</text:span></text:p>
          </table:table-cell>
          <table:table-cell table:style-name="Cell359">
            <text:p text:style-name="P388"><text:span text:style-name="T388_1">What</text:span><text:span text:style-name="T388_2"><text:s/></text:span><text:span text:style-name="T388_3">is</text:span><text:span text:style-name="T388_4"><text:s/></text:span><text:span text:style-name="T388_5">a</text:span><text:span text:style-name="T388_6"><text:s/></text:span><text:span text:style-name="T388_7">Multiple</text:span><text:span text:style-name="T388_8"><text:s/></text:span><text:span text:style-name="T388_9">Sequence</text:span><text:span text:style-name="T388_10"><text:s/></text:span><text:span text:style-name="T388_11">Alignment</text:span><text:span text:style-name="T388_12">?</text:span></text:p>
          </table:table-cell>
          <table:table-cell table:style-name="Cell360">
            <text:p text:style-name="P389"/>
          </table:table-cell>
        </table:table-row>
        <table:table-row table:style-name="Row121">
          <table:table-cell table:style-name="Cell361">
            <text:p text:style-name="P390"><text:span text:style-name="T390_1">body</text:span><text:span text:style-name="T390_2"><text:s/></text:span><text:span text:style-name="T390_3">play</text:span><text:span text:style-name="T390_4"><text:s/></text:span><text:span text:style-name="T390_5">about</text:span><text:span text:style-name="T390_6"><text:s/></text:span><text:span text:style-name="T390_7">field</text:span><text:span text:style-name="T390_8"><text:s/>4</text:span></text:p>
          </table:table-cell>
          <table:table-cell table:style-name="Cell362">
            <text:p text:style-name="P391"><text:span text:style-name="T391_1">A</text:span><text:span text:style-name="T391_2"><text:s/></text:span><text:span text:style-name="T391_3">sequence</text:span><text:span text:style-name="T391_4"><text:s/></text:span><text:span text:style-name="T391_5">alignment</text:span><text:span text:style-name="T391_6"><text:s/></text:span><text:span text:style-name="T391_7">is</text:span><text:span text:style-name="T391_8"><text:s/></text:span><text:span text:style-name="T391_9">a</text:span><text:span text:style-name="T391_10"><text:s/></text:span><text:span text:style-name="T391_11">way</text:span><text:span text:style-name="T391_12"><text:s/></text:span><text:span text:style-name="T391_13">of</text:span><text:span text:style-name="T391_14"><text:s/></text:span><text:span text:style-name="T391_15">arranging</text:span><text:span text:style-name="T391_16"><text:s/></text:span><text:span text:style-name="T391_17">the</text:span><text:span text:style-name="T391_18"><text:s/></text:span><text:span text:style-name="T391_19">sequences</text:span><text:span text:style-name="T391_20"><text:s/></text:span><text:span text:style-name="T391_21">of</text:span><text:span text:style-name="T391_22"><text:s/></text:span><text:span text:style-name="T391_23">D</text:span><text:span text:style-name="T391_24">.</text:span><text:span text:style-name="T391_25">N</text:span><text:span text:style-name="T391_26">.</text:span><text:span text:style-name="T391_27">A</text:span><text:span text:style-name="T391_28">,<text:s/></text:span><text:span text:style-name="T391_29">R</text:span><text:span text:style-name="T391_30">.</text:span><text:span text:style-name="T391_31">N</text:span><text:span text:style-name="T391_32">.</text:span><text:span text:style-name="T391_33">A</text:span><text:span text:style-name="T391_34"><text:s/></text:span><text:span text:style-name="T391_35">or</text:span><text:span text:style-name="T391_36"><text:s/></text:span><text:span text:style-name="T391_37">protein</text:span><text:span text:style-name="T391_38"><text:s/></text:span><text:span text:style-name="T391_39">to</text:span><text:span text:style-name="T391_40"><text:s/></text:span><text:span text:style-name="T391_41">identify</text:span><text:span text:style-name="T391_42"><text:s/></text:span><text:span text:style-name="T391_43">regions</text:span><text:span text:style-name="T391_44"><text:s/></text:span><text:span text:style-name="T391_45">of</text:span><text:span text:style-name="T391_46"><text:s/></text:span><text:span text:style-name="T391_47">similarity</text:span><text:span text:style-name="T391_48">.<text:s/></text:span><text:span text:style-name="T391_49">These</text:span><text:span text:style-name="T391_50"><text:s/></text:span><text:span text:style-name="T391_51">similarities</text:span><text:span text:style-name="T391_52"><text:s/></text:span><text:span text:style-name="T391_53">may</text:span><text:span text:style-name="T391_54"><text:s/></text:span><text:span text:style-name="T391_55">be</text:span><text:span text:style-name="T391_56"><text:s/></text:span><text:span text:style-name="T391_57">consequences</text:span><text:span text:style-name="T391_58"><text:s/></text:span><text:span text:style-name="T391_59">of</text:span><text:span text:style-name="T391_60"><text:s/></text:span><text:span text:style-name="T391_61">functional</text:span><text:span text:style-name="T391_62">,<text:s/></text:span><text:span text:style-name="T391_63">structural</text:span><text:span text:style-name="T391_64">,<text:s/></text:span><text:span text:style-name="T391_65">or</text:span><text:span text:style-name="T391_66"><text:s/></text:span><text:span text:style-name="T391_67">evolutionary</text:span><text:span text:style-name="T391_68"><text:s/></text:span><text:span text:style-name="T391_69">relationships</text:span><text:span text:style-name="T391_70"><text:s/></text:span><text:span text:style-name="T391_71">between</text:span><text:span text:style-name="T391_72"><text:s/></text:span><text:span text:style-name="T391_73">the</text:span><text:span text:style-name="T391_74"><text:s/></text:span><text:span text:style-name="T391_75">sequences</text:span><text:span text:style-name="T391_76">.<text:s/></text:span><text:span text:style-name="T391_77">From</text:span><text:span text:style-name="T391_78"><text:s/></text:span><text:span text:style-name="T391_79">such</text:span><text:span text:style-name="T391_80"><text:s/></text:span><text:span text:style-name="T391_81">an</text:span><text:span text:style-name="T391_82"><text:s/></text:span><text:span text:style-name="T391_83">alignment</text:span><text:span text:style-name="T391_84">,<text:s/></text:span><text:span text:style-name="T391_85">biologists</text:span><text:span text:style-name="T391_86"><text:s/></text:span><text:span text:style-name="T391_87">may</text:span><text:span text:style-name="T391_88"><text:s/></text:span><text:span text:style-name="T391_89">infer</text:span><text:span text:style-name="T391_90"><text:s/></text:span><text:span text:style-name="T391_91">shared</text:span><text:span text:style-name="T391_92"><text:s/></text:span><text:span text:style-name="T391_93">evolutionary</text:span><text:span text:style-name="T391_94"><text:s/></text:span><text:span text:style-name="T391_95">origins</text:span><text:span text:style-name="T391_96">,<text:s/></text:span><text:span text:style-name="T391_97">identify</text:span><text:span text:style-name="T391_98"><text:s/></text:span><text:span text:style-name="T391_99">functionally</text:span><text:span text:style-name="T391_100"><text:s/></text:span><text:span text:style-name="T391_101">important</text:span><text:span text:style-name="T391_102"><text:s/></text:span><text:span text:style-name="T391_103">sites</text:span><text:span text:style-name="T391_104">,<text:s/></text:span><text:span text:style-name="T391_105">and</text:span><text:span text:style-name="T391_106"><text:s/></text:span><text:span text:style-name="T391_107">illustrate</text:span><text:span text:style-name="T391_108"><text:s/></text:span><text:span text:style-name="T391_109">mutation</text:span><text:span text:style-name="T391_110"><text:s/></text:span><text:span text:style-name="T391_111">events</text:span><text:span text:style-name="T391_112">.<text:s/></text:span><text:span text:style-name="T391_113">More</text:span><text:span text:style-name="T391_114"><text:s/></text:span><text:span text:style-name="T391_115">importantly</text:span><text:span text:style-name="T391_116">,<text:s/></text:span><text:span text:style-name="T391_117">biologists</text:span><text:span text:style-name="T391_118"><text:s/></text:span><text:span text:style-name="T391_119">can</text:span><text:span text:style-name="T391_120"><text:s/></text:span><text:span text:style-name="T391_121">trace</text:span><text:span text:style-name="T391_122"><text:s/></text:span><text:span text:style-name="T391_123">the</text:span><text:span text:style-name="T391_124"><text:s/></text:span><text:span text:style-name="T391_125">source</text:span><text:span text:style-name="T391_126"><text:s/></text:span><text:span text:style-name="T391_127">of</text:span><text:span text:style-name="T391_128"><text:s/></text:span><text:span text:style-name="T391_129">certain</text:span><text:span text:style-name="T391_130"><text:s/></text:span><text:span text:style-name="T391_131">genetic</text:span><text:span text:style-name="T391_132"><text:s/></text:span><text:span text:style-name="T391_133">diseases</text:span><text:span text:style-name="T391_134">.</text:span></text:p>
          </table:table-cell>
          <table:table-cell table:style-name="Cell363">
            <text:p text:style-name="P392"/>
          </table:table-cell>
        </table:table-row>
        <table:table-row table:style-name="Row122">
          <table:table-cell table:style-name="Cell364">
            <text:p text:style-name="P393"><text:span text:style-name="T393_1">body</text:span><text:span text:style-name="T393_2"><text:s/></text:span><text:span text:style-name="T393_3">play</text:span><text:span text:style-name="T393_4"><text:s/></text:span><text:span text:style-name="T393_5">about</text:span><text:span text:style-name="T393_6"><text:s/></text:span><text:span text:style-name="T393_7">field</text:span><text:span text:style-name="T393_8"><text:s/>5</text:span></text:p>
          </table:table-cell>
          <table:table-cell table:style-name="Cell365">
            <text:p text:style-name="P394"><text:span text:style-name="T394_1">The</text:span><text:span text:style-name="T394_2"><text:s/></text:span><text:span text:style-name="T394_3">Problem</text:span></text:p>
          </table:table-cell>
          <table:table-cell table:style-name="Cell366">
            <text:p text:style-name="P395"/>
          </table:table-cell>
        </table:table-row>
        <table:table-row table:style-name="Row123">
          <table:table-cell table:style-name="Cell367">
            <text:p text:style-name="P396"><text:span text:style-name="T396_1">body</text:span><text:span text:style-name="T396_2"><text:s/></text:span><text:span text:style-name="T396_3">play</text:span><text:span text:style-name="T396_4"><text:s/></text:span><text:span text:style-name="T396_5">about</text:span><text:span text:style-name="T396_6"><text:s/></text:span><text:span text:style-name="T396_7">field</text:span><text:span text:style-name="T396_8"><text:s/>6</text:span></text:p>
          </table:table-cell>
          <table:table-cell table:style-name="Cell368">
            <text:p text:style-name="P397"><text:span text:style-name="T397_1">Traditionally</text:span><text:span text:style-name="T397_2">,<text:s/></text:span><text:span text:style-name="T397_3">multiple</text:span><text:span text:style-name="T397_4"><text:s/></text:span><text:span text:style-name="T397_5">sequence</text:span><text:span text:style-name="T397_6"><text:s/></text:span><text:span text:style-name="T397_7">alignment</text:span><text:span text:style-name="T397_8"><text:s/></text:span><text:span text:style-name="T397_9">algorithms</text:span><text:span text:style-name="T397_10"><text:s/></text:span><text:span text:style-name="T397_11">use</text:span><text:span text:style-name="T397_12"><text:s/></text:span><text:span text:style-name="T397_13">computationally</text:span><text:span text:style-name="T397_14"><text:s/></text:span><text:span text:style-name="T397_15">complex</text:span><text:span text:style-name="T397_16"><text:s/></text:span><text:span text:style-name="T397_17">heuristics</text:span><text:span text:style-name="T397_18"><text:s/></text:span><text:span text:style-name="T397_19">to</text:span><text:span text:style-name="T397_20"><text:s/></text:span><text:span text:style-name="T397_21">align</text:span><text:span text:style-name="T397_22"><text:s/></text:span><text:span text:style-name="T397_23">the</text:span><text:span text:style-name="T397_24"><text:s/></text:span><text:span text:style-name="T397_25">sequences</text:span><text:span text:style-name="T397_26">.<text:s/></text:span><text:span text:style-name="T397_27">Unfortunately</text:span><text:span text:style-name="T397_28">,<text:s/></text:span><text:span text:style-name="T397_29">the</text:span><text:span text:style-name="T397_30"><text:s/></text:span><text:span text:style-name="T397_31">use</text:span><text:span text:style-name="T397_32"><text:s/></text:span><text:span text:style-name="T397_33">of</text:span><text:span text:style-name="T397_34"><text:s/></text:span><text:span text:style-name="T397_35">heuristics</text:span><text:span text:style-name="T397_36"><text:s/></text:span><text:span text:style-name="T397_37">do</text:span><text:span text:style-name="T397_38"><text:s/></text:span><text:span text:style-name="T397_39">not</text:span><text:span text:style-name="T397_40"><text:s/></text:span><text:span text:style-name="T397_41">guarantee</text:span><text:span text:style-name="T397_42"><text:s/></text:span><text:span text:style-name="T397_43">global</text:span><text:span text:style-name="T397_44"><text:s/></text:span><text:span text:style-name="T397_45">optimization</text:span><text:span text:style-name="T397_46"><text:s/></text:span><text:span text:style-name="T397_47">as</text:span><text:span text:style-name="T397_48"><text:s/></text:span><text:span text:style-name="T397_49">it</text:span><text:span text:style-name="T397_50"><text:s/></text:span><text:span text:style-name="T397_51">would</text:span><text:span text:style-name="T397_52"><text:s/></text:span><text:span text:style-name="T397_53">be</text:span><text:span text:style-name="T397_54"><text:s/></text:span><text:span text:style-name="T397_55">prohibitively</text:span><text:span text:style-name="T397_56"><text:s/></text:span><text:span text:style-name="T397_57">computationally</text:span><text:span text:style-name="T397_58"><text:s/></text:span><text:span text:style-name="T397_59">expensive</text:span><text:span text:style-name="T397_60"><text:s/></text:span><text:span text:style-name="T397_61">to</text:span><text:span text:style-name="T397_62"><text:s/></text:span><text:span text:style-name="T397_63">achieve</text:span><text:span text:style-name="T397_64"><text:s/></text:span><text:span text:style-name="T397_65">an</text:span><text:span text:style-name="T397_66"><text:s/></text:span><text:span text:style-name="T397_67">optimal</text:span><text:span text:style-name="T397_68"><text:s/></text:span><text:span text:style-name="T397_69">alignment</text:span><text:span text:style-name="T397_70">.<text:s/></text:span><text:span text:style-name="T397_71">This</text:span><text:span text:style-name="T397_72"><text:s/></text:span><text:span text:style-name="T397_73">is</text:span><text:span text:style-name="T397_74"><text:s/></text:span><text:span text:style-name="T397_75">due</text:span><text:span text:style-name="T397_76"><text:s/></text:span><text:span text:style-name="T397_77">in</text:span><text:span text:style-name="T397_78"><text:s/></text:span><text:span text:style-name="T397_79">part</text:span><text:span text:style-name="T397_80"><text:s/></text:span><text:span text:style-name="T397_81">to</text:span><text:span text:style-name="T397_82"><text:s/></text:span><text:span text:style-name="T397_83">the</text:span><text:span text:style-name="T397_84"><text:s/></text:span><text:span text:style-name="T397_85">sheer</text:span><text:span text:style-name="T397_86"><text:s/></text:span><text:span text:style-name="T397_87">size</text:span><text:span text:style-name="T397_88"><text:s/></text:span><text:span text:style-name="T397_89">of</text:span><text:span text:style-name="T397_90"><text:s/></text:span><text:span text:style-name="T397_91">the</text:span><text:span text:style-name="T397_92"><text:s/></text:span><text:span text:style-name="T397_93">genome</text:span><text:span text:style-name="T397_94">,<text:s/></text:span><text:span text:style-name="T397_95">which</text:span><text:span text:style-name="T397_96"><text:s/></text:span><text:span text:style-name="T397_97">consists</text:span><text:span text:style-name="T397_98"><text:s/></text:span><text:span text:style-name="T397_99">of</text:span><text:span text:style-name="T397_100"><text:s/></text:span><text:span text:style-name="T397_101">roughly</text:span><text:span text:style-name="T397_102"><text:s/></text:span><text:span text:style-name="T397_103">three</text:span><text:span text:style-name="T397_104"><text:s/></text:span><text:span text:style-name="T397_105">billion</text:span><text:span text:style-name="T397_106"><text:s/></text:span><text:span text:style-name="T397_107">base</text:span><text:span text:style-name="T397_108"><text:s/></text:span><text:span text:style-name="T397_109">pairs</text:span><text:span text:style-name="T397_110">,<text:s/></text:span><text:span text:style-name="T397_111">and</text:span><text:span text:style-name="T397_112"><text:s/></text:span><text:span text:style-name="T397_113">the</text:span><text:span text:style-name="T397_114"><text:s/></text:span><text:span text:style-name="T397_115">increasing</text:span><text:span text:style-name="T397_116"><text:s/></text:span><text:span text:style-name="T397_117">computational</text:span><text:span text:style-name="T397_118"><text:s/></text:span><text:span text:style-name="T397_119">complexity</text:span><text:span text:style-name="T397_120"><text:s/></text:span><text:span text:style-name="T397_121">resulting</text:span><text:span text:style-name="T397_122"><text:s/></text:span><text:span text:style-name="T397_123">from</text:span><text:span text:style-name="T397_124"><text:s/></text:span><text:span text:style-name="T397_125">each</text:span><text:span text:style-name="T397_126"><text:s/></text:span><text:span text:style-name="T397_127">additional</text:span><text:span text:style-name="T397_128"><text:s/></text:span><text:span text:style-name="T397_129">sequence</text:span><text:span text:style-name="T397_130"><text:s/></text:span><text:span text:style-name="T397_131">in</text:span><text:span text:style-name="T397_132"><text:s/></text:span><text:span text:style-name="T397_133">an</text:span><text:span text:style-name="T397_134"><text:s/></text:span><text:span text:style-name="T397_135">alignment</text:span><text:span text:style-name="T397_136">.</text:span></text:p>
          </table:table-cell>
          <table:table-cell table:style-name="Cell369">
            <text:p text:style-name="P398"/>
          </table:table-cell>
        </table:table-row>
        <table:table-row table:style-name="Row124">
          <table:table-cell table:style-name="Cell370">
            <text:p text:style-name="P399"><text:span text:style-name="T399_1">body</text:span><text:span text:style-name="T399_2"><text:s/></text:span><text:span text:style-name="T399_3">play</text:span><text:span text:style-name="T399_4"><text:s/></text:span><text:span text:style-name="T399_5">about</text:span><text:span text:style-name="T399_6"><text:s/></text:span><text:span text:style-name="T399_7">field</text:span><text:span text:style-name="T399_8"><text:s/>7</text:span></text:p>
          </table:table-cell>
          <table:table-cell table:style-name="Cell371">
            <text:p text:style-name="P400"><text:span text:style-name="T400_1">Our</text:span><text:span text:style-name="T400_2"><text:s/></text:span><text:span text:style-name="T400_3">Approach</text:span></text:p>
          </table:table-cell>
          <table:table-cell table:style-name="Cell372">
            <text:p text:style-name="P401"/>
          </table:table-cell>
        </table:table-row>
        <table:table-row table:style-name="Row125">
          <table:table-cell table:style-name="Cell373">
            <text:p text:style-name="P402"><text:span text:style-name="T402_1">body</text:span><text:span text:style-name="T402_2"><text:s/></text:span><text:span text:style-name="T402_3">play</text:span><text:span text:style-name="T402_4"><text:s/></text:span><text:span text:style-name="T402_5">about</text:span><text:span text:style-name="T402_6"><text:s/></text:span><text:span text:style-name="T402_7">field</text:span><text:span text:style-name="T402_8"><text:s/>8</text:span></text:p>
          </table:table-cell>
          <table:table-cell table:style-name="Cell374">
            <text:p text:style-name="P403"><text:span text:style-name="T403_1">Humans</text:span><text:span text:style-name="T403_2"><text:s/></text:span><text:span text:style-name="T403_3">have</text:span><text:span text:style-name="T403_4"><text:s/></text:span><text:span text:style-name="T403_5">evolved</text:span><text:span text:style-name="T403_6"><text:s/></text:span><text:span text:style-name="T403_7">to</text:span><text:span text:style-name="T403_8"><text:s/></text:span><text:span text:style-name="T403_9">recognize</text:span><text:span text:style-name="T403_10"><text:s/></text:span><text:span text:style-name="T403_11">patterns</text:span><text:span text:style-name="T403_12"><text:s/></text:span><text:span text:style-name="T403_13">and</text:span><text:span text:style-name="T403_14"><text:s/></text:span><text:span text:style-name="T403_15">solve</text:span><text:span text:style-name="T403_16"><text:s/></text:span><text:span text:style-name="T403_17">visual</text:span><text:span text:style-name="T403_18"><text:s/></text:span><text:span text:style-name="T403_19">problems</text:span><text:span text:style-name="T403_20"><text:s/></text:span><text:span text:style-name="T403_21">efficiently</text:span><text:span text:style-name="T403_22">.<text:s/></text:span><text:span text:style-name="T403_23">By</text:span><text:span text:style-name="T403_24"><text:s/></text:span><text:span text:style-name="T403_25">abstracting</text:span><text:span text:style-name="T403_26"><text:s/></text:span><text:span text:style-name="T403_27">multiple</text:span><text:span text:style-name="T403_28"><text:s/></text:span><text:span text:style-name="T403_29">sequence</text:span><text:span text:style-name="T403_30"><text:s/></text:span><text:span text:style-name="T403_31">alignment</text:span><text:span text:style-name="T403_32"><text:s/></text:span><text:span text:style-name="T403_33">to</text:span><text:span text:style-name="T403_34"><text:s/></text:span><text:span text:style-name="T403_35">manipulating</text:span><text:span text:style-name="T403_36"><text:s/></text:span><text:span text:style-name="T403_37">patterns</text:span><text:span text:style-name="T403_38"><text:s/></text:span><text:span text:style-name="T403_39">consisting</text:span><text:span text:style-name="T403_40"><text:s/></text:span><text:span text:style-name="T403_41">of</text:span><text:span text:style-name="T403_42"><text:s/></text:span><text:span text:style-name="T403_43">coloured</text:span><text:span text:style-name="T403_44"><text:s/></text:span><text:span text:style-name="T403_45">shapes</text:span><text:span text:style-name="T403_46">,<text:s/></text:span><text:span text:style-name="T403_47">we</text:span><text:span text:style-name="T403_48"><text:s/></text:span><text:span text:style-name="T403_49">have</text:span><text:span text:style-name="T403_50"><text:s/></text:span><text:span text:style-name="T403_51">adapted</text:span><text:span text:style-name="T403_52"><text:s/></text:span><text:span text:style-name="T403_53">the</text:span><text:span text:style-name="T403_54"><text:s/></text:span><text:span text:style-name="T403_55">problem</text:span><text:span text:style-name="T403_56"><text:s/></text:span><text:span text:style-name="T403_57">to</text:span><text:span text:style-name="T403_58"><text:s/></text:span><text:span text:style-name="T403_59">benefit</text:span><text:span text:style-name="T403_60"><text:s/></text:span><text:span text:style-name="T403_61">from</text:span><text:span text:style-name="T403_62"><text:s/></text:span><text:span text:style-name="T403_63">human</text:span><text:span text:style-name="T403_64"><text:s/></text:span><text:span text:style-name="T403_65">capabilities</text:span><text:span text:style-name="T403_66">.<text:s/>&lt;</text:span><text:span text:style-name="T403_67">br</text:span><text:span text:style-name="T403_68">&gt;</text:span><text:span text:style-name="T403_69">By</text:span><text:span text:style-name="T403_70"><text:s/></text:span><text:span text:style-name="T403_71">taking</text:span><text:span text:style-name="T403_72"><text:s/></text:span><text:span text:style-name="T403_73">data</text:span><text:span text:style-name="T403_74"><text:s/></text:span><text:span text:style-name="T403_75">which</text:span><text:span text:style-name="T403_76"><text:s/></text:span><text:span text:style-name="T403_77">has</text:span><text:span text:style-name="T403_78"><text:s/></text:span><text:span text:style-name="T403_79">already</text:span><text:span text:style-name="T403_80"><text:s/></text:span><text:span text:style-name="T403_81">been</text:span><text:span text:style-name="T403_82"><text:s/></text:span><text:span text:style-name="T403_83">aligned</text:span><text:span text:style-name="T403_84"><text:s/></text:span><text:span text:style-name="T403_85">by</text:span><text:span text:style-name="T403_86"><text:s/></text:span><text:span text:style-name="T403_87">a</text:span><text:span text:style-name="T403_88"><text:s/></text:span><text:span text:style-name="T403_89">heuristic</text:span><text:span text:style-name="T403_90"><text:s/></text:span><text:span text:style-name="T403_91">algorithm</text:span><text:span text:style-name="T403_92">,<text:s/></text:span><text:span text:style-name="T403_93">we</text:span><text:span text:style-name="T403_94"><text:s/></text:span><text:span text:style-name="T403_95">allow</text:span><text:span text:style-name="T403_96"><text:s/></text:span><text:span text:style-name="T403_97">the</text:span><text:span text:style-name="T403_98"><text:s/></text:span><text:span text:style-name="T403_99">user</text:span><text:span text:style-name="T403_100"><text:s/></text:span><text:span text:style-name="T403_101">to</text:span><text:span text:style-name="T403_102"><text:s/></text:span><text:span text:style-name="T403_103">optimize</text:span><text:span text:style-name="T403_104"><text:s/></text:span><text:span text:style-name="T403_105">where</text:span><text:span text:style-name="T403_106"><text:s/></text:span><text:span text:style-name="T403_107">the</text:span><text:span text:style-name="T403_108"><text:s/></text:span><text:span text:style-name="T403_109">algorithm</text:span><text:span text:style-name="T403_110"><text:s/></text:span><text:span text:style-name="T403_111">may</text:span><text:span text:style-name="T403_112"><text:s/></text:span><text:span text:style-name="T403_113">have</text:span><text:span text:style-name="T403_114"><text:s/></text:span><text:span text:style-name="T403_115">failed</text:span><text:span text:style-name="T403_116">.</text:span></text:p>
          </table:table-cell>
          <table:table-cell table:style-name="Cell375">
            <text:p text:style-name="P404"/>
          </table:table-cell>
        </table:table-row>
        <table:table-row table:style-name="Row126">
          <table:table-cell table:style-name="Cell376">
            <text:p text:style-name="P405"><text:span text:style-name="T405_1">body</text:span><text:span text:style-name="T405_2"><text:s/></text:span><text:span text:style-name="T405_3">play</text:span><text:span text:style-name="T405_4"><text:s/></text:span><text:span text:style-name="T405_5">about</text:span><text:span text:style-name="T405_6"><text:s/></text:span><text:span text:style-name="T405_7">field</text:span><text:span text:style-name="T405_8"><text:s/>9</text:span></text:p>
          </table:table-cell>
          <table:table-cell table:style-name="Cell377">
            <text:p text:style-name="P406"><text:span text:style-name="T406_1">The</text:span><text:span text:style-name="T406_2"><text:s/></text:span><text:span text:style-name="T406_3">Data</text:span></text:p>
          </table:table-cell>
          <table:table-cell table:style-name="Cell378">
            <text:p text:style-name="P407"/>
          </table:table-cell>
        </table:table-row>
        <table:table-row table:style-name="Row127">
          <table:table-cell table:style-name="Cell379">
            <text:p text:style-name="P408"><text:span text:style-name="T408_1">body</text:span><text:span text:style-name="T408_2"><text:s/></text:span><text:span text:style-name="T408_3">play</text:span><text:span text:style-name="T408_4"><text:s/></text:span><text:span text:style-name="T408_5">about</text:span><text:span text:style-name="T408_6"><text:s/></text:span><text:span text:style-name="T408_7">field</text:span><text:span text:style-name="T408_8"><text:s/>10</text:span></text:p>
          </table:table-cell>
          <table:table-cell table:style-name="Cell380">
            <text:p text:style-name="P409"><text:span text:style-name="T409_1">All</text:span><text:span text:style-name="T409_2"><text:s/></text:span><text:span text:style-name="T409_3">alignments</text:span><text:span text:style-name="T409_4"><text:s/></text:span><text:span text:style-name="T409_5">were</text:span><text:span text:style-name="T409_6"><text:s/></text:span><text:span text:style-name="T409_7">generously</text:span><text:span text:style-name="T409_8"><text:s/></text:span><text:span text:style-name="T409_9">made</text:span><text:span text:style-name="T409_10"><text:s/></text:span><text:span text:style-name="T409_11">available</text:span><text:span text:style-name="T409_12"><text:s/></text:span><text:span text:style-name="T409_13">through</text:span><text:span text:style-name="T409_14"><text:s/></text:span><text:span text:style-name="T409_15">UCSC</text:span><text:span text:style-name="T409_16"><text:s/></text:span><text:span text:style-name="T409_17">Genome</text:span><text:span text:style-name="T409_18"><text:s/></text:span><text:span text:style-name="T409_19">Browser</text:span><text:span text:style-name="T409_20">.<text:s/></text:span><text:span text:style-name="T409_21">Infact</text:span><text:span text:style-name="T409_22">,<text:s/></text:span><text:span text:style-name="T409_23">all</text:span><text:span text:style-name="T409_24"><text:s/></text:span><text:span text:style-name="T409_25">alignments</text:span><text:span text:style-name="T409_26"><text:s/></text:span><text:span text:style-name="T409_27">contain</text:span><text:span text:style-name="T409_28"><text:s/></text:span><text:span text:style-name="T409_29">sections</text:span><text:span text:style-name="T409_30"><text:s/></text:span><text:span text:style-name="T409_31">of</text:span><text:span text:style-name="T409_32"><text:s/></text:span><text:span text:style-name="T409_33">human</text:span><text:span text:style-name="T409_34"><text:s/></text:span><text:span text:style-name="T409_35">DNA</text:span><text:span text:style-name="T409_36"><text:s/></text:span><text:span text:style-name="T409_37">which</text:span><text:span text:style-name="T409_38"><text:s/></text:span><text:span text:style-name="T409_39">have</text:span><text:span text:style-name="T409_40"><text:s/></text:span><text:span text:style-name="T409_41">been</text:span><text:span text:style-name="T409_42"><text:s/></text:span><text:span text:style-name="T409_43">speculated</text:span><text:span text:style-name="T409_44"><text:s/></text:span><text:span text:style-name="T409_45">to</text:span><text:span text:style-name="T409_46"><text:s/></text:span><text:span text:style-name="T409_47">be</text:span><text:span text:style-name="T409_48"><text:s/></text:span><text:span text:style-name="T409_49">linked</text:span><text:span text:style-name="T409_50"><text:s/></text:span><text:span text:style-name="T409_51">to</text:span><text:span text:style-name="T409_52"><text:s/></text:span><text:span text:style-name="T409_53">various</text:span><text:span text:style-name="T409_54"><text:s/></text:span><text:span text:style-name="T409_55">genetic</text:span><text:span text:style-name="T409_56"><text:s/></text:span><text:span text:style-name="T409_57">disorders</text:span><text:span text:style-name="T409_58">,<text:s/></text:span><text:span text:style-name="T409_59">such</text:span><text:span text:style-name="T409_60"><text:s/></text:span><text:span text:style-name="T409_61">as</text:span><text:span text:style-name="T409_62"><text:s/></text:span><text:span text:style-name="T409_63">breast</text:span><text:span text:style-name="T409_64"><text:s/></text:span><text:span text:style-name="T409_65">cancer</text:span><text:span text:style-name="T409_66">.<text:s/></text:span><text:span text:style-name="T409_67">Every</text:span><text:span text:style-name="T409_68"><text:s/></text:span><text:span text:style-name="T409_69">alignment</text:span><text:span text:style-name="T409_70"><text:s/></text:span><text:span text:style-name="T409_71">is</text:span><text:span text:style-name="T409_72"><text:s/></text:span><text:span text:style-name="T409_73">received</text:span><text:span text:style-name="T409_74">,<text:s/></text:span><text:span text:style-name="T409_75">analyzed</text:span><text:span text:style-name="T409_76">,<text:s/></text:span><text:span text:style-name="T409_77">and</text:span><text:span text:style-name="T409_78"><text:s/></text:span><text:span text:style-name="T409_79">stored</text:span><text:span text:style-name="T409_80"><text:s/></text:span><text:span text:style-name="T409_81">in</text:span><text:span text:style-name="T409_82"><text:s/></text:span><text:span text:style-name="T409_83">a</text:span><text:span text:style-name="T409_84"><text:s/></text:span><text:span text:style-name="T409_85">database</text:span><text:span text:style-name="T409_86">,<text:s/></text:span><text:span text:style-name="T409_87">where</text:span><text:span text:style-name="T409_88"><text:s/></text:span><text:span text:style-name="T409_89">it</text:span><text:span text:style-name="T409_90"><text:s/></text:span><text:span text:style-name="T409_91">will</text:span><text:span text:style-name="T409_92"><text:s/></text:span><text:span text:style-name="T409_93">eventually</text:span><text:span text:style-name="T409_94"><text:s/></text:span><text:span text:style-name="T409_95">be</text:span><text:span text:style-name="T409_96"><text:s/></text:span><text:span text:style-name="T409_97">re</text:span><text:span text:style-name="T409_98">-</text:span><text:span text:style-name="T409_99">introduced</text:span><text:span text:style-name="T409_100"><text:s/></text:span><text:span text:style-name="T409_101">back</text:span><text:span text:style-name="T409_102"><text:s/></text:span><text:span text:style-name="T409_103">into</text:span><text:span text:style-name="T409_104"><text:s/></text:span><text:span text:style-name="T409_105">the</text:span><text:span text:style-name="T409_106"><text:s/></text:span><text:span text:style-name="T409_107">global</text:span><text:span text:style-name="T409_108"><text:s/></text:span><text:span text:style-name="T409_109">alignment</text:span><text:span text:style-name="T409_110"><text:s/></text:span><text:span text:style-name="T409_111">as</text:span><text:span text:style-name="T409_112"><text:s/></text:span><text:span text:style-name="T409_113">an</text:span><text:span text:style-name="T409_114"><text:s/></text:span><text:span text:style-name="T409_115">optimization</text:span><text:span text:style-name="T409_116">.</text:span></text:p>
          </table:table-cell>
          <table:table-cell table:style-name="Cell381">
            <text:p text:style-name="P410"/>
          </table:table-cell>
        </table:table-row>
        <table:table-row table:style-name="Row128">
          <table:table-cell table:style-name="Cell382">
            <text:p text:style-name="P411"><text:span text:style-name="T411_1">body</text:span><text:span text:style-name="T411_2"><text:s/></text:span><text:span text:style-name="T411_3">play</text:span><text:span text:style-name="T411_4"><text:s/></text:span><text:span text:style-name="T411_5">about</text:span><text:span text:style-name="T411_6"><text:s/></text:span><text:span text:style-name="T411_7">field</text:span><text:span text:style-name="T411_8"><text:s/>11</text:span></text:p>
          </table:table-cell>
          <table:table-cell table:style-name="Cell383">
            <text:p text:style-name="P412"><text:span text:style-name="T412_1">For</text:span><text:span text:style-name="T412_2"><text:s/></text:span><text:span text:style-name="T412_3">more</text:span><text:span text:style-name="T412_4"><text:s/></text:span><text:span text:style-name="T412_5">information</text:span><text:span text:style-name="T412_6"><text:s/></text:span><text:span text:style-name="T412_7">about</text:span><text:span text:style-name="T412_8"><text:s/></text:span><text:span text:style-name="T412_9">any</text:span><text:span text:style-name="T412_10"><text:s/></text:span><text:span text:style-name="T412_11">one</text:span><text:span text:style-name="T412_12"><text:s/></text:span><text:span text:style-name="T412_13">of</text:span><text:span text:style-name="T412_14"><text:s/></text:span><text:span text:style-name="T412_15">these</text:span><text:span text:style-name="T412_16"><text:s/></text:span><text:span text:style-name="T412_17">topics</text:span><text:span text:style-name="T412_18">,<text:s/></text:span><text:span text:style-name="T412_19">click</text:span><text:span text:style-name="T412_20"><text:s/></text:span><text:span text:style-name="T412_21">here</text:span><text:span text:style-name="T412_22">.</text:span></text:p>
          </table:table-cell>
          <table:table-cell table:style-name="Cell384">
            <text:p text:style-name="P413"/>
          </table:table-cell>
        </table:table-row>
        <table:table-row table:style-name="Row129">
          <table:table-cell table:style-name="Cell385">
            <text:p text:style-name="P414"><text:span text:style-name="T414_1">body</text:span><text:span text:style-name="T414_2"><text:s/></text:span><text:span text:style-name="T414_3">play</text:span><text:span text:style-name="T414_4"><text:s/></text:span><text:span text:style-name="T414_5">credit</text:span><text:span text:style-name="T414_6"><text:s/></text:span><text:span text:style-name="T414_7">field</text:span><text:span text:style-name="T414_8"><text:s/>1</text:span></text:p>
          </table:table-cell>
          <table:table-cell table:style-name="Cell386">
            <text:p text:style-name="P415"><text:span text:style-name="T415_1">Project</text:span><text:span text:style-name="T415_2"><text:s/></text:span><text:span text:style-name="T415_3">Leaders</text:span><text:span text:style-name="T415_4"><text:s/>(</text:span><text:span text:style-name="T415_5">Media</text:span><text:span text:style-name="T415_6"><text:s/></text:span><text:span text:style-name="T415_7">and</text:span><text:span text:style-name="T415_8"><text:s/></text:span><text:span text:style-name="T415_9">Scientific</text:span><text:span text:style-name="T415_10"><text:s/></text:span><text:span text:style-name="T415_11">Contact</text:span><text:span text:style-name="T415_12">)</text:span></text:p>
          </table:table-cell>
          <table:table-cell table:style-name="Cell387">
            <text:p text:style-name="P416"/>
          </table:table-cell>
        </table:table-row>
        <table:table-row table:style-name="Row130">
          <table:table-cell table:style-name="Cell388">
            <text:p text:style-name="P417"><text:span text:style-name="T417_1">body</text:span><text:span text:style-name="T417_2"><text:s/></text:span><text:span text:style-name="T417_3">play</text:span><text:span text:style-name="T417_4"><text:s/></text:span><text:span text:style-name="T417_5">credit</text:span><text:span text:style-name="T417_6"><text:s/></text:span><text:span text:style-name="T417_7">field</text:span><text:span text:style-name="T417_8"><text:s/>2</text:span></text:p>
          </table:table-cell>
          <table:table-cell table:style-name="Cell389">
            <text:p text:style-name="P418"><text:span text:style-name="T418_1">Development</text:span><text:span text:style-name="T418_2"><text:s/></text:span><text:span text:style-name="T418_3">team</text:span></text:p>
          </table:table-cell>
          <table:table-cell table:style-name="Cell390">
            <text:p text:style-name="P419"/>
          </table:table-cell>
        </table:table-row>
        <table:table-row table:style-name="Row131">
          <table:table-cell table:style-name="Cell391">
            <text:p text:style-name="P420"><text:span text:style-name="T420_1">body</text:span><text:span text:style-name="T420_2"><text:s/></text:span><text:span text:style-name="T420_3">play</text:span><text:span text:style-name="T420_4"><text:s/></text:span><text:span text:style-name="T420_5">credit</text:span><text:span text:style-name="T420_6"><text:s/></text:span><text:span text:style-name="T420_7">field</text:span><text:span text:style-name="T420_8"><text:s/>3</text:span></text:p>
          </table:table-cell>
          <table:table-cell table:style-name="Cell392">
            <text:p text:style-name="P421"><text:span text:style-name="T421_1">Original</text:span><text:span text:style-name="T421_2"><text:s/></text:span><text:span text:style-name="T421_3">designers</text:span></text:p>
          </table:table-cell>
          <table:table-cell table:style-name="Cell393">
            <text:p text:style-name="P422"/>
          </table:table-cell>
        </table:table-row>
        <table:table-row table:style-name="Row132">
          <table:table-cell table:style-name="Cell394">
            <text:p text:style-name="P423"><text:span text:style-name="T423_1">body</text:span><text:span text:style-name="T423_2"><text:s/></text:span><text:span text:style-name="T423_3">play</text:span><text:span text:style-name="T423_4"><text:s/></text:span><text:span text:style-name="T423_5">credit</text:span><text:span text:style-name="T423_6"><text:s/></text:span><text:span text:style-name="T423_7">field</text:span><text:span text:style-name="T423_8"><text:s/>4</text:span></text:p>
          </table:table-cell>
          <table:table-cell table:style-name="Cell395">
            <text:p text:style-name="P424"><text:span text:style-name="T424_1">Supported</text:span><text:span text:style-name="T424_2"><text:s/></text:span><text:span text:style-name="T424_3">by</text:span></text:p>
          </table:table-cell>
          <table:table-cell table:style-name="Cell396">
            <text:p text:style-name="P425"/>
          </table:table-cell>
        </table:table-row>
        <table:table-row table:style-name="Row133">
          <table:table-cell table:style-name="Cell397">
            <text:p text:style-name="P426"><text:span text:style-name="T426_1">body</text:span><text:span text:style-name="T426_2"><text:s/></text:span><text:span text:style-name="T426_3">play</text:span><text:span text:style-name="T426_4"><text:s/></text:span><text:span text:style-name="T426_5">credit</text:span><text:span text:style-name="T426_6"><text:s/></text:span><text:span text:style-name="T426_7">field</text:span><text:span text:style-name="T426_8"><text:s/>5</text:span></text:p>
          </table:table-cell>
          <table:table-cell table:style-name="Cell398">
            <text:p text:style-name="P427"><text:span text:style-name="T427_1">Follow</text:span><text:span text:style-name="T427_2"><text:s/></text:span><text:span text:style-name="T427_3">us</text:span><text:span text:style-name="T427_4"><text:s/></text:span><text:span text:style-name="T427_5">on</text:span></text:p>
          </table:table-cell>
          <table:table-cell table:style-name="Cell399">
            <text:p text:style-name="P428"/>
          </table:table-cell>
        </table:table-row>
        <table:table-row table:style-name="Row134">
          <table:table-cell table:style-name="Cell400">
            <text:p text:style-name="P429"><text:span text:style-name="T429_1">body</text:span><text:span text:style-name="T429_2"><text:s/></text:span><text:span text:style-name="T429_3">play</text:span><text:span text:style-name="T429_4"><text:s/></text:span><text:span text:style-name="T429_5">credit</text:span><text:span text:style-name="T429_6"><text:s/></text:span><text:span text:style-name="T429_7">field</text:span><text:span text:style-name="T429_8"><text:s/>6</text:span></text:p>
          </table:table-cell>
          <table:table-cell table:style-name="Cell401">
            <text:p text:style-name="P430"><text:span text:style-name="T430_1">Music</text:span></text:p>
          </table:table-cell>
          <table:table-cell table:style-name="Cell402">
            <text:p text:style-name="P431"/>
          </table:table-cell>
        </table:table-row>
        <table:table-row table:style-name="Row135">
          <table:table-cell table:style-name="Cell403">
            <text:p text:style-name="P432"><text:span text:style-name="T432_1">body</text:span><text:span text:style-name="T432_2"><text:s/></text:span><text:span text:style-name="T432_3">play</text:span><text:span text:style-name="T432_4"><text:s/></text:span><text:span text:style-name="T432_5">credit</text:span><text:span text:style-name="T432_6"><text:s/></text:span><text:span text:style-name="T432_7">field</text:span><text:span text:style-name="T432_8"><text:s/>7</text:span></text:p>
          </table:table-cell>
          <table:table-cell table:style-name="Cell404">
            <text:p text:style-name="P433"><text:span text:style-name="T433_1">Special</text:span><text:span text:style-name="T433_2"><text:s/></text:span><text:span text:style-name="T433_3">Thanks</text:span></text:p>
          </table:table-cell>
          <table:table-cell table:style-name="Cell405">
            <text:p text:style-name="P434"/>
          </table:table-cell>
        </table:table-row>
        <table:table-row table:style-name="Row136">
          <table:table-cell table:style-name="Cell406">
            <text:p text:style-name="P435"><text:span text:style-name="T435_1">body</text:span><text:span text:style-name="T435_2"><text:s/></text:span><text:span text:style-name="T435_3">play</text:span><text:span text:style-name="T435_4"><text:s/></text:span><text:span text:style-name="T435_5">credit</text:span><text:span text:style-name="T435_6"><text:s/></text:span><text:span text:style-name="T435_7">field</text:span><text:span text:style-name="T435_8"><text:s/>8</text:span></text:p>
          </table:table-cell>
          <table:table-cell table:style-name="Cell407">
            <text:p text:style-name="P436"><text:span text:style-name="T436_1">Scientific</text:span><text:span text:style-name="T436_2"><text:s/></text:span><text:span text:style-name="T436_3">Advisor</text:span></text:p>
          </table:table-cell>
          <table:table-cell table:style-name="Cell408">
            <text:p text:style-name="P437"/>
          </table:table-cell>
        </table:table-row>
        <table:table-row table:style-name="Row137">
          <table:table-cell table:style-name="Cell409">
            <text:p text:style-name="P438"><text:span text:style-name="T438_1">body</text:span><text:span text:style-name="T438_2"><text:s/></text:span><text:span text:style-name="T438_3">play</text:span><text:span text:style-name="T438_4"><text:s/></text:span><text:span text:style-name="T438_5">credit</text:span><text:span text:style-name="T438_6"><text:s/></text:span><text:span text:style-name="T438_7">field</text:span><text:span text:style-name="T438_8"><text:s/>9</text:span></text:p>
          </table:table-cell>
          <table:table-cell table:style-name="Cell410">
            <text:p text:style-name="P439"><text:span text:style-name="T439_1">Translation</text:span></text:p>
          </table:table-cell>
          <table:table-cell table:style-name="Cell411">
            <text:p text:style-name="P440"/>
          </table:table-cell>
        </table:table-row>
        <table:table-row table:style-name="Row138">
          <table:table-cell table:style-name="Cell412">
            <text:p text:style-name="P441"><text:span text:style-name="T441_1">body</text:span><text:span text:style-name="T441_2"><text:s/></text:span><text:span text:style-name="T441_3">play</text:span><text:span text:style-name="T441_4"><text:s/></text:span><text:span text:style-name="T441_5">ranking</text:span><text:span text:style-name="T441_6"><text:s/></text:span><text:span text:style-name="T441_7">field</text:span><text:span text:style-name="T441_8"><text:s/>1</text:span></text:p>
          </table:table-cell>
          <table:table-cell table:style-name="Cell413">
            <text:p text:style-name="P442"><text:span text:style-name="T442_1">All</text:span><text:span text:style-name="T442_2">-</text:span><text:span text:style-name="T442_3">time</text:span></text:p>
          </table:table-cell>
          <table:table-cell table:style-name="Cell414">
            <text:p text:style-name="P443"/>
          </table:table-cell>
        </table:table-row>
        <table:table-row table:style-name="Row139">
          <table:table-cell table:style-name="Cell415">
            <text:p text:style-name="P444"><text:span text:style-name="T444_1">body</text:span><text:span text:style-name="T444_2"><text:s/></text:span><text:span text:style-name="T444_3">play</text:span><text:span text:style-name="T444_4"><text:s/></text:span><text:span text:style-name="T444_5">ranking</text:span><text:span text:style-name="T444_6"><text:s/></text:span><text:span text:style-name="T444_7">field</text:span><text:span text:style-name="T444_8"><text:s/>2</text:span></text:p>
          </table:table-cell>
          <table:table-cell table:style-name="Cell416">
            <text:p text:style-name="P445"><text:span text:style-name="T445_1">Monthly</text:span></text:p>
          </table:table-cell>
          <table:table-cell table:style-name="Cell417">
            <text:p text:style-name="P446"/>
          </table:table-cell>
        </table:table-row>
        <table:table-row table:style-name="Row140">
          <table:table-cell table:style-name="Cell418">
            <text:p text:style-name="P447"><text:span text:style-name="T447_1">body</text:span><text:span text:style-name="T447_2"><text:s/></text:span><text:span text:style-name="T447_3">play</text:span><text:span text:style-name="T447_4"><text:s/></text:span><text:span text:style-name="T447_5">ranking</text:span><text:span text:style-name="T447_6"><text:s/></text:span><text:span text:style-name="T447_7">field</text:span><text:span text:style-name="T447_8"><text:s/>3</text:span></text:p>
          </table:table-cell>
          <table:table-cell table:style-name="Cell419">
            <text:p text:style-name="P448"><text:span text:style-name="T448_1">Weekly</text:span></text:p>
          </table:table-cell>
          <table:table-cell table:style-name="Cell420">
            <text:p text:style-name="P449"/>
          </table:table-cell>
        </table:table-row>
        <table:table-row table:style-name="Row141">
          <table:table-cell table:style-name="Cell421">
            <text:p text:style-name="P450"><text:span text:style-name="T450_1">body</text:span><text:span text:style-name="T450_2"><text:s/></text:span><text:span text:style-name="T450_3">play</text:span><text:span text:style-name="T450_4"><text:s/></text:span><text:span text:style-name="T450_5">ranking</text:span><text:span text:style-name="T450_6"><text:s/></text:span><text:span text:style-name="T450_7">field</text:span><text:span text:style-name="T450_8"><text:s/>4</text:span></text:p>
          </table:table-cell>
          <table:table-cell table:style-name="Cell422">
            <text:p text:style-name="P451"><text:span text:style-name="T451_1">Username</text:span></text:p>
          </table:table-cell>
          <table:table-cell table:style-name="Cell423">
            <text:p text:style-name="P452"/>
          </table:table-cell>
        </table:table-row>
        <table:table-row table:style-name="Row142">
          <table:table-cell table:style-name="Cell424">
            <text:p text:style-name="P453"><text:span text:style-name="T453_1">body</text:span><text:span text:style-name="T453_2"><text:s/></text:span><text:span text:style-name="T453_3">play</text:span><text:span text:style-name="T453_4"><text:s/></text:span><text:span text:style-name="T453_5">ranking</text:span><text:span text:style-name="T453_6"><text:s/></text:span><text:span text:style-name="T453_7">field</text:span><text:span text:style-name="T453_8"><text:s/>5</text:span></text:p>
          </table:table-cell>
          <table:table-cell table:style-name="Cell425">
            <text:p text:style-name="P454"><text:span text:style-name="T454_1">Total</text:span></text:p>
          </table:table-cell>
          <table:table-cell table:style-name="Cell426">
            <text:p text:style-name="P455"/>
          </table:table-cell>
        </table:table-row>
        <table:table-row table:style-name="Row143">
          <table:table-cell table:style-name="Cell427">
            <text:p text:style-name="P456"><text:span text:style-name="T456_1">body</text:span><text:span text:style-name="T456_2"><text:s/></text:span><text:span text:style-name="T456_3">play</text:span><text:span text:style-name="T456_4"><text:s/></text:span><text:span text:style-name="T456_5">ranking</text:span><text:span text:style-name="T456_6"><text:s/></text:span><text:span text:style-name="T456_7">field</text:span><text:span text:style-name="T456_8"><text:s/>6</text:span></text:p>
          </table:table-cell>
          <table:table-cell table:style-name="Cell428">
            <text:p text:style-name="P457"><text:span text:style-name="T457_1">1<text:s/></text:span><text:span text:style-name="T457_2">Star</text:span></text:p>
          </table:table-cell>
          <table:table-cell table:style-name="Cell429">
            <text:p text:style-name="P458"/>
          </table:table-cell>
        </table:table-row>
        <table:table-row table:style-name="Row144">
          <table:table-cell table:style-name="Cell430">
            <text:p text:style-name="P459"><text:span text:style-name="T459_1">body</text:span><text:span text:style-name="T459_2"><text:s/></text:span><text:span text:style-name="T459_3">play</text:span><text:span text:style-name="T459_4"><text:s/></text:span><text:span text:style-name="T459_5">ranking</text:span><text:span text:style-name="T459_6"><text:s/></text:span><text:span text:style-name="T459_7">field</text:span><text:span text:style-name="T459_8"><text:s/>7</text:span></text:p>
          </table:table-cell>
          <table:table-cell table:style-name="Cell431">
            <text:p text:style-name="P460"><text:span text:style-name="T460_1">2<text:s/></text:span><text:span text:style-name="T460_2">Stars</text:span></text:p>
          </table:table-cell>
          <table:table-cell table:style-name="Cell432">
            <text:p text:style-name="P461"/>
          </table:table-cell>
        </table:table-row>
        <table:table-row table:style-name="Row145">
          <table:table-cell table:style-name="Cell433">
            <text:p text:style-name="P462"><text:span text:style-name="T462_1">body</text:span><text:span text:style-name="T462_2"><text:s/></text:span><text:span text:style-name="T462_3">play</text:span><text:span text:style-name="T462_4"><text:s/></text:span><text:span text:style-name="T462_5">ranking</text:span><text:span text:style-name="T462_6"><text:s/></text:span><text:span text:style-name="T462_7">field</text:span><text:span text:style-name="T462_8"><text:s/>8</text:span></text:p>
          </table:table-cell>
          <table:table-cell table:style-name="Cell434">
            <text:p text:style-name="P463"><text:span text:style-name="T463_1">3<text:s/></text:span><text:span text:style-name="T463_2">Stars</text:span></text:p>
          </table:table-cell>
          <table:table-cell table:style-name="Cell435">
            <text:p text:style-name="P464"/>
          </table:table-cell>
        </table:table-row>
        <table:table-row table:style-name="Row146">
          <table:table-cell table:style-name="Cell436">
            <text:p text:style-name="P465"><text:span text:style-name="T465_1">body</text:span><text:span text:style-name="T465_2"><text:s/></text:span><text:span text:style-name="T465_3">play</text:span><text:span text:style-name="T465_4"><text:s/></text:span><text:span text:style-name="T465_5">ranking</text:span><text:span text:style-name="T465_6"><text:s/></text:span><text:span text:style-name="T465_7">field</text:span><text:span text:style-name="T465_8"><text:s/>9</text:span></text:p>
          </table:table-cell>
          <table:table-cell table:style-name="Cell437">
            <text:p text:style-name="P466"><text:span text:style-name="T466_1">Your</text:span><text:span text:style-name="T466_2"><text:s/></text:span><text:span text:style-name="T466_3">score</text:span><text:span text:style-name="T466_4"><text:s/></text:span><text:span text:style-name="T466_5">matches</text:span><text:span text:style-name="T466_6"><text:s/></text:span><text:span text:style-name="T466_7">the</text:span><text:span text:style-name="T466_8"><text:s/></text:span><text:span text:style-name="T466_9">par</text:span></text:p>
          </table:table-cell>
          <table:table-cell table:style-name="Cell438">
            <text:p text:style-name="P467"/>
          </table:table-cell>
        </table:table-row>
        <table:table-row table:style-name="Row147">
          <table:table-cell table:style-name="Cell439">
            <text:p text:style-name="P468"><text:span text:style-name="T468_1">body</text:span><text:span text:style-name="T468_2"><text:s/></text:span><text:span text:style-name="T468_3">play</text:span><text:span text:style-name="T468_4"><text:s/></text:span><text:span text:style-name="T468_5">ranking</text:span><text:span text:style-name="T468_6"><text:s/></text:span><text:span text:style-name="T468_7">field</text:span><text:span text:style-name="T468_8"><text:s/>10</text:span></text:p>
          </table:table-cell>
          <table:table-cell table:style-name="Cell440">
            <text:p text:style-name="P469"><text:span text:style-name="T469_1">You</text:span><text:span text:style-name="T469_2"><text:s/></text:span><text:span text:style-name="T469_3">beat</text:span><text:span text:style-name="T469_4"><text:s/></text:span><text:span text:style-name="T469_5">the</text:span><text:span text:style-name="T469_6"><text:s/></text:span><text:span text:style-name="T469_7">par</text:span></text:p>
          </table:table-cell>
          <table:table-cell table:style-name="Cell441">
            <text:p text:style-name="P470"/>
          </table:table-cell>
        </table:table-row>
        <table:table-row table:style-name="Row148">
          <table:table-cell table:style-name="Cell442">
            <text:p text:style-name="P471"><text:span text:style-name="T471_1">body</text:span><text:span text:style-name="T471_2"><text:s/></text:span><text:span text:style-name="T471_3">play</text:span><text:span text:style-name="T471_4"><text:s/></text:span><text:span text:style-name="T471_5">ranking</text:span><text:span text:style-name="T471_6"><text:s/></text:span><text:span text:style-name="T471_7">field</text:span><text:span text:style-name="T471_8"><text:s/>11</text:span></text:p>
          </table:table-cell>
          <table:table-cell table:style-name="Cell443">
            <text:p text:style-name="P472"><text:span text:style-name="T472_1">You</text:span><text:span text:style-name="T472_2"><text:s/></text:span><text:span text:style-name="T472_3">have</text:span><text:span text:style-name="T472_4"><text:s/></text:span><text:span text:style-name="T472_5">the</text:span><text:span text:style-name="T472_6"><text:s/></text:span><text:span text:style-name="T472_7">highscore</text:span></text:p>
          </table:table-cell>
          <table:table-cell table:style-name="Cell444">
            <text:p text:style-name="P473"/>
          </table:table-cell>
        </table:table-row>
        <table:table-row table:style-name="Row149">
          <table:table-cell table:style-name="Cell445">
            <text:p text:style-name="P474"><text:span text:style-name="T474_1">body</text:span><text:span text:style-name="T474_2"><text:s/></text:span><text:span text:style-name="T474_3">play</text:span><text:span text:style-name="T474_4"><text:s/></text:span><text:span text:style-name="T474_5">ranking</text:span><text:span text:style-name="T474_6"><text:s/></text:span><text:span text:style-name="T474_7">field</text:span><text:span text:style-name="T474_8"><text:s/>12</text:span></text:p>
          </table:table-cell>
          <table:table-cell table:style-name="Cell446">
            <text:p text:style-name="P475"><text:span text:style-name="T475_1">Level</text:span><text:span text:style-name="T475_2"><text:s/></text:span><text:span text:style-name="T475_3">ID</text:span></text:p>
          </table:table-cell>
          <table:table-cell table:style-name="Cell447">
            <text:p text:style-name="P476"/>
          </table:table-cell>
        </table:table-row>
        <table:table-row table:style-name="Row150">
          <table:table-cell table:style-name="Cell448">
            <text:p text:style-name="P477"><text:span text:style-name="T477_1">body</text:span><text:span text:style-name="T477_2"><text:s/></text:span><text:span text:style-name="T477_3">play</text:span><text:span text:style-name="T477_4"><text:s/></text:span><text:span text:style-name="T477_5">ranking</text:span><text:span text:style-name="T477_6"><text:s/></text:span><text:span text:style-name="T477_7">field</text:span><text:span text:style-name="T477_8"><text:s/>13</text:span></text:p>
          </table:table-cell>
          <table:table-cell table:style-name="Cell449">
            <text:p text:style-name="P478"><text:span text:style-name="T478_1">Difficulty</text:span></text:p>
          </table:table-cell>
          <table:table-cell table:style-name="Cell450">
            <text:p text:style-name="P479"/>
          </table:table-cell>
        </table:table-row>
        <table:table-row table:style-name="Row151">
          <table:table-cell table:style-name="Cell451">
            <text:p text:style-name="P480"><text:span text:style-name="T480_1">body</text:span><text:span text:style-name="T480_2"><text:s/></text:span><text:span text:style-name="T480_3">play</text:span><text:span text:style-name="T480_4"><text:s/></text:span><text:span text:style-name="T480_5">ranking</text:span><text:span text:style-name="T480_6"><text:s/></text:span><text:span text:style-name="T480_7">field</text:span><text:span text:style-name="T480_8"><text:s/>14</text:span></text:p>
          </table:table-cell>
          <table:table-cell table:style-name="Cell452">
            <text:p text:style-name="P481"><text:span text:style-name="T481_1">Disease</text:span><text:span text:style-name="T481_2"><text:s/></text:span><text:span text:style-name="T481_3">Classification</text:span></text:p>
          </table:table-cell>
          <table:table-cell table:style-name="Cell453">
            <text:p text:style-name="P482"/>
          </table:table-cell>
        </table:table-row>
        <table:table-row table:style-name="Row152">
          <table:table-cell table:style-name="Cell454">
            <text:p text:style-name="P483"><text:span text:style-name="T483_1">body</text:span><text:span text:style-name="T483_2"><text:s/></text:span><text:span text:style-name="T483_3">play</text:span><text:span text:style-name="T483_4"><text:s/></text:span><text:span text:style-name="T483_5">ranking</text:span><text:span text:style-name="T483_6"><text:s/></text:span><text:span text:style-name="T483_7">field</text:span><text:span text:style-name="T483_8"><text:s/>15</text:span></text:p>
          </table:table-cell>
          <table:table-cell table:style-name="Cell455">
            <text:p text:style-name="P484"><text:span text:style-name="T484_1">Disease</text:span></text:p>
          </table:table-cell>
          <table:table-cell table:style-name="Cell456">
            <text:p text:style-name="P485"/>
          </table:table-cell>
        </table:table-row>
        <table:table-row table:style-name="Row153">
          <table:table-cell table:style-name="Cell457">
            <text:p text:style-name="P486"><text:span text:style-name="T486_1">body</text:span><text:span text:style-name="T486_2"><text:s/></text:span><text:span text:style-name="T486_3">play</text:span><text:span text:style-name="T486_4"><text:s/></text:span><text:span text:style-name="T486_5">ranking</text:span><text:span text:style-name="T486_6"><text:s/></text:span><text:span text:style-name="T486_7">field</text:span><text:span text:style-name="T486_8"><text:s/>16</text:span></text:p>
          </table:table-cell>
          <table:table-cell table:style-name="Cell458">
            <text:p text:style-name="P487"><text:span text:style-name="T487_1">Score</text:span></text:p>
          </table:table-cell>
          <table:table-cell table:style-name="Cell459">
            <text:p text:style-name="P488"/>
          </table:table-cell>
        </table:table-row>
        <table:table-row table:style-name="Row154">
          <table:table-cell table:style-name="Cell460">
            <text:p text:style-name="P489"><text:span text:style-name="T489_1">body</text:span><text:span text:style-name="T489_2"><text:s/></text:span><text:span text:style-name="T489_3">play</text:span><text:span text:style-name="T489_4"><text:s/></text:span><text:span text:style-name="T489_5">ranking</text:span><text:span text:style-name="T489_6"><text:s/></text:span><text:span text:style-name="T489_7">field</text:span><text:span text:style-name="T489_8"><text:s/>17</text:span></text:p>
          </table:table-cell>
          <table:table-cell table:style-name="Cell461">
            <text:p text:style-name="P490"><text:span text:style-name="T490_1">Click</text:span><text:span text:style-name="T490_2"><text:s/></text:span><text:span text:style-name="T490_3">on</text:span><text:span text:style-name="T490_4"><text:s/></text:span><text:span text:style-name="T490_5">the</text:span><text:span text:style-name="T490_6"><text:s/></text:span><text:span text:style-name="T490_7">level</text:span><text:span text:style-name="T490_8"><text:s/></text:span><text:span text:style-name="T490_9">ID</text:span><text:span text:style-name="T490_10"><text:s/></text:span><text:span text:style-name="T490_11">to</text:span><text:span text:style-name="T490_12"><text:s/></text:span><text:span text:style-name="T490_13">play</text:span><text:span text:style-name="T490_14"><text:s/></text:span><text:span text:style-name="T490_15">the</text:span><text:span text:style-name="T490_16"><text:s/></text:span><text:span text:style-name="T490_17">puzzle</text:span></text:p>
          </table:table-cell>
          <table:table-cell table:style-name="Cell462">
            <text:p text:style-name="P491"/>
          </table:table-cell>
        </table:table-row>
        <table:table-row table:style-name="Row155">
          <table:table-cell table:style-name="Cell463">
            <text:p text:style-name="P492"><text:span text:style-name="T492_1">body</text:span><text:span text:style-name="T492_2"><text:s/></text:span><text:span text:style-name="T492_3">play</text:span><text:span text:style-name="T492_4"><text:s/></text:span><text:span text:style-name="T492_5">ranking</text:span><text:span text:style-name="T492_6"><text:s/></text:span><text:span text:style-name="T492_7">field</text:span><text:span text:style-name="T492_8"><text:s/>18</text:span></text:p>
          </table:table-cell>
          <table:table-cell table:style-name="Cell464">
            <text:p text:style-name="P493"><text:span text:style-name="T493_1">Null</text:span></text:p>
          </table:table-cell>
          <table:table-cell table:style-name="Cell465">
            <text:p text:style-name="P494"/>
          </table:table-cell>
        </table:table-row>
        <table:table-row table:style-name="Row156">
          <table:table-cell table:style-name="Cell466">
            <text:p text:style-name="P495"><text:span text:style-name="T495_1">body</text:span><text:span text:style-name="T495_2"><text:s/></text:span><text:span text:style-name="T495_3">social</text:span><text:span text:style-name="T495_4"><text:s/></text:span><text:span text:style-name="T495_5">field</text:span><text:span text:style-name="T495_6"><text:s/>1</text:span></text:p>
          </table:table-cell>
          <table:table-cell table:style-name="Cell467">
            <text:p text:style-name="P496"><text:span text:style-name="T496_1">started</text:span><text:span text:style-name="T496_2"><text:s/></text:span><text:span text:style-name="T496_3">to</text:span><text:span text:style-name="T496_4"><text:s/></text:span><text:span text:style-name="T496_5">play</text:span><text:span text:style-name="T496_6"><text:s/></text:span><text:span text:style-name="T496_7">Phylo</text:span><text:span text:style-name="T496_8">.\</text:span><text:span text:style-name="T496_9">nPhylo</text:span><text:span text:style-name="T496_10"><text:s/></text:span><text:span text:style-name="T496_11">is</text:span><text:span text:style-name="T496_12"><text:s/></text:span><text:span text:style-name="T496_13">a</text:span><text:span text:style-name="T496_14"><text:s/></text:span><text:span text:style-name="T496_15">puzzle</text:span><text:span text:style-name="T496_16"><text:s/></text:span><text:span text:style-name="T496_17">game</text:span><text:span text:style-name="T496_18"><text:s/></text:span><text:span text:style-name="T496_19">in</text:span><text:span text:style-name="T496_20"><text:s/></text:span><text:span text:style-name="T496_21">which</text:span><text:span text:style-name="T496_22"><text:s/></text:span><text:span text:style-name="T496_23">every</text:span><text:span text:style-name="T496_24"><text:s/></text:span><text:span text:style-name="T496_25">puzzle</text:span><text:span text:style-name="T496_26"><text:s/></text:span><text:span text:style-name="T496_27">completed</text:span><text:span text:style-name="T496_28"><text:s/></text:span><text:span text:style-name="T496_29">contributes</text:span><text:span text:style-name="T496_30"><text:s/></text:span><text:span text:style-name="T496_31">to</text:span><text:span text:style-name="T496_32"><text:s/></text:span><text:span text:style-name="T496_33">mapping</text:span><text:span text:style-name="T496_34"><text:s/></text:span><text:span text:style-name="T496_35">diseases</text:span><text:span text:style-name="T496_36"><text:s/></text:span><text:span text:style-name="T496_37">within</text:span><text:span text:style-name="T496_38"><text:s/></text:span><text:span text:style-name="T496_39">human</text:span><text:span text:style-name="T496_40"><text:s/></text:span><text:span text:style-name="T496_41">DNA</text:span><text:span text:style-name="T496_42">.<text:s/></text:span><text:span text:style-name="T496_43">Have</text:span><text:span text:style-name="T496_44"><text:s/></text:span><text:span text:style-name="T496_45">fun</text:span><text:span text:style-name="T496_46"><text:s/></text:span><text:span text:style-name="T496_47">and</text:span><text:span text:style-name="T496_48"><text:s/></text:span><text:span text:style-name="T496_49">help</text:span><text:span text:style-name="T496_50"><text:s/></text:span><text:span text:style-name="T496_51">genetic</text:span><text:span text:style-name="T496_52"><text:s/></text:span><text:span text:style-name="T496_53">research</text:span><text:span text:style-name="T496_54">!</text:span></text:p>
          </table:table-cell>
          <table:table-cell table:style-name="Cell468">
            <text:p text:style-name="P497"/>
          </table:table-cell>
        </table:table-row>
        <table:table-row table:style-name="Row157">
          <table:table-cell table:style-name="Cell469">
            <text:p text:style-name="P498"><text:span text:style-name="T498_1">body</text:span><text:span text:style-name="T498_2"><text:s/></text:span><text:span text:style-name="T498_3">social</text:span><text:span text:style-name="T498_4"><text:s/></text:span><text:span text:style-name="T498_5">field</text:span><text:span text:style-name="T498_6"><text:s/>2</text:span></text:p>
          </table:table-cell>
          <table:table-cell table:style-name="Cell470">
            <text:p text:style-name="P499"><text:span text:style-name="T499_1">You</text:span><text:span text:style-name="T499_2"><text:s/></text:span><text:span text:style-name="T499_3">are</text:span><text:span text:style-name="T499_4"><text:s/></text:span><text:span text:style-name="T499_5">now</text:span><text:span text:style-name="T499_6"><text:s/></text:span><text:span text:style-name="T499_7">registered</text:span><text:span text:style-name="T499_8">.<text:s/></text:span><text:span text:style-name="T499_9">Please</text:span><text:span text:style-name="T499_10">,<text:s/></text:span><text:span text:style-name="T499_11">help</text:span><text:span text:style-name="T499_12"><text:s/></text:span><text:span text:style-name="T499_13">us</text:span><text:span text:style-name="T499_14"><text:s/></text:span><text:span text:style-name="T499_15">to</text:span><text:span text:style-name="T499_16"><text:s/></text:span><text:span text:style-name="T499_17">share</text:span><text:span text:style-name="T499_18"><text:s/></text:span><text:span text:style-name="T499_19">the</text:span><text:span text:style-name="T499_20"><text:s/></text:span><text:span text:style-name="T499_21">word</text:span><text:span text:style-name="T499_22"><text:s/></text:span><text:span text:style-name="T499_23">and</text:span><text:span text:style-name="T499_24"><text:s/></text:span><text:span text:style-name="T499_25">announce</text:span><text:span text:style-name="T499_26"><text:s/></text:span><text:span text:style-name="T499_27">to</text:span><text:span text:style-name="T499_28"><text:s/></text:span><text:span text:style-name="T499_29">your</text:span><text:span text:style-name="T499_30"><text:s/></text:span><text:span text:style-name="T499_31">friend</text:span><text:span text:style-name="T499_32"><text:s/></text:span><text:span text:style-name="T499_33">you</text:span><text:span text:style-name="T499_34"><text:s/></text:span><text:span text:style-name="T499_35">novel</text:span><text:span text:style-name="T499_36"><text:s/></text:span><text:span text:style-name="T499_37">contribution</text:span><text:span text:style-name="T499_38"><text:s/></text:span><text:span text:style-name="T499_39">to</text:span><text:span text:style-name="T499_40"><text:s/></text:span><text:span text:style-name="T499_41">science</text:span><text:span text:style-name="T499_42">!<text:s/></text:span><text:span text:style-name="T499_43">Phylo</text:span><text:span text:style-name="T499_44"><text:s/></text:span><text:span text:style-name="T499_45">will</text:span><text:span text:style-name="T499_46"><text:s/></text:span><text:span text:style-name="T499_47">not</text:span><text:span text:style-name="T499_48"><text:s/></text:span><text:span text:style-name="T499_49">store</text:span><text:span text:style-name="T499_50"><text:s/></text:span><text:span text:style-name="T499_51">any</text:span><text:span text:style-name="T499_52"><text:s/></text:span><text:span text:style-name="T499_53">personal</text:span><text:span text:style-name="T499_54"><text:s/></text:span><text:span text:style-name="T499_55">data</text:span><text:span text:style-name="T499_56"><text:s/></text:span><text:span text:style-name="T499_57">beside</text:span><text:span text:style-name="T499_58"><text:s/></text:span><text:span text:style-name="T499_59">your</text:span><text:span text:style-name="T499_60"><text:s/></text:span><text:span text:style-name="T499_61">username</text:span><text:span text:style-name="T499_62"><text:s/></text:span><text:span text:style-name="T499_63">and</text:span><text:span text:style-name="T499_64"><text:s/></text:span><text:span text:style-name="T499_65">email</text:span><text:span text:style-name="T499_66">.<text:s/></text:span><text:span text:style-name="T499_67">You</text:span><text:span text:style-name="T499_68"><text:s/></text:span><text:span text:style-name="T499_69">will</text:span><text:span text:style-name="T499_70"><text:s/></text:span><text:span text:style-name="T499_71">have</text:span><text:span text:style-name="T499_72"><text:s/></text:span><text:span text:style-name="T499_73">the</text:span><text:span text:style-name="T499_74"><text:s/></text:span><text:span text:style-name="T499_75">opportunity</text:span><text:span text:style-name="T499_76"><text:s/></text:span><text:span text:style-name="T499_77">to</text:span><text:span text:style-name="T499_78"><text:s/></text:span><text:span text:style-name="T499_79">post</text:span><text:span text:style-name="T499_80"><text:s/></text:span><text:span text:style-name="T499_81">your</text:span><text:span text:style-name="T499_82"><text:s/></text:span><text:span text:style-name="T499_83">achievements</text:span><text:span text:style-name="T499_84"><text:s/></text:span><text:span text:style-name="T499_85">if</text:span><text:span text:style-name="T499_86"><text:s/></text:span><text:span text:style-name="T499_87">you</text:span><text:span text:style-name="T499_88"><text:s/></text:span><text:span text:style-name="T499_89">request</text:span><text:span text:style-name="T499_90"><text:s/></text:span><text:span text:style-name="T499_91">it</text:span><text:span text:style-name="T499_92">.</text:span></text:p>
          </table:table-cell>
          <table:table-cell table:style-name="Cell471">
            <text:p text:style-name="P500"/>
          </table:table-cell>
        </table:table-row>
        <table:table-row table:style-name="Row158">
          <table:table-cell table:style-name="Cell472">
            <text:p text:style-name="P501"><text:span text:style-name="T501_1">body</text:span><text:span text:style-name="T501_2"><text:s/></text:span><text:span text:style-name="T501_3">social</text:span><text:span text:style-name="T501_4"><text:s/></text:span><text:span text:style-name="T501_5">field</text:span><text:span text:style-name="T501_6"><text:s/>3</text:span></text:p>
          </table:table-cell>
          <table:table-cell table:style-name="Cell473">
            <text:p text:style-name="P502"><text:span text:style-name="T502_1">Missing</text:span><text:span text:style-name="T502_2"><text:s/></text:span><text:span text:style-name="T502_3">data</text:span><text:span text:style-name="T502_4">.<text:s/></text:span><text:span text:style-name="T502_5">Please</text:span><text:span text:style-name="T502_6">,<text:s/></text:span><text:span text:style-name="T502_7">check</text:span><text:span text:style-name="T502_8"><text:s/></text:span><text:span text:style-name="T502_9">your</text:span><text:span text:style-name="T502_10"><text:s/>***<text:s/></text:span><text:span text:style-name="T502_11">account</text:span><text:span text:style-name="T502_12">.</text:span></text:p>
          </table:table-cell>
          <table:table-cell table:style-name="Cell474">
            <text:p text:style-name="P503"/>
          </table:table-cell>
        </table:table-row>
        <table:table-row table:style-name="Row159">
          <table:table-cell table:style-name="Cell475">
            <text:p text:style-name="P504"><text:span text:style-name="T504_1">body</text:span><text:span text:style-name="T504_2"><text:s/></text:span><text:span text:style-name="T504_3">social</text:span><text:span text:style-name="T504_4"><text:s/></text:span><text:span text:style-name="T504_5">field</text:span><text:span text:style-name="T504_6"><text:s/>4</text:span></text:p>
          </table:table-cell>
          <table:table-cell table:style-name="Cell476">
            <text:p text:style-name="P505"><text:span text:style-name="T505_1">We</text:span><text:span text:style-name="T505_2"><text:s/></text:span><text:span text:style-name="T505_3">are</text:span><text:span text:style-name="T505_4"><text:s/></text:span><text:span text:style-name="T505_5">sorry</text:span><text:span text:style-name="T505_6">.<text:s/></text:span><text:span text:style-name="T505_7">We</text:span><text:span text:style-name="T505_8"><text:s/></text:span><text:span text:style-name="T505_9">have</text:span><text:span text:style-name="T505_10"><text:s/></text:span><text:span text:style-name="T505_11">not</text:span><text:span text:style-name="T505_12"><text:s/></text:span><text:span text:style-name="T505_13">been</text:span><text:span text:style-name="T505_14"><text:s/></text:span><text:span text:style-name="T505_15">able</text:span><text:span text:style-name="T505_16"><text:s/></text:span><text:span text:style-name="T505_17">to</text:span><text:span text:style-name="T505_18"><text:s/></text:span><text:span text:style-name="T505_19">update</text:span><text:span text:style-name="T505_20"><text:s/></text:span><text:span text:style-name="T505_21">your</text:span><text:span text:style-name="T505_22"><text:s/></text:span><text:span text:style-name="T505_23">status</text:span><text:span text:style-name="T505_24">.<text:s/></text:span><text:span text:style-name="T505_25">However</text:span><text:span text:style-name="T505_26">,<text:s/></text:span><text:span text:style-name="T505_27">you</text:span><text:span text:style-name="T505_28"><text:s/></text:span><text:span text:style-name="T505_29">can</text:span><text:span text:style-name="T505_30"><text:s/></text:span><text:span text:style-name="T505_31">still</text:span><text:span text:style-name="T505_32"><text:s/></text:span><text:span text:style-name="T505_33">start</text:span><text:span text:style-name="T505_34"><text:s/></text:span><text:span text:style-name="T505_35">to</text:span><text:span text:style-name="T505_36"><text:s/></text:span><text:span text:style-name="T505_37">play</text:span><text:span text:style-name="T505_38">!</text:span></text:p>
          </table:table-cell>
          <table:table-cell table:style-name="Cell477">
            <text:p text:style-name="P506"/>
          </table:table-cell>
        </table:table-row>
        <table:table-row table:style-name="Row160">
          <table:table-cell table:style-name="Cell478">
            <text:p text:style-name="P507"><text:span text:style-name="T507_1">body</text:span><text:span text:style-name="T507_2"><text:s/></text:span><text:span text:style-name="T507_3">social</text:span><text:span text:style-name="T507_4"><text:s/></text:span><text:span text:style-name="T507_5">field</text:span><text:span text:style-name="T507_6"><text:s/>5</text:span></text:p>
          </table:table-cell>
          <table:table-cell table:style-name="Cell479">
            <text:p text:style-name="P508"><text:span text:style-name="T508_1">We</text:span><text:span text:style-name="T508_2"><text:s/></text:span><text:span text:style-name="T508_3">are</text:span><text:span text:style-name="T508_4"><text:s/></text:span><text:span text:style-name="T508_5">sorry</text:span><text:span text:style-name="T508_6">.<text:s/></text:span><text:span text:style-name="T508_7">We</text:span><text:span text:style-name="T508_8"><text:s/></text:span><text:span text:style-name="T508_9">cannot</text:span><text:span text:style-name="T508_10"><text:s/></text:span><text:span text:style-name="T508_11">register</text:span><text:span text:style-name="T508_12"><text:s/></text:span><text:span text:style-name="T508_13">you</text:span><text:span text:style-name="T508_14"><text:s/></text:span><text:span text:style-name="T508_15">using</text:span><text:span text:style-name="T508_16"><text:s/></text:span><text:span text:style-name="T508_17">your</text:span><text:span text:style-name="T508_18"><text:s/>***<text:s/></text:span><text:span text:style-name="T508_19">account</text:span><text:span text:style-name="T508_20">.</text:span></text:p>
          </table:table-cell>
          <table:table-cell table:style-name="Cell480">
            <text:p text:style-name="P509"/>
          </table:table-cell>
        </table:table-row>
        <table:table-row table:style-name="Row161">
          <table:table-cell table:style-name="Cell481">
            <text:p text:style-name="P510"><text:span text:style-name="T510_1">body</text:span><text:span text:style-name="T510_2"><text:s/></text:span><text:span text:style-name="T510_3">social</text:span><text:span text:style-name="T510_4"><text:s/></text:span><text:span text:style-name="T510_5">field</text:span><text:span text:style-name="T510_6"><text:s/>6</text:span></text:p>
          </table:table-cell>
          <table:table-cell table:style-name="Cell482">
            <text:p text:style-name="P511"><text:span text:style-name="T511_1">Connection</text:span><text:span text:style-name="T511_2"><text:s/></text:span><text:span text:style-name="T511_3">to</text:span><text:span text:style-name="T511_4"><text:s/>***<text:s/></text:span><text:span text:style-name="T511_5">failed</text:span><text:span text:style-name="T511_6">.<text:s/></text:span><text:span text:style-name="T511_7">Please</text:span><text:span text:style-name="T511_8">,<text:s/></text:span><text:span text:style-name="T511_9">check</text:span><text:span text:style-name="T511_10"><text:s/></text:span><text:span text:style-name="T511_11">that</text:span><text:span text:style-name="T511_12"><text:s/></text:span><text:span text:style-name="T511_13">you</text:span><text:span text:style-name="T511_14"><text:s/></text:span><text:span text:style-name="T511_15">are</text:span><text:span text:style-name="T511_16"><text:s/></text:span><text:span text:style-name="T511_17">properly</text:span><text:span text:style-name="T511_18"><text:s/></text:span><text:span text:style-name="T511_19">connected</text:span><text:span text:style-name="T511_20">.</text:span></text:p>
          </table:table-cell>
          <table:table-cell table:style-name="Cell483">
            <text:p text:style-name="P512"/>
          </table:table-cell>
        </table:table-row>
        <table:table-row table:style-name="Row162">
          <table:table-cell table:style-name="Cell484">
            <text:p text:style-name="P513"><text:span text:style-name="T513_1">body</text:span><text:span text:style-name="T513_2"><text:s/></text:span><text:span text:style-name="T513_3">social</text:span><text:span text:style-name="T513_4"><text:s/></text:span><text:span text:style-name="T513_5">field</text:span><text:span text:style-name="T513_6"><text:s/>7</text:span></text:p>
          </table:table-cell>
          <table:table-cell table:style-name="Cell485">
            <text:p text:style-name="P514"><text:span text:style-name="T514_1">received</text:span><text:span text:style-name="T514_2"><text:s/></text:span><text:span text:style-name="T514_3">a</text:span><text:span text:style-name="T514_4"><text:s/></text:span><text:span text:style-name="T514_5">new</text:span><text:span text:style-name="T514_6"><text:s/></text:span><text:span text:style-name="T514_7">highscore</text:span><text:span text:style-name="T514_8"><text:s/></text:span><text:span text:style-name="T514_9">at</text:span><text:span text:style-name="T514_10"><text:s/></text:span><text:span text:style-name="T514_11">Phylo</text:span><text:span text:style-name="T514_12"><text:s/></text:span><text:span text:style-name="T514_13">for</text:span><text:span text:style-name="T514_14"><text:s/></text:span><text:span text:style-name="T514_15">a</text:span><text:span text:style-name="T514_16"><text:s/></text:span><text:span text:style-name="T514_17">DNA</text:span><text:span text:style-name="T514_18"><text:s/></text:span><text:span text:style-name="T514_19">puzzle</text:span><text:span text:style-name="T514_20"><text:s/></text:span><text:span text:style-name="T514_21">related</text:span><text:span text:style-name="T514_22"><text:s/></text:span><text:span text:style-name="T514_23">to</text:span></text:p>
          </table:table-cell>
          <table:table-cell table:style-name="Cell486">
            <text:p text:style-name="P515"/>
          </table:table-cell>
        </table:table-row>
        <table:table-row table:style-name="Row163">
          <table:table-cell table:style-name="Cell487">
            <text:p text:style-name="P516"><text:span text:style-name="T516_1">body</text:span><text:span text:style-name="T516_2"><text:s/></text:span><text:span text:style-name="T516_3">social</text:span><text:span text:style-name="T516_4"><text:s/></text:span><text:span text:style-name="T516_5">field</text:span><text:span text:style-name="T516_6"><text:s/>8</text:span></text:p>
          </table:table-cell>
          <table:table-cell table:style-name="Cell488">
            <text:p text:style-name="P517"><text:span text:style-name="T517_1">is</text:span><text:span text:style-name="T517_2"><text:s/></text:span><text:span text:style-name="T517_3">playing</text:span><text:span text:style-name="T517_4"><text:s/></text:span><text:span text:style-name="T517_5">Phylo</text:span><text:span text:style-name="T517_6"><text:s/></text:span><text:span text:style-name="T517_7">with</text:span><text:span text:style-name="T517_8"><text:s/></text:span><text:span text:style-name="T517_9">a</text:span><text:span text:style-name="T517_10"><text:s/></text:span><text:span text:style-name="T517_11">DNA</text:span><text:span text:style-name="T517_12"><text:s/></text:span><text:span text:style-name="T517_13">puzzle</text:span><text:span text:style-name="T517_14"><text:s/></text:span><text:span text:style-name="T517_15">related</text:span><text:span text:style-name="T517_16"><text:s/></text:span><text:span text:style-name="T517_17">to</text:span></text:p>
          </table:table-cell>
          <table:table-cell table:style-name="Cell489">
            <text:p text:style-name="P518"/>
          </table:table-cell>
        </table:table-row>
        <table:table-row table:style-name="Row164">
          <table:table-cell table:style-name="Cell490">
            <text:p text:style-name="P519"><text:span text:style-name="T519_1">body</text:span><text:span text:style-name="T519_2"><text:s/></text:span><text:span text:style-name="T519_3">social</text:span><text:span text:style-name="T519_4"><text:s/></text:span><text:span text:style-name="T519_5">field</text:span><text:span text:style-name="T519_6"><text:s/>9</text:span></text:p>
          </table:table-cell>
          <table:table-cell table:style-name="Cell491">
            <text:p text:style-name="P520"><text:span text:style-name="T520_1">received</text:span><text:span text:style-name="T520_2"><text:s/></text:span><text:span text:style-name="T520_3">a</text:span><text:span text:style-name="T520_4"><text:s/></text:span><text:span text:style-name="T520_5">new</text:span><text:span text:style-name="T520_6"><text:s/></text:span><text:span text:style-name="T520_7">highscore</text:span><text:span text:style-name="T520_8"><text:s/></text:span><text:span text:style-name="T520_9">at</text:span><text:span text:style-name="T520_10"><text:s/></text:span><text:span text:style-name="T520_11">Phylo</text:span><text:span text:style-name="T520_12"><text:s/></text:span><text:span text:style-name="T520_13">for</text:span><text:span text:style-name="T520_14"><text:s/></text:span><text:span text:style-name="T520_15">a</text:span><text:span text:style-name="T520_16"><text:s/></text:span><text:span text:style-name="T520_17">DNA</text:span><text:span text:style-name="T520_18"><text:s/></text:span><text:span text:style-name="T520_19">puzzle</text:span></text:p>
          </table:table-cell>
          <table:table-cell table:style-name="Cell492">
            <text:p text:style-name="P521"/>
          </table:table-cell>
        </table:table-row>
        <table:table-row table:style-name="Row165">
          <table:table-cell table:style-name="Cell493">
            <text:p text:style-name="P522"><text:span text:style-name="T522_1">body</text:span><text:span text:style-name="T522_2"><text:s/></text:span><text:span text:style-name="T522_3">social</text:span><text:span text:style-name="T522_4"><text:s/></text:span><text:span text:style-name="T522_5">field</text:span><text:span text:style-name="T522_6"><text:s/>10</text:span></text:p>
          </table:table-cell>
          <table:table-cell table:style-name="Cell494">
            <text:p text:style-name="P523"><text:span text:style-name="T523_1">is</text:span><text:span text:style-name="T523_2"><text:s/></text:span><text:span text:style-name="T523_3">playing</text:span><text:span text:style-name="T523_4"><text:s/></text:span><text:span text:style-name="T523_5">DNA</text:span><text:span text:style-name="T523_6"><text:s/></text:span><text:span text:style-name="T523_7">puzzles</text:span><text:span text:style-name="T523_8"><text:s/></text:span><text:span text:style-name="T523_9">with</text:span><text:span text:style-name="T523_10"><text:s/></text:span><text:span text:style-name="T523_11">Phylo</text:span><text:span text:style-name="T523_12"><text:s/></text:span><text:span text:style-name="T523_13">and</text:span><text:span text:style-name="T523_14"><text:s/></text:span><text:span text:style-name="T523_15">contributes</text:span><text:span text:style-name="T523_16"><text:s/></text:span><text:span text:style-name="T523_17">to</text:span><text:span text:style-name="T523_18"><text:s/></text:span><text:span text:style-name="T523_19">help</text:span><text:span text:style-name="T523_20"><text:s/></text:span><text:span text:style-name="T523_21">genetic</text:span><text:span text:style-name="T523_22"><text:s/></text:span><text:span text:style-name="T523_23">research</text:span><text:span text:style-name="T523_24">.</text:span></text:p>
          </table:table-cell>
          <table:table-cell table:style-name="Cell495">
            <text:p text:style-name="P524"/>
          </table:table-cell>
        </table:table-row>
        <table:table-row table:style-name="Row166">
          <table:table-cell table:style-name="Cell496">
            <text:p text:style-name="P525"><text:span text:style-name="T525_1">body</text:span><text:span text:style-name="T525_2"><text:s/></text:span><text:span text:style-name="T525_3">social</text:span><text:span text:style-name="T525_4"><text:s/></text:span><text:span text:style-name="T525_5">field</text:span><text:span text:style-name="T525_6"><text:s/>11</text:span></text:p>
          </table:table-cell>
          <table:table-cell table:style-name="Cell497">
            <text:p text:style-name="P526"><text:span text:style-name="T526_1">improved</text:span><text:span text:style-name="T526_2"><text:s/></text:span><text:span text:style-name="T526_3">a</text:span><text:span text:style-name="T526_4"><text:s/></text:span><text:span text:style-name="T526_5">DNA</text:span><text:span text:style-name="T526_6"><text:s/></text:span><text:span text:style-name="T526_7">puzzle</text:span><text:span text:style-name="T526_8"><text:s/></text:span><text:span text:style-name="T526_9">related</text:span><text:span text:style-name="T526_10"><text:s/></text:span><text:span text:style-name="T526_11">to</text:span></text:p>
          </table:table-cell>
          <table:table-cell table:style-name="Cell498">
            <text:p text:style-name="P527"/>
          </table:table-cell>
        </table:table-row>
        <table:table-row table:style-name="Row167">
          <table:table-cell table:style-name="Cell499">
            <text:p text:style-name="P528"><text:span text:style-name="T528_1">body</text:span><text:span text:style-name="T528_2"><text:s/></text:span><text:span text:style-name="T528_3">social</text:span><text:span text:style-name="T528_4"><text:s/></text:span><text:span text:style-name="T528_5">field</text:span><text:span text:style-name="T528_6"><text:s/>12</text:span></text:p>
          </table:table-cell>
          <table:table-cell table:style-name="Cell500">
            <text:p text:style-name="P529"><text:span text:style-name="T529_1">plays</text:span><text:span text:style-name="T529_2"><text:s/></text:span><text:span text:style-name="T529_3">Phylo</text:span><text:span text:style-name="T529_4"><text:s/></text:span><text:span text:style-name="T529_5">with</text:span><text:span text:style-name="T529_6"><text:s/></text:span><text:span text:style-name="T529_7">a</text:span><text:span text:style-name="T529_8"><text:s/></text:span><text:span text:style-name="T529_9">DNA</text:span><text:span text:style-name="T529_10"><text:s/></text:span><text:span text:style-name="T529_11">puzzle</text:span><text:span text:style-name="T529_12"><text:s/></text:span><text:span text:style-name="T529_13">related</text:span><text:span text:style-name="T529_14"><text:s/></text:span><text:span text:style-name="T529_15">to</text:span></text:p>
          </table:table-cell>
          <table:table-cell table:style-name="Cell501">
            <text:p text:style-name="P530"/>
          </table:table-cell>
        </table:table-row>
        <table:table-row table:style-name="Row168">
          <table:table-cell table:style-name="Cell502">
            <text:p text:style-name="P531"><text:span text:style-name="T531_1">body</text:span><text:span text:style-name="T531_2"><text:s/></text:span><text:span text:style-name="T531_3">social</text:span><text:span text:style-name="T531_4"><text:s/></text:span><text:span text:style-name="T531_5">field</text:span><text:span text:style-name="T531_6"><text:s/>13</text:span></text:p>
          </table:table-cell>
          <table:table-cell table:style-name="Cell503">
            <text:p text:style-name="P532"><text:span text:style-name="T532_1">improved</text:span><text:span text:style-name="T532_2"><text:s/></text:span><text:span text:style-name="T532_3">a</text:span><text:span text:style-name="T532_4"><text:s/></text:span><text:span text:style-name="T532_5">DNA</text:span><text:span text:style-name="T532_6"><text:s/></text:span><text:span text:style-name="T532_7">puzzle</text:span><text:span text:style-name="T532_8"><text:s/></text:span><text:span text:style-name="T532_9">with</text:span><text:span text:style-name="T532_10"><text:s/></text:span><text:span text:style-name="T532_11">Phylo</text:span><text:span text:style-name="T532_12">.</text:span></text:p>
          </table:table-cell>
          <table:table-cell table:style-name="Cell504">
            <text:p text:style-name="P533"/>
          </table:table-cell>
        </table:table-row>
        <table:table-row table:style-name="Row169">
          <table:table-cell table:style-name="Cell505">
            <text:p text:style-name="P534"><text:span text:style-name="T534_1">body</text:span><text:span text:style-name="T534_2"><text:s/></text:span><text:span text:style-name="T534_3">social</text:span><text:span text:style-name="T534_4"><text:s/></text:span><text:span text:style-name="T534_5">field</text:span><text:span text:style-name="T534_6"><text:s/>14</text:span></text:p>
          </table:table-cell>
          <table:table-cell table:style-name="Cell506">
            <text:p text:style-name="P535"><text:span text:style-name="T535_1">plays</text:span><text:span text:style-name="T535_2"><text:s/></text:span><text:span text:style-name="T535_3">with</text:span><text:span text:style-name="T535_4"><text:s/></text:span><text:span text:style-name="T535_5">DNA</text:span><text:span text:style-name="T535_6"><text:s/></text:span><text:span text:style-name="T535_7">puzzles</text:span><text:span text:style-name="T535_8"><text:s/></text:span><text:span text:style-name="T535_9">with</text:span><text:span text:style-name="T535_10"><text:s/></text:span><text:span text:style-name="T535_11">Phylo</text:span><text:span text:style-name="T535_12">.</text:span></text:p>
          </table:table-cell>
          <table:table-cell table:style-name="Cell507">
            <text:p text:style-name="P536"/>
          </table:table-cell>
        </table:table-row>
        <table:table-row table:style-name="Row170">
          <table:table-cell table:style-name="Cell508">
            <text:p text:style-name="P537"><text:span text:style-name="T537_1">body</text:span><text:span text:style-name="T537_2"><text:s/></text:span><text:span text:style-name="T537_3">social</text:span><text:span text:style-name="T537_4"><text:s/></text:span><text:span text:style-name="T537_5">field</text:span><text:span text:style-name="T537_6"><text:s/>15</text:span></text:p>
          </table:table-cell>
          <table:table-cell table:style-name="Cell509">
            <text:p text:style-name="P538"><text:span text:style-name="T538_1">is</text:span><text:span text:style-name="T538_2"><text:s/></text:span><text:span text:style-name="T538_3">using</text:span><text:span text:style-name="T538_4"><text:s/></text:span><text:span text:style-name="T538_5">Phylo</text:span><text:span text:style-name="T538_6"><text:s/></text:span><text:span text:style-name="T538_7">and</text:span><text:span text:style-name="T538_8"><text:s/></text:span><text:span text:style-name="T538_9">improved</text:span><text:span text:style-name="T538_10"><text:s/></text:span><text:span text:style-name="T538_11">a</text:span><text:span text:style-name="T538_12"><text:s/></text:span><text:span text:style-name="T538_13">DNA</text:span><text:span text:style-name="T538_14"><text:s/></text:span><text:span text:style-name="T538_15">alignment</text:span><text:span text:style-name="T538_16"><text:s/></text:span><text:span text:style-name="T538_17">related</text:span><text:span text:style-name="T538_18"><text:s/></text:span><text:span text:style-name="T538_19">to</text:span></text:p>
          </table:table-cell>
          <table:table-cell table:style-name="Cell510">
            <text:p text:style-name="P539"/>
          </table:table-cell>
        </table:table-row>
        <table:table-row table:style-name="Row171">
          <table:table-cell table:style-name="Cell511">
            <text:p text:style-name="P540"><text:span text:style-name="T540_1">body</text:span><text:span text:style-name="T540_2"><text:s/></text:span><text:span text:style-name="T540_3">social</text:span><text:span text:style-name="T540_4"><text:s/></text:span><text:span text:style-name="T540_5">field</text:span><text:span text:style-name="T540_6"><text:s/>16</text:span></text:p>
          </table:table-cell>
          <table:table-cell table:style-name="Cell512">
            <text:p text:style-name="P541"><text:span text:style-name="T541_1">is</text:span><text:span text:style-name="T541_2"><text:s/></text:span><text:span text:style-name="T541_3">using</text:span><text:span text:style-name="T541_4"><text:s/></text:span><text:span text:style-name="T541_5">Phylo</text:span><text:span text:style-name="T541_6"><text:s/></text:span><text:span text:style-name="T541_7">and</text:span><text:span text:style-name="T541_8"><text:s/></text:span><text:span text:style-name="T541_9">analyzed</text:span><text:span text:style-name="T541_10"><text:s/></text:span><text:span text:style-name="T541_11">a</text:span><text:span text:style-name="T541_12"><text:s/></text:span><text:span text:style-name="T541_13">DNA</text:span><text:span text:style-name="T541_14"><text:s/></text:span><text:span text:style-name="T541_15">alignment</text:span><text:span text:style-name="T541_16"><text:s/></text:span><text:span text:style-name="T541_17">related</text:span><text:span text:style-name="T541_18"><text:s/></text:span><text:span text:style-name="T541_19">to</text:span></text:p>
          </table:table-cell>
          <table:table-cell table:style-name="Cell513">
            <text:p text:style-name="P542"/>
          </table:table-cell>
        </table:table-row>
        <table:table-row table:style-name="Row172">
          <table:table-cell table:style-name="Cell514">
            <text:p text:style-name="P543"><text:span text:style-name="T543_1">body</text:span><text:span text:style-name="T543_2"><text:s/></text:span><text:span text:style-name="T543_3">social</text:span><text:span text:style-name="T543_4"><text:s/></text:span><text:span text:style-name="T543_5">field</text:span><text:span text:style-name="T543_6"><text:s/>17</text:span></text:p>
          </table:table-cell>
          <table:table-cell table:style-name="Cell515">
            <text:p text:style-name="P544"><text:span text:style-name="T544_1">is</text:span><text:span text:style-name="T544_2"><text:s/></text:span><text:span text:style-name="T544_3">using</text:span><text:span text:style-name="T544_4"><text:s/></text:span><text:span text:style-name="T544_5">Phylo</text:span><text:span text:style-name="T544_6"><text:s/></text:span><text:span text:style-name="T544_7">and</text:span><text:span text:style-name="T544_8"><text:s/></text:span><text:span text:style-name="T544_9">improved</text:span><text:span text:style-name="T544_10"><text:s/></text:span><text:span text:style-name="T544_11">a</text:span><text:span text:style-name="T544_12"><text:s/></text:span><text:span text:style-name="T544_13">DNA</text:span><text:span text:style-name="T544_14"><text:s/></text:span><text:span text:style-name="T544_15">alignment</text:span><text:span text:style-name="T544_16">.</text:span></text:p>
          </table:table-cell>
          <table:table-cell table:style-name="Cell516">
            <text:p text:style-name="P545"/>
          </table:table-cell>
        </table:table-row>
        <table:table-row table:style-name="Row173">
          <table:table-cell table:style-name="Cell517">
            <text:p text:style-name="P546"><text:span text:style-name="T546_1">body</text:span><text:span text:style-name="T546_2"><text:s/></text:span><text:span text:style-name="T546_3">social</text:span><text:span text:style-name="T546_4"><text:s/></text:span><text:span text:style-name="T546_5">field</text:span><text:span text:style-name="T546_6"><text:s/>18</text:span></text:p>
          </table:table-cell>
          <table:table-cell table:style-name="Cell518">
            <text:p text:style-name="P547"><text:span text:style-name="T547_1">is</text:span><text:span text:style-name="T547_2"><text:s/></text:span><text:span text:style-name="T547_3">using</text:span><text:span text:style-name="T547_4"><text:s/></text:span><text:span text:style-name="T547_5">Phylo</text:span><text:span text:style-name="T547_6"><text:s/></text:span><text:span text:style-name="T547_7">and</text:span><text:span text:style-name="T547_8"><text:s/></text:span><text:span text:style-name="T547_9">contributes</text:span><text:span text:style-name="T547_10"><text:s/></text:span><text:span text:style-name="T547_11">to</text:span><text:span text:style-name="T547_12"><text:s/></text:span><text:span text:style-name="T547_13">help</text:span><text:span text:style-name="T547_14"><text:s/></text:span><text:span text:style-name="T547_15">genetic</text:span><text:span text:style-name="T547_16"><text:s/></text:span><text:span text:style-name="T547_17">research</text:span><text:span text:style-name="T547_18">.</text:span></text:p>
          </table:table-cell>
          <table:table-cell table:style-name="Cell519">
            <text:p text:style-name="P548"/>
          </table:table-cell>
        </table:table-row>
        <table:table-row table:style-name="Row174">
          <table:table-cell table:style-name="Cell520">
            <text:p text:style-name="P549"><text:span text:style-name="T549_1">body</text:span><text:span text:style-name="T549_2"><text:s/></text:span><text:span text:style-name="T549_3">social</text:span><text:span text:style-name="T549_4"><text:s/></text:span><text:span text:style-name="T549_5">field</text:span><text:span text:style-name="T549_6"><text:s/>19</text:span></text:p>
          </table:table-cell>
          <table:table-cell table:style-name="Cell521">
            <text:p text:style-name="P550"><text:span text:style-name="T550_1">Play</text:span><text:span text:style-name="T550_2"><text:s/></text:span><text:span text:style-name="T550_3">this</text:span><text:span text:style-name="T550_4"><text:s/></text:span><text:span text:style-name="T550_5">puzzle</text:span><text:span text:style-name="T550_6"><text:s/></text:span><text:span text:style-name="T550_7">too</text:span><text:span text:style-name="T550_8">!</text:span></text:p>
          </table:table-cell>
          <table:table-cell table:style-name="Cell522">
            <text:p text:style-name="P551"/>
          </table:table-cell>
        </table:table-row>
        <table:table-row table:style-name="Row175">
          <table:table-cell table:style-name="Cell523">
            <text:p text:style-name="P552"><text:span text:style-name="T552_1">body</text:span><text:span text:style-name="T552_2"><text:s/></text:span><text:span text:style-name="T552_3">social</text:span><text:span text:style-name="T552_4"><text:s/></text:span><text:span text:style-name="T552_5">field</text:span><text:span text:style-name="T552_6"><text:s/>20</text:span></text:p>
          </table:table-cell>
          <table:table-cell table:style-name="Cell524">
            <text:p text:style-name="P553"><text:span text:style-name="T553_1">Play</text:span><text:span text:style-name="T553_2"><text:s/></text:span><text:span text:style-name="T553_3">Phylo</text:span><text:span text:style-name="T553_4"><text:s/></text:span><text:span text:style-name="T553_5">and</text:span><text:span text:style-name="T553_6"><text:s/></text:span><text:span text:style-name="T553_7">help</text:span><text:span text:style-name="T553_8"><text:s/></text:span><text:span text:style-name="T553_9">genetic</text:span><text:span text:style-name="T553_10"><text:s/></text:span><text:span text:style-name="T553_11">research</text:span><text:span text:style-name="T553_12">!</text:span></text:p>
          </table:table-cell>
          <table:table-cell table:style-name="Cell525">
            <text:p text:style-name="P554"/>
          </table:table-cell>
        </table:table-row>
        <table:table-row table:style-name="Row176">
          <table:table-cell table:style-name="Cell526">
            <text:p text:style-name="P555"><text:span text:style-name="T555_1">body</text:span><text:span text:style-name="T555_2"><text:s/></text:span><text:span text:style-name="T555_3">social</text:span><text:span text:style-name="T555_4"><text:s/></text:span><text:span text:style-name="T555_5">field</text:span><text:span text:style-name="T555_6"><text:s/>21</text:span></text:p>
          </table:table-cell>
          <table:table-cell table:style-name="Cell527">
            <text:p text:style-name="P556"><text:span text:style-name="T556_1">Play</text:span><text:span text:style-name="T556_2"><text:s/></text:span><text:span text:style-name="T556_3">Phylo</text:span><text:span text:style-name="T556_4"><text:s/></text:span><text:span text:style-name="T556_5">too</text:span><text:span text:style-name="T556_6">!</text:span></text:p>
          </table:table-cell>
          <table:table-cell table:style-name="Cell528">
            <text:p text:style-name="P557"/>
          </table:table-cell>
        </table:table-row>
        <table:table-row table:style-name="Row177">
          <table:table-cell table:style-name="Cell529">
            <text:p text:style-name="P558"><text:span text:style-name="T558_1">body</text:span><text:span text:style-name="T558_2"><text:s/></text:span><text:span text:style-name="T558_3">social</text:span><text:span text:style-name="T558_4"><text:s/></text:span><text:span text:style-name="T558_5">field</text:span><text:span text:style-name="T558_6"><text:s/>22</text:span></text:p>
          </table:table-cell>
          <table:table-cell table:style-name="Cell530">
            <text:p text:style-name="P559"><text:span text:style-name="T559_1">Phylo</text:span><text:span text:style-name="T559_2"><text:s/></text:span><text:span text:style-name="T559_3">will</text:span><text:span text:style-name="T559_4"><text:s/></text:span><text:span text:style-name="T559_5">update</text:span><text:span text:style-name="T559_6"><text:s/></text:span><text:span text:style-name="T559_7">your</text:span><text:span text:style-name="T559_8"><text:s/></text:span><text:span text:style-name="T559_9">status</text:span><text:span text:style-name="T559_10">:</text:span></text:p>
          </table:table-cell>
          <table:table-cell table:style-name="Cell531">
            <text:p text:style-name="P560"/>
          </table:table-cell>
        </table:table-row>
        <table:table-row table:style-name="Row178">
          <table:table-cell table:style-name="Cell532">
            <text:p text:style-name="P561"><text:span text:style-name="T561_1">body</text:span><text:span text:style-name="T561_2"><text:s/></text:span><text:span text:style-name="T561_3">social</text:span><text:span text:style-name="T561_4"><text:s/></text:span><text:span text:style-name="T561_5">field</text:span><text:span text:style-name="T561_6"><text:s/>23</text:span></text:p>
          </table:table-cell>
          <table:table-cell table:style-name="Cell533">
            <text:p text:style-name="P562"><text:span text:style-name="T562_1">We</text:span><text:span text:style-name="T562_2"><text:s/></text:span><text:span text:style-name="T562_3">are</text:span><text:span text:style-name="T562_4"><text:s/></text:span><text:span text:style-name="T562_5">sorry</text:span><text:span text:style-name="T562_6">.<text:s/></text:span><text:span text:style-name="T562_7">We</text:span><text:span text:style-name="T562_8"><text:s/></text:span><text:span text:style-name="T562_9">have</text:span><text:span text:style-name="T562_10"><text:s/></text:span><text:span text:style-name="T562_11">not</text:span><text:span text:style-name="T562_12"><text:s/></text:span><text:span text:style-name="T562_13">been</text:span><text:span text:style-name="T562_14"><text:s/></text:span><text:span text:style-name="T562_15">able</text:span><text:span text:style-name="T562_16"><text:s/></text:span><text:span text:style-name="T562_17">to</text:span><text:span text:style-name="T562_18"><text:s/></text:span><text:span text:style-name="T562_19">post</text:span><text:span text:style-name="T562_20"><text:s/></text:span><text:span text:style-name="T562_21">your</text:span><text:span text:style-name="T562_22"><text:s/></text:span><text:span text:style-name="T562_23">achievement</text:span><text:span text:style-name="T562_24">.</text:span></text:p>
          </table:table-cell>
          <table:table-cell table:style-name="Cell534">
            <text:p text:style-name="P563"/>
          </table:table-cell>
        </table:table-row>
        <table:table-row table:style-name="Row179">
          <table:table-cell table:style-name="Cell535">
            <text:p text:style-name="P564"><text:span text:style-name="T564_1">body</text:span><text:span text:style-name="T564_2"><text:s/></text:span><text:span text:style-name="T564_3">social</text:span><text:span text:style-name="T564_4"><text:s/></text:span><text:span text:style-name="T564_5">field</text:span><text:span text:style-name="T564_6"><text:s/>24</text:span></text:p>
          </table:table-cell>
          <table:table-cell table:style-name="Cell536">
            <text:p text:style-name="P565"><text:span text:style-name="T565_1">helps</text:span><text:span text:style-name="T565_2"><text:s/></text:span><text:span text:style-name="T565_3">to</text:span><text:span text:style-name="T565_4"><text:s/></text:span><text:span text:style-name="T565_5">decipher</text:span><text:span text:style-name="T565_6"><text:s/></text:span><text:span text:style-name="T565_7">human</text:span><text:span text:style-name="T565_8"><text:s/></text:span><text:span text:style-name="T565_9">genetic</text:span><text:span text:style-name="T565_10"><text:s/></text:span><text:span text:style-name="T565_11">code</text:span><text:span text:style-name="T565_12"><text:s/></text:span><text:span text:style-name="T565_13">with</text:span><text:span text:style-name="T565_14"><text:s/></text:span><text:span text:style-name="T565_15">Phylo</text:span><text:span text:style-name="T565_16">.</text:span></text:p>
          </table:table-cell>
          <table:table-cell table:style-name="Cell537">
            <text:p text:style-name="P566"/>
          </table:table-cell>
        </table:table-row>
        <table:table-row table:style-name="Row180">
          <table:table-cell table:style-name="Cell538">
            <text:p text:style-name="P567"><text:span text:style-name="T567_1">body</text:span><text:span text:style-name="T567_2"><text:s/></text:span><text:span text:style-name="T567_3">social</text:span><text:span text:style-name="T567_4"><text:s/></text:span><text:span text:style-name="T567_5">field</text:span><text:span text:style-name="T567_6"><text:s/>25</text:span></text:p>
          </table:table-cell>
          <table:table-cell table:style-name="Cell539">
            <text:p text:style-name="P568"><text:span text:style-name="T568_1">Post</text:span></text:p>
          </table:table-cell>
          <table:table-cell table:style-name="Cell540">
            <text:p text:style-name="P569"/>
          </table:table-cell>
        </table:table-row>
        <table:table-row table:style-name="Row181">
          <table:table-cell table:style-name="Cell541">
            <text:p text:style-name="P570"><text:span text:style-name="T570_1">body</text:span><text:span text:style-name="T570_2"><text:s/></text:span><text:span text:style-name="T570_3">social</text:span><text:span text:style-name="T570_4"><text:s/></text:span><text:span text:style-name="T570_5">field</text:span><text:span text:style-name="T570_6"><text:s/>26</text:span></text:p>
          </table:table-cell>
          <table:table-cell table:style-name="Cell542">
            <text:p text:style-name="P571"><text:span text:style-name="T571_1">Skip</text:span></text:p>
          </table:table-cell>
          <table:table-cell table:style-name="Cell543">
            <text:p text:style-name="P572"/>
          </table:table-cell>
        </table:table-row>
        <table:table-row table:style-name="Row182">
          <table:table-cell table:style-name="Cell544">
            <text:p text:style-name="P573"><text:span text:style-name="T573_1">body</text:span><text:span text:style-name="T573_2"><text:s/></text:span><text:span text:style-name="T573_3">social</text:span><text:span text:style-name="T573_4"><text:s/></text:span><text:span text:style-name="T573_5">field</text:span><text:span text:style-name="T573_6"><text:s/>27</text:span></text:p>
          </table:table-cell>
          <table:table-cell table:style-name="Cell545">
            <text:p text:style-name="P574"><text:span text:style-name="T574_1">Cancel</text:span></text:p>
          </table:table-cell>
          <table:table-cell table:style-name="Cell546">
            <text:p text:style-name="P575"/>
          </table:table-cell>
        </table:table-row>
        <table:table-row table:style-name="Row183">
          <table:table-cell table:style-name="Cell547">
            <text:p text:style-name="P576"><text:span text:style-name="T576_1">body</text:span><text:span text:style-name="T576_2"><text:s/></text:span><text:span text:style-name="T576_3">social</text:span><text:span text:style-name="T576_4"><text:s/></text:span><text:span text:style-name="T576_5">field</text:span><text:span text:style-name="T576_6"><text:s/>28</text:span></text:p>
          </table:table-cell>
          <table:table-cell table:style-name="Cell548">
            <text:p text:style-name="P577"><text:span text:style-name="T577_1">Provider</text:span><text:span text:style-name="T577_2"><text:s/>***<text:s/></text:span><text:span text:style-name="T577_3">is</text:span><text:span text:style-name="T577_4"><text:s/></text:span><text:span text:style-name="T577_5">not</text:span><text:span text:style-name="T577_6"><text:s/></text:span><text:span text:style-name="T577_7">supported</text:span></text:p>
          </table:table-cell>
          <table:table-cell table:style-name="Cell549">
            <text:p text:style-name="P578"/>
          </table:table-cell>
        </table:table-row>
        <table:table-row table:style-name="Row184">
          <table:table-cell table:style-name="Cell550">
            <text:p text:style-name="P579"><text:span text:style-name="T579_1">body</text:span><text:span text:style-name="T579_2"><text:s/></text:span><text:span text:style-name="T579_3">social</text:span><text:span text:style-name="T579_4"><text:s/></text:span><text:span text:style-name="T579_5">field</text:span><text:span text:style-name="T579_6"><text:s/>29</text:span></text:p>
          </table:table-cell>
          <table:table-cell table:style-name="Cell551">
            <text:p text:style-name="P580"><text:span text:style-name="T580_1">You</text:span><text:span text:style-name="T580_2"><text:s/></text:span><text:span text:style-name="T580_3">seem</text:span><text:span text:style-name="T580_4"><text:s/></text:span><text:span text:style-name="T580_5">to</text:span><text:span text:style-name="T580_6"><text:s/></text:span><text:span text:style-name="T580_7">have</text:span><text:span text:style-name="T580_8"><text:s/></text:span><text:span text:style-name="T580_9">been</text:span><text:span text:style-name="T580_10"><text:s/></text:span><text:span text:style-name="T580_11">disconnected</text:span><text:span text:style-name="T580_12">.<text:s/></text:span><text:span text:style-name="T580_13">Please</text:span><text:span text:style-name="T580_14">,<text:s/></text:span><text:span text:style-name="T580_15">login</text:span><text:span text:style-name="T580_16"><text:s/></text:span><text:span text:style-name="T580_17">again</text:span><text:span text:style-name="T580_18">.</text:span></text:p>
          </table:table-cell>
          <table:table-cell table:style-name="Cell552">
            <text:p text:style-name="P581"/>
          </table:table-cell>
        </table:table-row>
        <table:table-row table:style-name="Row185">
          <table:table-cell table:style-name="Cell553">
            <text:p text:style-name="P582"><text:span text:style-name="T582_1">body</text:span><text:span text:style-name="T582_2"><text:s/></text:span><text:span text:style-name="T582_3">social</text:span><text:span text:style-name="T582_4"><text:s/></text:span><text:span text:style-name="T582_5">field</text:span><text:span text:style-name="T582_6"><text:s/>30</text:span></text:p>
          </table:table-cell>
          <table:table-cell table:style-name="Cell554">
            <text:p text:style-name="P583"><text:span text:style-name="T583_1">Signin</text:span><text:span text:style-name="T583_2"><text:s/></text:span><text:span text:style-name="T583_3">with</text:span><text:span text:style-name="T583_4"><text:s/>***</text:span></text:p>
          </table:table-cell>
          <table:table-cell table:style-name="Cell555">
            <text:p text:style-name="P584"/>
          </table:table-cell>
        </table:table-row>
        <table:table-row table:style-name="Row186">
          <table:table-cell table:style-name="Cell556">
            <text:p text:style-name="P585"><text:span text:style-name="T585_1">body</text:span><text:span text:style-name="T585_2"><text:s/></text:span><text:span text:style-name="T585_3">social</text:span><text:span text:style-name="T585_4"><text:s/></text:span><text:span text:style-name="T585_5">field</text:span><text:span text:style-name="T585_6"><text:s/>31</text:span></text:p>
          </table:table-cell>
          <table:table-cell table:style-name="Cell557">
            <text:p text:style-name="P586"><text:span text:style-name="T586_1">DNA</text:span><text:span text:style-name="T586_2"><text:s/></text:span><text:span text:style-name="T586_3">Puzzles</text:span></text:p>
          </table:table-cell>
          <table:table-cell table:style-name="Cell558">
            <text:p text:style-name="P587"/>
          </table:table-cell>
        </table:table-row>
        <table:table-row table:style-name="Row187">
          <table:table-cell table:style-name="Cell559">
            <text:p text:style-name="P588"><text:span text:style-name="T588_1">body</text:span><text:span text:style-name="T588_2"><text:s/></text:span><text:span text:style-name="T588_3">social</text:span><text:span text:style-name="T588_4"><text:s/></text:span><text:span text:style-name="T588_5">field</text:span><text:span text:style-name="T588_6"><text:s/>32</text:span></text:p>
          </table:table-cell>
          <table:table-cell table:style-name="Cell560">
            <text:p text:style-name="P589"><text:span text:style-name="T589_1">Login</text:span></text:p>
          </table:table-cell>
          <table:table-cell table:style-name="Cell561">
            <text:p text:style-name="P590"/>
          </table:table-cell>
        </table:table-row>
        <table:table-row table:style-name="Row188">
          <table:table-cell table:style-name="Cell562">
            <text:p text:style-name="P591"><text:span text:style-name="T591_1">f</text:span><text:span text:style-name="T591_2">ooter</text:span><text:span text:style-name="T591_3"><text:s/></text:span><text:span text:style-name="T591_4">field</text:span><text:span text:style-name="T591_5"><text:s/>1</text:span></text:p>
          </table:table-cell>
          <table:table-cell table:style-name="Cell563">
            <text:p text:style-name="P592"><text:span text:style-name="T592_1">Phylo</text:span><text:span text:style-name="T592_2"><text:s/></text:span><text:span text:style-name="T592_3">is</text:span><text:span text:style-name="T592_4"><text:s/></text:span><text:span text:style-name="T592_5">a</text:span><text:span text:style-name="T592_6"><text:s/></text:span><text:span text:style-name="T592_7">challenging</text:span><text:span text:style-name="T592_8"><text:s/></text:span><text:span text:style-name="T592_9">video</text:span><text:span text:style-name="T592_10"><text:s/></text:span><text:span text:style-name="T592_11">game</text:span><text:span text:style-name="T592_12"><text:s/></text:span><text:span text:style-name="T592_13">in</text:span><text:span text:style-name="T592_14"><text:s/></text:span><text:span text:style-name="T592_15">which</text:span><text:span text:style-name="T592_16"><text:s/></text:span><text:span text:style-name="T592_17">every</text:span><text:span text:style-name="T592_18"><text:s/></text:span><text:span text:style-name="T592_19">puzzle</text:span><text:span text:style-name="T592_20"><text:s/></text:span><text:span text:style-name="T592_21">completed</text:span><text:span text:style-name="T592_22"><text:s/></text:span><text:span text:style-name="T592_23">contributes</text:span><text:span text:style-name="T592_24"><text:s/></text:span><text:span text:style-name="T592_25">to</text:span><text:span text:style-name="T592_26"><text:s/></text:span><text:span text:style-name="T592_27">mapping</text:span><text:span text:style-name="T592_28"><text:s/></text:span><text:span text:style-name="T592_29">diseases</text:span><text:span text:style-name="T592_30"><text:s/></text:span><text:span text:style-name="T592_31">within</text:span><text:span text:style-name="T592_32"><text:s/></text:span><text:span text:style-name="T592_33">human</text:span><text:span text:style-name="T592_34"><text:s/></text:span><text:span text:style-name="T592_35">DNA</text:span><text:span text:style-name="T592_36">.<text:s/>[<text:s/></text:span><text:span text:style-name="T592_37">Learn</text:span><text:span text:style-name="T592_38"><text:s/></text:span><text:span text:style-name="T592_39">more</text:span><text:span text:style-name="T592_40">.<text:s/>]</text:span></text:p>
          </table:table-cell>
          <table:table-cell table:style-name="Cell564">
            <text:p text:style-name="P593"/>
          </table:table-cell>
        </table:table-row>
        <table:table-row table:style-name="Row189">
          <table:table-cell table:style-name="Cell565">
            <text:p text:style-name="P594"><text:span text:style-name="T594_1">f</text:span><text:span text:style-name="T594_2">ooter</text:span><text:span text:style-name="T594_3"><text:s/></text:span><text:span text:style-name="T594_4">field</text:span><text:span text:style-name="T594_5"><text:s/>2</text:span></text:p>
          </table:table-cell>
          <table:table-cell table:style-name="Cell566">
            <text:p text:style-name="P595"><text:span text:style-name="T595_1">Join</text:span><text:span text:style-name="T595_2"><text:s/></text:span><text:span text:style-name="T595_3">the</text:span><text:span text:style-name="T595_4"><text:s/></text:span><text:span text:style-name="T595_5">phylo</text:span><text:span text:style-name="T595_6"><text:s/>[<text:s/></text:span><text:span text:style-name="T595_7">community</text:span><text:span text:style-name="T595_8"><text:s/>]</text:span><text:span text:style-name="T595_9"><text:s/></text:span><text:span text:style-name="T595_10">on</text:span><text:span text:style-name="T595_11"><text:s/></text:span><text:span text:style-name="T595_12">facebook</text:span><text:span text:style-name="T595_13"><text:s/></text:span><text:span text:style-name="T595_14">or</text:span><text:span text:style-name="T595_15"><text:s/></text:span><text:span text:style-name="T595_16">give</text:span><text:span text:style-name="T595_17"><text:s/></text:span><text:span text:style-name="T595_18">us</text:span><text:span text:style-name="T595_19"><text:s/></text:span><text:span text:style-name="T595_20">a</text:span><text:span text:style-name="T595_21"><text:s/></text:span><text:span text:style-name="T595_22">thumbs</text:span><text:span text:style-name="T595_23"><text:s/></text:span><text:span text:style-name="T595_24">up</text:span><text:span text:style-name="T595_25">.</text:span></text:p>
          </table:table-cell>
          <table:table-cell table:style-name="Cell567">
            <text:p text:style-name="P596"/>
          </table:table-cell>
        </table:table-row>
      </table:table>
      <text:p text:style-name="P597"/>
      <text:p text:style-name="P598"/>
      <text:p text:style-name="P599"/>
      <text:p text:style-name="P60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2cm" fo:padding-left="0cm" fo:margin-left="2cm" fo:padding-right="0cm" fo:margin-right="2cm"/>
      <style:header-style>
        <style:header-footer-properties fo:min-height="0.751cm" fo:margin-bottom="0.751cm" style:dynamic-spacing="true"/>
      </style:header-style>
    </style:page-layout>
    <style:style style:name="P1" style:family="paragraph" style:parent-style-name="Standard" style:master-page-name="Standard">
      <style:paragraph-properties fo:break-before="auto" fo:text-indent="0cm" fo:line-height="100%" fo:margin-top="0cm" fo:margin-left="0cm" fo:margin-right="0cm" style:writing-mode="lr-tb"/>
    </style:style>
    <style:style style:name="T1_1" style:family="text"/>
    <style:style style:name="T1_2" style:family="text"/>
    <style:style style:name="T1_3" style:family="text"/>
    <style:style style:name="T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break-before="auto" fo:text-indent="0cm" fo:line-height="100%" fo:margin-top="0cm" fo:margin-bottom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6" style:family="text"/>
    <style:style style:name="T2_17" style:family="text"/>
    <style:style style:name="T2_18" style:family="text"/>
    <style:style style:name="T2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</office:automatic-styles>
  <office:master-styles>
    <style:master-page style:name="Standard" style:page-layout-name="pm1">
      <style:header>
        <text:p text:style-name="P1"><text:span text:style-name="T1_1">Game</text:span><text:span text:style-name="T1_2"><text:s/></text:span><text:span text:style-name="T1_3">t</text:span><text:span text:style-name="T1_4">ext</text:span><text:span text:style-name="T1_5"><text:s/></text:span><text:span text:style-name="T1_6">for</text:span><text:span text:style-name="T1_7"><text:s/></text:span><text:span text:style-name="T1_8">Phylo</text:span></text:p>
        <text:p text:style-name="P2"><text:span text:style-name="T2_1">English</text:span><text:span text:style-name="T2_2"><text:s/></text:span><text:span text:style-name="T2_3">Template</text:span><text:span text:style-name="T2_4"><text:s/></text:span><text:span text:style-name="T2_5">for</text:span><text:span text:style-name="T2_6"><text:s/></text:span><text:span text:style-name="T2_7">Translators</text:span><text:span text:style-name="T2_8"><text:s/>(</text:span><text:span text:style-name="T2_9">Authors</text:span><text:span text:style-name="T2_10">:<text:s/></text:span><text:span text:style-name="T2_11">Adam</text:span><text:span text:style-name="T2_12"><text:s/></text:span><text:span text:style-name="T2_13">Hops</text:span><text:span text:style-name="T2_14"><text:s/>&amp;<text:s/></text:span><text:span text:style-name="T2_15">J</text:span><text:span text:style-name="T2_16">érôme</text:span><text:span text:style-name="T2_17"><text:s/></text:span><text:span text:style-name="T2_18">Waldispühl</text:span><text:span text:style-name="T2_19">)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